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E000000AF63339437B3C6DCAA.png" manifest:media-type="image/png"/>
  <manifest:file-entry manifest:full-path="Pictures/10000000000001900000007BE81CF91BF36B517B.png" manifest:media-type="image/png"/>
  <manifest:file-entry manifest:full-path="Basic/Standard/script-lb.xml" manifest:media-type="text/xml"/>
  <manifest:file-entry manifest:full-path="Basic/Standard/Retroalimentacion.xml" manifest:media-type="text/xml"/>
  <manifest:file-entry manifest:full-path="Basic/Standard/Emparejamiento.xml" manifest:media-type="text/xml"/>
  <manifest:file-entry manifest:full-path="Basic/Standard/DeclaracionVerdFals.xml" manifest:media-type="text/xml"/>
  <manifest:file-entry manifest:full-path="Basic/Standard/DeRespuestaCorta.xml" manifest:media-type="text/xml"/>
  <manifest:file-entry manifest:full-path="Basic/Standard/PreguntaNumerica.xml" manifest:media-type="text/xml"/>
  <manifest:file-entry manifest:full-path="Basic/Standard/Espanol.xml" manifest:media-type="text/xml"/>
  <manifest:file-entry manifest:full-path="Basic/Standard/English.xml" manifest:media-type="text/xml"/>
  <manifest:file-entry manifest:full-path="Basic/Standard/PalabraFaltante.xml" manifest:media-type="text/xml"/>
  <manifest:file-entry manifest:full-path="Basic/Standard/ControlDeIdioma.xml" manifest:media-type="text/xml"/>
  <manifest:file-entry manifest:full-path="Basic/Standard/SeleccionMultiple.xml" manifest:media-type="text/xml"/>
  <manifest:file-entry manifest:full-path="Basic/Standard/Control.xml" manifest:media-type="text/xml"/>
  <manifest:file-entry manifest:full-path="Basic/Standard/Estilos.xml" manifest:media-type="text/xml"/>
  <manifest:file-entry manifest:full-path="Basic/Standard/Cloze.xml" manifest:media-type="text/xml"/>
  <manifest:file-entry manifest:full-path="Basic/script-lc.xml" manifest:media-type="text/xml"/>
  <manifest:file-entry manifest:full-path="meta.xml" manifest:media-type="text/xml"/>
  <manifest:file-entry manifest:full-path="Dialogs/Standard/Dialog.xml" manifest:media-type="text/xml"/>
  <manifest:file-entry manifest:full-path="Dialogs/Standard/DialogoMsgBox.xml" manifest:media-type="text/xml"/>
  <manifest:file-entry manifest:full-path="Dialogs/Standard/DialogAcercade.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Standard.ControlDeIdioma.InicializaIdioma?language=Basic&amp;location=document" xlink:type="simple"/>
      <script:event-listener script:language="ooo:script" script:event-name="dom:load" xlink:href="vnd.sun.star.script:Standard.ControlDeIdioma.InicializaIdioma?language=Basic&amp;location=document" xlink:type="simple"/>
    </office:event-listeners>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UES_5f_RCorrecta">
      <style:text-properties officeooo:paragraph-rsid="02262c29"/>
    </style:style>
    <style:style style:name="P2" style:family="paragraph" style:parent-style-name="CUES_5f_RIncorrecta">
      <style:text-properties officeooo:paragraph-rsid="02262c29"/>
    </style:style>
    <style:style style:name="T1" style:family="text">
      <style:text-properties officeooo:rsid="02262c29"/>
    </style:style>
    <style:style style:name="T2" style:family="text">
      <style:text-properties style:font-name="Arial2" fo:font-weight="normal" officeooo:rsid="02262c29" style:font-size-asian="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37849864" text:style-name="Numbering_20_1">
        <text:list-item>
          <text:h text:style-name="CUES_5f_MultResp" text:outline-level="1"><text:span text:style-name="CUES_5f_EstiloPredeterminado">Sostituire con la domanda a risposta multipla. Gli esempi inseriti automaticamente sono tutti veri. Utilizzare il sottomenu 'Cambio Vero/Falso' per trasformare in falso. Esempio: Le provincie della Ligura sono …</text:span></text:h>
        </text:list-item>
      </text:list>
      <text:list xml:id="list461925371" text:style-name="List_20_2">
        <text:list-item>
          <text:h text:style-name="CUES_5f_RCorrecta" text:outline-level="2"><text:span text:style-name="CUES_5f_Pesos"><text:span text:style-name="T1">75</text:span></text:span><text:span text:style-name="CUES_5f_Pesos">%</text:span><text:span text:style-name="CUES_5f_EstiloPredeterminado">Risposta 1 </text:span><text:span text:style-name="CUES_5f_EstiloPredeterminado"><text:span text:style-name="T1">CORRETTA</text:span></text:span></text:h>
        </text:list-item>
      </text:list>
      <text:p text:style-name="CUES_5f_Retroalimentacion"><text:span text:style-name="CUES_5f_EstiloPredeterminado"><text:span text:style-name="T1">TESTO DEL </text:span></text:span><text:span text:style-name="CUES_5f_EstiloPredeterminado">feedback </text:span></text:p>
      <text:list xml:id="list225214084659204" text:continue-numbering="true" text:style-name="List_20_2">
        <text:list-item>
          <text:h text:style-name="P2" text:outline-level="2"><text:span text:style-name="CUES_5f_Pesos">-50%</text:span><text:span text:style-name="CUES_5f_EstiloPredeterminado">Risposta 2 </text:span><text:span text:style-name="CUES_5f_EstiloPredeterminado"><text:span text:style-name="T1">ERRATA</text:span></text:span></text:h>
        </text:list-item>
        <text:list-item>
          <text:h text:style-name="P1" text:outline-level="2"><text:span text:style-name="CUES_5f_Pesos"><text:span text:style-name="T1">25</text:span></text:span><text:span text:style-name="CUES_5f_Pesos">%</text:span><text:span text:style-name="CUES_5f_EstiloPredeterminado">Risposta 3 </text:span><text:span text:style-name="CUES_5f_EstiloPredeterminado"><text:span text:style-name="T1">CORRETTA</text:span></text:span></text:h>
        </text:list-item>
        <text:list-item>
          <text:h text:style-name="CUES_5f_RIncorrecta" text:outline-level="2"><text:span text:style-name="CUES_5f_Pesos">-50%</text:span><text:span text:style-name="CUES_5f_EstiloPredeterminado">Risposta 2 </text:span><text:span text:style-name="CUES_5f_EstiloPredeterminado"><text:span text:style-name="T1">ERRATA</text:span></text:span></text:h>
        </text:list-item>
      </text:list>
      <text:p text:style-name="CUES_5f_Retroalimentacion"><text:span text:style-name="CUES_5f_EstiloPredeterminado"><text:span text:style-name="T1">TESTO</text:span></text:span><text:span text:style-name="CUES_5f_EstiloPredeterminado"> </text:span><text:span text:style-name="CUES_5f_EstiloPredeterminado"><text:span text:style-name="T1">DEL</text:span></text:span><text:span text:style-name="CUES_5f_EstiloPredeterminado"> il feedback </text:span></text:p>
      <text:list xml:id="list225214498656692" text:continue-list="list1937849864" text:style-name="Numbering_20_1">
        <text:list-item>
          <text:h text:style-name="CUES_5f_RespCorta" text:outline-level="1"><text:span text:style-name="CUES_5f_EstiloPredeterminado">Sostituire con il testo della domanda a risposta corta. (Esempio: Chi ha scritto i Promessi Sposi?</text:span></text:h>
        </text:list-item>
      </text:list>
      <text:list xml:id="list225214381916694" text:continue-list="list225214084659204" text:style-name="List_20_2">
        <text:list-item>
          <text:h text:style-name="CUES_5f_RCorrecta" text:outline-level="2"><text:span text:style-name="CUES_5f_EstiloPredeterminado">risposta </text:span><text:span text:style-name="CUES_5f_EstiloPredeterminado"><text:span text:style-name="T1">CORRETTA</text:span></text:span></text:h>
        </text:list-item>
      </text:list>
      <text:list xml:id="list225213629374254" text:continue-list="list225214498656692" text:style-name="Numbering_20_1">
        <text:list-item>
          <text:h text:style-name="CUES_5f_Cloze" text:outline-level="1"><text:span text:style-name="CUES_5f_EstiloPredeterminado">Sostituire con il testo della domanda Cloze: </text:span><text:span text:style-name="CUES_5f_CortaCloze"><text:span text:style-name="T1">parte che l’utente deve inserire</text:span></text:span><text:span text:style-name="CUES_5f_EstiloPredeterminado"><text:span text:style-name="T1">, risposta numerica che l’utente deve inserire il numero </text:span></text:span><text:span text:style-name="CUES_5f_NumericaCloze"><text:span text:style-name="T1">33</text:span></text:span><text:span text:style-name="CUES_5f_EstiloPredeterminado"><text:span text:style-name="T1">, qui invece le scelte tra cui l’utente deve scegliere </text:span></text:span><text:span text:style-name="CUES_5f_MultipleCloze"><text:span text:style-name="T1">+Risposta1 corretta;-Risposta2 errata2;-Risposta3 errata;</text:span></text:span><text:span text:style-name="CUES_5f_EstiloPredeterminado"><text:span text:style-name="T2"> una giusta e due sbagliate</text:span></text:span></text:h>
        </text:list-item>
      </text:list>
      <text:p text:style-name="CUES_5f_EstiloPredeterminado"><text:span text:style-name="CUES_5f_EstiloPredeterminad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LogoUbu" xlink:href="Pictures/100000000000006E000000AF63339437B3C6DCAA.png" xlink:type="simple" xlink:show="embed" xlink:actuate="onLoad"/>
    <draw:fill-image draw:name="Ubu" xlink:href="Pictures/10000000000001900000007BE81CF91BF36B517B.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CUES_5f_DVerdadera" style:display-name="CUES_DVerdadera" style:family="paragraph" style:parent-style-name="Standard" style:next-style-name="CUES_5f_SubVerdadera" style:default-outline-level="1" style:list-style-name="Numbering_20_1" style:class="text" style:master-page-name="">
      <loext:graphic-properties draw:fill="none" draw:fill-color="#729fcf"/>
      <style:paragraph-properties fo:margin-left="0.499cm" fo:margin-right="0cm" fo:margin-top="0cm" fo:margin-bottom="0cm" loext:contextual-spacing="false" fo:line-height="200%" fo:text-align="justify" style:justify-single-word="false" fo:text-indent="-0.499cm" style:auto-text-indent="false" style:page-number="auto" fo:break-before="auto" fo:break-after="auto" fo:background-color="transparent" style:shadow="none">
        <style:tab-stops/>
      </style:paragraph-properties>
      <style:text-properties fo:color="#008000" style:font-name="Arial1" fo:font-family="Arial" style:font-style-name="Normal" style:font-family-generic="swiss" style:font-pitch="variable" fo:font-weight="normal" style:font-size-asian="10.5pt"/>
    </style:style>
    <style:style style:name="CUES_5f_DFalsa" style:display-name="CUES_DFalsa" style:family="paragraph" style:parent-style-name="CUES_5f_DVerdadera" style:next-style-name="CUES_5f_SubFalsa" style:list-style-name="Numbering_20_1" style:class="text" style:master-page-name="">
      <loext:graphic-properties draw:fill="none" draw:fill-color="#729fcf"/>
      <style:paragraph-properties style:page-number="auto" fo:background-color="transparent"/>
      <style:text-properties fo:color="#ff0000" fo:font-weight="normal" style:font-size-asian="10.5pt"/>
    </style:style>
    <style:style style:name="CUES_5f_Retroalimentacion" style:display-name="CUES_Retroalimentacion" style:family="paragraph" style:parent-style-name="Standard" style:next-style-name="Standard" style:master-page-name="">
      <style:paragraph-properties fo:margin-left="2cm" fo:margin-right="0cm" fo:margin-top="0cm" fo:margin-bottom="0cm" loext:contextual-spacing="false" fo:text-align="justify" style:justify-single-word="false" fo:text-indent="0cm" style:auto-text-indent="false" style:page-number="auto"/>
      <style:text-properties fo:color="#0000ff" style:font-name="Arial1" fo:font-family="Arial" style:font-style-name="Normal" style:font-family-generic="swiss" style:font-pitch="variable" fo:font-size="11pt" style:font-size-asian="10.5pt"/>
    </style:style>
    <style:style style:name="CUES_5f_Emparejamiento" style:display-name="CUES_Emparejamiento" style:family="paragraph" style:parent-style-name="Standard" style:next-style-name="CUES_5f_SubEmparejamiento" style:default-outline-level="1" style:list-style-name="Numbering_20_1" style:master-page-name="">
      <loext:graphic-properties draw:fill="none" draw:fill-color="#729fcf"/>
      <style:paragraph-properties fo:margin-left="0.499cm" fo:margin-right="0cm" fo:margin-top="0cm" fo:margin-bottom="0cm" loext:contextual-spacing="false" fo:text-align="justify" style:justify-single-word="false" fo:text-indent="-0.499cm" style:auto-text-indent="false" style:page-number="auto" fo:background-color="transparent" style:shadow="none" text:number-lines="false" text:line-number="0">
        <style:tab-stops/>
      </style:paragraph-properties>
      <style:text-properties style:font-name="Arial2" fo:font-family="Arial" style:font-style-name="Negrita" style:font-family-generic="swiss" style:font-pitch="variable" fo:font-weight="normal" style:font-size-asian="10.5pt"/>
    </style:style>
    <style:style style:name="CUES_5f_UIzq" style:display-name="CUES_UIzq" style:family="paragraph" style:next-style-name="CUES_5f_UDer" style:default-outline-level="2" style:list-style-name="List_20_1" style:master-page-name="">
      <style:paragraph-properties fo:margin-left="0.499cm" fo:margin-right="0cm" fo:margin-top="0cm" fo:margin-bottom="0cm" loext:contextual-spacing="false" fo:text-align="start" style:justify-single-word="false" fo:text-indent="0cm" style:auto-text-indent="false" style:page-number="auto">
        <style:tab-stops/>
      </style:paragraph-properties>
      <style:text-properties style:font-name="Arial1" fo:font-family="Arial" style:font-style-name="Normal" style:font-family-generic="swiss" style:font-pitch="variable" fo:font-size="10pt" fo:font-weight="normal" style:font-size-asian="10.5pt"/>
    </style:style>
    <style:style style:name="CUES_5f_UDer" style:display-name="CUES_UDer" style:family="paragraph" style:next-style-name="CUES_5f_UIzq" style:master-page-name="">
      <loext:graphic-properties draw:fill="solid" draw:fill-color="#e6e6ff" draw:opacity="100%"/>
      <style:paragraph-properties fo:margin-left="0.499cm" fo:margin-right="0cm" fo:margin-top="0cm" fo:margin-bottom="0cm" loext:contextual-spacing="false" fo:text-align="end" style:justify-single-word="false" fo:text-indent="0cm" style:auto-text-indent="false" style:page-number="auto" fo:background-color="#e6e6ff" style:shadow="none">
        <style:tab-stops/>
      </style:paragraph-properties>
      <style:text-properties style:font-name="Arial1" fo:font-family="Arial" style:font-style-name="Normal" style:font-family-generic="swiss" style:font-pitch="variable" fo:font-size="10pt" style:font-size-asian="10.5pt"/>
    </style:style>
    <style:style style:name="CUES_5f_PalabraFaltante" style:display-name="CUES_PalabraFaltante" style:family="paragraph" style:parent-style-name="Standard" style:next-style-name="CUES_5f_SubFaltante" style:default-outline-level="1" style:list-style-name="Numbering_20_1"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Arial2" fo:font-family="Arial" style:font-style-name="Negrita" style:font-family-generic="swiss" style:font-pitch="variable" fo:font-weight="normal" style:font-size-asian="10.5pt"/>
    </style:style>
    <style:style style:name="CUES_5f_MultResp" style:display-name="CUES_MultResp" style:family="paragraph" style:parent-style-name="Standard" style:next-style-name="CUES_5f_SubMult" style:default-outline-level="1" style:list-style-name="Numbering_20_1" style:master-page-name="">
      <loext:graphic-properties draw:fill="none" draw:fill-color="#729fcf"/>
      <style:paragraph-properties fo:margin-left="0.499cm" fo:margin-right="0cm" fo:margin-top="0cm" fo:margin-bottom="0cm" loext:contextual-spacing="false" fo:text-align="justify" style:justify-single-word="false" fo:text-indent="-0.499cm" style:auto-text-indent="false" style:page-number="auto" fo:background-color="transparent" style:shadow="none">
        <style:tab-stops/>
      </style:paragraph-properties>
      <style:text-properties style:font-name="Arial2" fo:font-family="Arial" style:font-style-name="Negrita" style:font-family-generic="swiss" style:font-pitch="variable" fo:font-weight="normal" style:font-size-asian="10.5pt"/>
    </style:style>
    <style:style style:name="CUES_5f_RIncorrecta" style:display-name="CUES_RIncorrecta" style:family="paragraph" style:default-outline-level="2" style:list-style-name="List_20_2" style:master-page-name="">
      <loext:graphic-properties draw:fill="none" draw:fill-color="#729fcf"/>
      <style:paragraph-properties fo:margin-left="1.3cm" fo:margin-right="0cm" fo:margin-top="0cm" fo:margin-bottom="0cm" loext:contextual-spacing="false" fo:text-indent="-0.3cm" style:auto-text-indent="false" style:page-number="auto" fo:background-color="transparent" style:shadow="none">
        <style:tab-stops>
          <style:tab-stop style:position="1cm"/>
        </style:tab-stops>
      </style:paragraph-properties>
      <style:text-properties fo:color="#ff0000" style:font-name="Arial1" fo:font-family="Arial" style:font-style-name="Normal" style:font-family-generic="swiss" style:font-pitch="variable" fo:font-size="10pt" style:font-size-asian="10.5pt"/>
    </style:style>
    <style:style style:name="CUES_5f_RCorrecta" style:display-name="CUES_RCorrecta" style:family="paragraph" style:parent-style-name="CUES_5f_RIncorrecta">
      <loext:graphic-properties draw:fill="none" draw:fill-color="#729fcf"/>
      <style:paragraph-properties fo:background-color="transparent"/>
      <style:text-properties fo:color="#008000" style:font-name="Arial1" fo:font-family="Arial" style:font-style-name="Normal" style:font-family-generic="swiss" style:font-pitch="variable" style:font-size-asian="10.5pt"/>
    </style:style>
    <style:style style:name="CUES_5f_PNum" style:display-name="CUES_PNum" style:family="paragraph" style:parent-style-name="Standard" style:next-style-name="CUES_5f_SubNumerica" style:default-outline-level="1" style:list-style-name="Numbering_20_1" style:master-page-name="">
      <loext:graphic-properties draw:fill="none" draw:fill-color="#729fcf"/>
      <style:paragraph-properties fo:margin-left="0.499cm" fo:margin-right="0cm" fo:margin-top="0cm" fo:margin-bottom="0cm" loext:contextual-spacing="false" fo:text-align="justify" style:justify-single-word="false" fo:text-indent="-0.499cm" style:auto-text-indent="false" style:page-number="auto" fo:background-color="transparent" style:shadow="none">
        <style:tab-stops/>
      </style:paragraph-properties>
      <style:text-properties style:font-name="Arial2" fo:font-family="Arial" style:font-style-name="Negrita" style:font-family-generic="swiss" style:font-pitch="variable" fo:font-weight="normal" style:font-size-asian="10.5pt"/>
    </style:style>
    <style:style style:name="CUES_5f_RespCorta" style:display-name="CUES_RespCorta" style:family="paragraph" style:parent-style-name="Standard" style:next-style-name="CUES_5f_SubCorta" style:default-outline-level="1" style:list-style-name="Numbering_20_1"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Arial1" fo:font-family="Arial" style:font-style-name="Normal" style:font-family-generic="swiss"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Sin_20_nombre1" style:display-name="Sin nombre1" style:family="paragraph" style:parent-style-name="Marginali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CUES_5f_EstiloPredeterminado" style:display-name="CUES_EstiloPredeterminado" style:family="paragraph" style:parent-style-name="Standard"/>
    <style:style style:name="CUES_5f_Cloze" style:display-name="CUES_Cloze" style:family="paragraph" style:parent-style-name="CUES_5f_EstiloPredeterminado" style:next-style-name="CUES_5f_SubCloze" style:default-outline-level="1" style:list-style-name="Numbering_20_1" style:master-page-name="">
      <loext:graphic-properties draw:fill="none" draw:fill-color="#729fcf"/>
      <style:paragraph-properties fo:text-align="justify" style:justify-single-word="false" style:page-number="auto" fo:background-color="transparent" style:shadow="none" text:number-lines="false" text:line-number="0">
        <style:tab-stops/>
      </style:paragraph-properties>
      <style:text-properties style:font-name="Arial2" fo:font-family="Arial" style:font-style-name="Negrita" style:font-family-generic="swiss" style:font-pitch="variable" fo:font-weight="normal"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Sin_20_nombre2" style:display-name="Sin nombre2" style:family="paragraph" style:parent-style-name="CUES_5f_Emparejamiento"/>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UES_5f_SubCloze" style:display-name="CUES_SubCloze" style:family="paragraph" style:parent-style-name="CUES_5f_Cloze" style:list-style-name="" style:master-page-name="">
      <style:paragraph-properties style:page-number="auto"/>
      <style:text-properties style:font-size-asian="10.5pt"/>
    </style:style>
    <style:style style:name="CUES_5f_SubFalsa" style:display-name="CUES_SubFalsa" style:family="paragraph" style:parent-style-name="CUES_5f_DFalsa" style:list-style-name="">
      <style:text-properties style:font-size-asian="10.5pt"/>
    </style:style>
    <style:style style:name="CUES_5f_SubVerdadera" style:display-name="CUES_SubVerdadera" style:family="paragraph" style:parent-style-name="CUES_5f_DVerdadera" style:list-style-name="">
      <style:text-properties style:font-size-asian="10.5pt"/>
    </style:style>
    <style:style style:name="CUES_5f_SubEmparejamiento" style:display-name="CUES_SubEmparejamiento" style:family="paragraph" style:parent-style-name="CUES_5f_Emparejamiento" style:list-style-name="">
      <style:text-properties style:font-size-asian="10.5pt"/>
    </style:style>
    <style:style style:name="CUES_5f_SubMult" style:display-name="CUES_SubMult" style:family="paragraph" style:parent-style-name="CUES_5f_MultResp" style:list-style-name="">
      <style:text-properties style:font-size-asian="10.5pt"/>
    </style:style>
    <style:style style:name="CUES_5f_SubFaltante" style:display-name="CUES_SubFaltante" style:family="paragraph" style:parent-style-name="CUES_5f_PalabraFaltante" style:list-style-name="">
      <style:text-properties style:font-size-asian="10.5pt"/>
    </style:style>
    <style:style style:name="CUES_5f_SubCorta" style:display-name="CUES_SubCorta" style:family="paragraph" style:parent-style-name="CUES_5f_RespCorta" style:list-style-name="" style:master-page-name="">
      <loext:graphic-properties draw:fill="none" draw:fill-color="#729fcf"/>
      <style:paragraph-properties style:page-number="auto" fo:background-color="transparent" style:shadow="none"/>
      <style:text-properties style:font-size-asian="10.5pt"/>
    </style:style>
    <style:style style:name="CUES_5f_SubNumerica" style:display-name="CUES_SubNumerica" style:family="paragraph" style:parent-style-name="CUES_5f_PNum" style:list-style-name="">
      <style:text-properties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umbering_20_Symbols" style:display-name="Numbering Symbols" style:family="text"/>
    <style:style style:name="Porcentaje" style:family="text">
      <style:text-properties fo:color="#000000" style:font-name="Arial2" fo:font-family="Arial" style:font-style-name="Negrita" style:font-family-generic="swiss" style:font-pitch="variable" fo:font-size="8pt" fo:font-weight="normal" fo:background-color="#808080"/>
    </style:style>
    <style:style style:name="CUES_5f_PalabraBlanco" style:display-name="CUES_PalabraBlanco" style:family="text" style:parent-style-name="Porcentaje">
      <style:text-properties fo:background-color="#c0c0c0"/>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CUES_5f_Pesos" style:display-name="CUES_Pesos" style:family="text">
      <style:text-properties fo:color="#000000" style:text-underline-style="none" fo:font-weight="bold" fo:background-color="#ffff00"/>
    </style:style>
    <style:style style:name="CUES_5f_Azul" style:display-name="CUES_Azul" style:family="text">
      <style:text-properties fo:color="#0084d1" fo:background-color="transparent" style:font-size-asian="10.5pt"/>
    </style:style>
    <style:style style:name="CUES_5f_Verde" style:display-name="CUES_Verde" style:family="text">
      <style:text-properties fo:color="#00ff00"/>
    </style:style>
    <style:style style:name="CUES_5f_Rojo" style:display-name="CUES_Rojo" style:family="text">
      <style:text-properties fo:color="#800000"/>
    </style:style>
    <style:style style:name="CUES_5f_Morado" style:display-name="CUES_Morado" style:family="text">
      <style:text-properties fo:color="#800080"/>
    </style:style>
    <style:style style:name="CUES_5f_Negrita" style:display-name="CUES_Negrita" style:family="text">
      <style:text-properties style:use-window-font-color="true" fo:font-weight="bold" style:font-size-asian="10.5pt"/>
    </style:style>
    <style:style style:name="CUES_5f_Cursiva" style:display-name="CUES_Cursiva" style:family="text">
      <style:text-properties style:use-window-font-color="true" fo:font-style="italic" style:font-size-asian="10.5pt"/>
    </style:style>
    <style:style style:name="CUES_5f_CortaCloze" style:display-name="CUES_CortaCloze" style:family="text">
      <style:text-properties fo:color="#008000" style:font-name="Arial2" fo:font-family="Arial" style:font-style-name="Negrita" style:font-family-generic="swiss" style:font-pitch="variable" fo:font-weight="bold" style:font-size-asian="10.5pt"/>
    </style:style>
    <style:style style:name="CUES_5f_NumericaCloze" style:display-name="CUES_NumericaCloze" style:family="text">
      <style:text-properties fo:color="#94006b" style:font-name="Arial2" fo:font-family="Arial" style:font-style-name="Negrita" style:font-family-generic="swiss" style:font-pitch="variable" fo:font-weight="bold" style:font-size-asian="10.5pt"/>
    </style:style>
    <style:style style:name="CUES_5f_MultipleCloze" style:display-name="CUES_MultipleCloze" style:family="text">
      <style:text-properties fo:color="#0000ff" style:font-name="Arial2" fo:font-family="Arial" style:font-style-name="Negrita" style:font-family-generic="swiss" style:font-pitch="variable" fo:font-weight="bold"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UES_5f_EstiloPredeterminado" style:display-name="CUES_EstiloPredeterminado"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8:38:53.576000000</meta:creation-date>
    <dc:title>Moodle</dc:title>
    <meta:editing-duration>P2DT1H45M9S</meta:editing-duration>
    <meta:editing-cycles>18</meta:editing-cycles>
    <meta:generator>LibreOffice/5.3.1.2$Windows_x86 LibreOffice_project/e80a0e0fd1875e1696614d24c32df0f95f03deb2</meta:generator>
    <dc:date>2017-04-03T22:52:13.004000000</dc:date>
    <meta:document-statistic meta:table-count="0" meta:image-count="0" meta:object-count="0" meta:page-count="1" meta:paragraph-count="10" meta:word-count="114" meta:character-count="739" meta:non-whitespace-character-count="641"/>
  </office:meta>
</office:document-meta>
</file>

<file path=Basic/Standard/Cloze.xml><?xml version="1.0" encoding="utf-8"?>
<!DOCTYPE module  PUBLIC '-//OpenOffice.org//DTD OfficeDocument 1.0//EN'  'module.dtd'>
<script:module xmlns:script="http://openoffice.org/2000/script" script:name="Cloze" script:language="StarBasic">Global NumeroOpcionesSeleccionMultipleCloze As Integer

'************************************************************
'Nombre: Cloze
'Sinopsis: procedimiento que inserta una pregunta con el
'	estilo de pregunta de cloze.
'************************************************************
Sub Cloze

InsertarPregunta(EstiloCloze, TextoEjemploCloze)
InsertarPregunta(EstiloNormal, "")

End Sub

'************************************************************
'Nombre: ClozeNumerica
'Sinopsis: procedimiento que inserta una pregunta clozeNumerica
'	dentro de una pregunta cloze.
'************************************************************
Sub ClozeNumerica

	oCursor = ThisComponent.CurrentController.getViewCursor()
	oTCursor = oCursor.getText.createTextCursorByRange(oCursor)
	
	If oTCursor.ParaStyleName &lt;&gt; EstiloCloze AND oTCursor.ParaStyleName &lt;&gt; EstiloSubCloze Then
		DialogoMsgBox (TextoFalloClozeCursor, TextoUniversidadDeBurgos + TextoMensajeError)
		Exit Sub
	End If
	
	oTCursor.CharStyleName = EstiloRespuestaNumericaCloze
	If oTCursor.String = "" Then
		oTCursor.String = TextoEjemploRespuestaNumericaCloze
	End If

End Sub

'************************************************************
'Nombre: ClozeMultiple
'Sinopsis: procedimiento que inserta una pregunta clozeMultiple
'	dentro de una pregunta cloze.
'************************************************************
Sub ClozeMultiple

	oCursor = ThisComponent.CurrentController.getViewCursor()
	oTCursor = oCursor.getText.createTextCursorByRange(oCursor)
	
	If oTCursor.ParaStyleName &lt;&gt; EstiloCloze AND oTCursor.ParaStyleName &lt;&gt; EstiloSubCloze Then
		DialogoMsgBox (TextoFalloClozeCursor, TextoUniversidadDeBurgos + TextoMensajeError)
		Exit Sub
	End If
	
	EstableceNumeroDeOpcionesCloze
	
	oTCursor.CharStyleName = EstiloRespuestaMultipleCloze
	
	For Aux = 1 To NumeroOpcionesSeleccionMultipleCloze

		oTCursor.String = chr(43) + TextoEjemploRespuestaMultipleCloze + Aux + ";"
		oTCursor.goRight(Len(TextoEjemploRespuestaMultipleCloze) + 3, False)

	Next

End Sub

'************************************************************
'Nombre: ClozeCorta
'Sinopsis: procedimiento que inserta una pregunta clozeCorta
'	dentro de una pregunta cloze.
'************************************************************
Sub ClozeRespuestaCorta

	oCursor = ThisComponent.CurrentController.getViewCursor()
	oTCursor = oCursor.getText.createTextCursorByRange(oCursor)
	
	If oTCursor.ParaStyleName &lt;&gt; EstiloCloze AND oTCursor.ParaStyleName &lt;&gt; EstiloSubCloze Then
		DialogoMsgBox (TextoFalloClozeCursor, TextoUniversidadDeBurgos + TextoMensajeError)
		Exit Sub
	End If
	
	oTCursor.CharStyleName = EstiloRespuestaCortaCloze
	If oTCursor.String = "" Then
		oTCursor.String = TextoEjemploRespuestaCortaCloze
	End If

End Sub

'************************************************************
'Nombre: EstableceNumeroDeOpcionesCloze
'Sinopsis: procedimiento que muestra un diálogo en el que
'	elegir cuántas posibles respuestas se requiere que tenga
'	la pregunta.	
'************************************************************
Sub EstableceNumeroDeOpcionesCloze
	
Dim NumeroElegido As Integer
Dim Opciones(8) As Integer

AuxArray = 0

For Aux = 2 To 10
	Opciones (AuxArray) = Aux + 1
	AuxArray = AuxArray + 1
Next

NumeroElegido = DialogoComboBox (TextoUniversidadDeBurgos + TextoSeleccionaNumeroDeOpciones2, TextoSeleccionaNumeroDeOpciones, Opciones() )	
	
If NumeroElegido &gt; 0 Then
	NumeroOpcionesSeleccionMultipleCloze = NumeroElegido
Else
	DialogoMsgBox (TextoNoEsOpcionvalida, TextoUniversidadDeBurgos + TextoMensajeError)
End If

End Sub

'************************************************************
'Nombre: ChequearCloze
'Sinopsis:función que chequea que la pregunta de
'	palabra faltante tenga al menos una palabra faltante
'************************************************************
Function ChequearCloze(oCursor, NumeroDePregunta, Mensajes) As Variant

	ChequearCloze = False	
	
	oCursor.gotoStartOfParagraph(False)
	
	Do
	
		Select Case oCursor.CharStyleName
			Case EstiloRespuestaNumericaCloze
				ChequearCloze = ChequearClozeNumerica(oCursor)
			Case EstiloRespuestaMultipleCloze
				ChequearCloze = ChequearClozeMultiple(oCursor)
				If ChequearCloze &lt;&gt; "" Then
					If Mensajes = True Then
						DialogoMsgBox (ChequearCloze + NumeroDePregunta, TextoUniversidadDeBurgos + TextoMensajeError)
						ChequearCloze = False
						Exit Function
					Else
						IrFinalCloze (oCursor)
						Exit Function
					End If
				Else
					ChequearCloze = True
				End If
			Case EstiloRespuestaCortaCloze
				ChequearCloze = ChequearClozeCorta(oCursor)
			Case Else	
				oCursor.goRight(1, False)		
		End Select
	Loop While oCursor.isEndOfParagraph() = False
	
	oCursor.gotoNextParagraph(False)
	Avanza = True
	
	If oCursor.ParaStyleName = EstiloSubCloze Then
		Do	
			Select Case oCursor.CharStyleName
				Case EstiloRespuestaNumericaCloze
					ChequearCloze = ChequearClozeNumerica(oCursor)
					If oCursor.isEndOfParagraph() = True Then
						Avanza = oCursor.goRight(1, False)
					End If
				Case EstiloRespuestaMultipleCloze
					ChequearCloze = ChequearClozeMultiple(oCursor)
					If ChequearCloze &lt;&gt; "" Then
						If Mensajes = True Then
							DialogoMsgBox (ChequearCloze + NumeroDePregunta, TextoUniversidadDeBurgos + TextoMensajeError)
							ChequearCloze = False
							Exit Function
						Else
						IrFinalCloze (oCursor)
							Exit Function
						End If
					Else
						ChequearCloze = True
					End If
					If oCursor.isEndOfParagraph() = True Then
						Avanza = oCursor.goRight(1, False)
					End If
				Case EstiloRespuestaCortaCloze
					ChequearCloze = ChequearClozeCorta(oCursor)
					If oCursor.isEndOfParagraph() = True Then
						Avanza = oCursor.goRight(1, False)
					End If
				Case Else	
					Avanza = oCursor.goRight(1, False)		
			End Select

		Loop While oCursor.ParaStyleName = EstiloSubCloze And Avanza = True
	
	End If
	
	If ChequearCloze = False Then
		If Mensajes = True Then
			DialogoMsgBox (TextoFaltaCuestionesCloze + NumeroDePregunta, TextoUniversidadDeBurgos + TextoMensajeError)
		Else
			ChequearCloze = TextoFaltaCuestionesCloze
			IrFinalCloze (oCursor)
		End If
		Else
			If Mensajes = False Then
				ChequearCloze = ""
			End If
	End If

End Function

'************************************************************
'Nombre: ChequearClozeNumerica
'Sinopsis:función auxiliar que chequea las 
'	respuestas numericas en las preguntas cloze
'************************************************************
Function ChequearClozeNumerica(oCursor) As Boolean

	Do While oCursor.CharStyleName = EstiloRespuestaNumericaCloze
		
		If oCursor.isEndOfParagraph() = False Then
			oCursor.goRight(1, False)
		Else
			Exit Do
		End If

	Loop
	
	ChequearClozeNumerica = True

End Function

'************************************************************
'Nombre: ChequearClozeMultiple
'Sinopsis:función auxiliar que chequea las 
'	respuestas multiples en las preguntas cloze
'************************************************************
Function ChequearClozeMultiple(oCursor) As String

	Correcta = False
	ContadorRespuesta = 0
	ChequearClozeMultiple = ""

	Do While oCursor.CharStyleName = EstiloRespuestaMultipleCloze
	
		If oCursor.isStartOfParagraph() = False Then
			oCursor.goLeft(1, False)
		End If
		
		oCursor.goRight(1,True)
		
		Select Case oCursor.String
			Case chr(43)
				Correcta = True
			Case chr(45)
			
			Case Else
				ChequearClozeMultiple = TextoErrorInicioRespuestaMultiple + chr(13) + TextoErrorInicioRespuestaMultiple2
				Exit Function
		End Select
		
		Do While oCursor.String &lt;&gt; ";"
			oCursor.collapseToEnd
			oCursor.goRight(1,True)
			If oCursor.CharStyleName &lt;&gt; EstiloRespuestaMultipleCloze Then
				ChequearClozeMultiple = TextoErrorFinRespuestaMultiple + chr(13) + TextoErrorFinRespuestaMultiple2
				Exit Function
			End If
		Loop
		
		ContadorRespuesta = ContadorRespuesta + 1
		
		If oCursor.isEndOfParagraph() = False Then
			oCursor.goRight(1, False)
		Else
			Exit Do
		End If

	Loop
	
	If Correcta = False Then
		ChequearClozeMultiple = TextoDebeHaberUnaCorrecta + chr(13) + TextoDebeHaberUnaCorrecta2
		Exit Function
	End If
	
	If ContadorRespuesta &lt; 3 Then
		ChequearClozeMultiple = TextoNoHaySuficientesRespuestasMultiples + chr(13) + TextoNoHaySuficientesRespuestasMultiples2
		Exit Function
	End If

End Function

'************************************************************
'Nombre: ChequearClozeCorta
'Sinopsis:función auxiliar que chequea las 
'	respuestas cortas en las preguntas cloze
'************************************************************
Function ChequearClozeCorta(oCursor) As Boolean

	Do While oCursor.CharStyleName = EstiloRespuestaCortaCloze
		
		If oCursor.isEndOfParagraph() = False Then
			oCursor.goRight(1, False)
		Else
			Exit Do
		End If

	Loop
	
	ChequearClozeCorta = True

End Function

'************************************************************
'Nombre: IrFinalCloze
'Sinopsis: metodo que coloca el cursor al final de la pregunta
'	cloze.
'************************************************************
Sub IrFinalCloze (oCursor)
	oText = ThisComponent.Text
	
	If oCursor.ParaStyleName = EstiloCloze Then
		oCursor.gotoNextParagraph(False)	
	End If
	
	Do While oCursor.ParaStyleName = EstiloSubcloze
		
		oCursor.gotoEndOfParagraph(False)
		
		If oText.compareRegionEnds(oText.End, oCursor.End) &lt;&gt; -1 Then
			Exit Sub
		End If
	
		oCursor.gotoNextParagraph(False)
	Loop
	
End Sub


'************************************************************
'Nombre: ExportarClozeXML
'Sinopsis: procedimiento que exporta una pregunta de estilo
'	palabra faltante a XML.
'************************************************************
Sub ExportarClozeXML(oCursor)	
	
	oCursor.gotoStartOfParagraph(False)
	oCursorAux = oCursor.getText.createTextCursorByRange(oCursor)
	oCursorAux.gotoPreviousParagraph(False)
	
	Do
		Select Case oCursor.CharStyleName
			Case EstiloRespuestaNumericaCloze
				ExportarClozeNumerica(oCursor)
			Case EstiloRespuestaMultipleCloze
				ExportarClozeMultiple(oCursor)
			Case EstiloRespuestaCortaCloze
				ExportarClozeCorta(oCursor)
			Case Else	
				oCursor.goRight(1, False)		
		End Select
	Loop While oCursor.isEndOfParagraph() = False
	
	oCursor.String = EtFinParrafo
	oCursor.gotoStartOfParagraph(False)
	oCursor.String = EtInicioParrafo
	oCursor.gotoNextParagraph(False)
	Avanza = True
	
	If oCursor.ParaStyleName = EstiloSubCloze Then
		Do	
			If oCursor.isEndOfParagraph = False Then
				Select Case oCursor.CharStyleName
					Case EstiloRespuestaNumericaCloze
						ExportarClozeNumerica(oCursor)
						If oCursor.isEndOfParagraph() = True Then
							Avanza = oCursor.goRight(1, False)
						End If
					Case EstiloRespuestaMultipleCloze
						ExportarClozeMultiple(oCursor)
						If oCursor.isEndOfParagraph() = True Then
							Avanza = oCursor.goRight(1, False)
						End If
					Case EstiloRespuestaCortaCloze
						ExportarClozeCorta(oCursor)
						If oCursor.isEndOfParagraph() = True Then
							Avanza = oCursor.goRight(1, False)
						End If
					Case Else	
						Avanza = oCursor.goRight(1, False)		
				End Select
			Else
				oCursor.String = EtFinParrafo
				oCursor.gotoStartOfParagraph(False)
				oCursor.String = EtInicioParrafo
				Avanza = oCursor.gotoNextParagraph(False)
			End If
		Loop While oCursor.ParaStyleName = EstiloSubCloze And Avanza = True
	
	End If
	
	oCursorAux.gotoNextParagraph(False)
	oCursorAux.gotoEndOfParagraph(True)
	Titulo = oCursorAux.String
	oCursorAux.collapseToStart
	oCursorAux.String = EtPregClozeXML + chr(13) + EtInicioNombreXML + EtInicioTextoXML + Titulo + EtFinalTextoXML + _
		EtFinalNombreXML + chr(13) + EtInicioPregXML + chr(13)+ EtInicioTextoXML + EtInicioPre
		
	oCursor.gotoPreviousParagraph(False)
	oCursor.gotoEndOfParagraph(False)
	oCursor.String = EtFinPre + EtFinalTextoXML + chr(13) + EtFinPregXML + chr(13) + EtPenalty1 + _
					chr(13) + EtHidden + chr(13) + EtFinalCuestionXML + chr (13)
	For Aux = 1 To 5
		oCursor.gotoEndOfParagraph(True)
		oCursor.CharStyleName = EstiloNormal
		oCursor.ParaStyleName = EstiloNormal
		oCursor.gotoNextParagraph(False)	
	Next
	
	Do While oCursorAux.ParaStyleName = EstiloCloze Or oCursorAux.ParaStyleName = EstiloSubCloze
		oCursorAux.gotoEndOfParagraph(True)
		oCursorAux.CharStyleName = EstiloNormal
		oCursorAux.ParaStyleName = EstiloNormal
		oCursorAux.gotoNextParagraph(False)
	Loop
	
	For Aux = 1 To 5
		oCursorAux.gotoEndOfParagraph(True)
		oCursorAux.CharStyleName = EstiloNormal
		oCursorAux.ParaStyleName = EstiloNormal
		oCursorAux.gotoNextParagraph(False)	
	Next
	
End Sub

'************************************************************
'Nombre: ExportarClozeNumerica
'Sinopsis:función auxiliar que exporta las respuestas
'	numericas en las preguntas cloze
'************************************************************
Function ExportarClozeNumerica(oCursor)

	If oCursor.isStartOfParagraph() = False Then
		oCursor.goLeft(1, False)
	End If
	oCursor.String = EtInicioNumericaCloze
	oCursor.collapseToEnd
	oCursor.goRight(1, False)

	Do While oCursor.CharStyleName = EstiloRespuestaNumericaCloze
		
		If oCursor.isEndOfParagraph() = False Then
			oCursor.goRight(1, False)
		Else
			Exit Do
		End If

	Loop
	
	If oCursor.isEndOfParagraph() = False Then
		oCursor.goLeft(1, False)
	End If
	
	oCursor.String = EtFinPreg
	
	oCursor.collapseToEnd
	
	If oCursor.isEndOfParagraph() = False Then
		oCursor.goRight(1, False)
	End If

End Function

'************************************************************
'Nombre: ExportarClozeMultiple
'Sinopsis:función auxiliar que exporta las 
'	respuestas multiples en las preguntas cloze
'************************************************************
Function ExportarClozeMultiple(oCursor)

	Dim Avanza As Boolean
	Dim TipoDePregunta As String
	If oCursor.isStartOfParagraph() = False Then
		oCursor.goLeft(1, False)
	End If
	oCursor.String = EtInicioMultipleCloze
	oCursor.collapseToEnd
	oCursor.goRight(1, False)

	Do While oCursor.CharStyleName = EstiloRespuestaMultipleCloze
	
		oCursor.goLeft(1, True)
		
		Select Case oCursor.String
			Case chr(43)
				oCursor.String = "="
				oCursor.goRight(1,False)
				TipoDePregunta = "Vera"
			Case chr(45)
				oCursor.String = ""
				TipoDePregunta = "Falsa"
			Case Else
		End Select
		
		Do While oCursor.String &lt;&gt; ";"
			oCursor.collapseToEnd
			oCursor.goRight(1,True)
		Loop
		
		If TipoDePregunta = "Vera" Then
			oCursor.String = EtFinMultipleClozeVerdadera
			oCursor.collapseToEnd
		Else
			oCursor.String = EtFinMultipleClozeFalsa 
			oCursor.collapseToEnd
		End If
		
		If oCursor.isEndOfParagraph() = False Then
			Avanza = oCursor.goRight(1, False)
		Else
			Avanza = False
			Exit Do
		End If

	Loop

	If Avanza = True Then
		oCursor.goLeft(1, False)
	End If
	oCursor.goLeft(1, True)
	oCursor.String = EtFinPreg
	oCursor.collapseToEnd
	
	If oCursor.isEndOfParagraph() = False Then
		oCursor.goRight(1, False)
	End If

End Function

'************************************************************
'Nombre: ExportarClozeCorta
'Sinopsis:función auxiliar que exporta las 
'	respuestas cortas en las preguntas cloze
'************************************************************
Function ExportarClozeCorta(oCursor)

	If oCursor.isStartOfParagraph() = False Then
		oCursor.goLeft(1, False)
	End If
	oCursor.String = EtInicioCortaCloze
	oCursor.collapseToEnd
	oCursor.goRight(1, False)

	Do While oCursor.CharStyleName = EstiloRespuestaCortaCloze
		
		If oCursor.isEndOfParagraph() = False Then
			oCursor.goRight(1, False)
		Else
			Exit Do
		End If

	Loop
	
	If oCursor.isEndOfParagraph() = False Then
		oCursor.goLeft(1, False)
	End If
	
	oCursor.String = EtFinPreg
	
	oCursor.collapseToEnd
	
	If oCursor.isEndOfParagraph() = False Then
		oCursor.goRight(1, False)
	End If
	
End Function

</script:module>
</file>

<file path=Basic/Standard/Control.xml><?xml version="1.0" encoding="utf-8"?>
<!DOCTYPE module  PUBLIC '-//OpenOffice.org//DTD OfficeDocument 1.0//EN'  'module.dtd'>
<script:module xmlns:script="http://openoffice.org/2000/script" script:name="Control" script:language="StarBasic">REM  *****  BASIC  *****

'************************************************************
'Definición de estilos
'************************************************************
Public const EstiloTrue = "CUES_DVerdadera"
Public const EstiloFalse = "CUES_DFalsa"
Public const EstiloRetro = "CUES_Retroalimentacion"
Public const EstiloNormal = "CUES_EstiloPredeterminado"
Public const EstiloPeso = "CUES_Pesos"
Public const EstiloMultiple = "CUES_MultResp"
Public const EstiloCorrecta = "CUES_RCorrecta"
Public const EstiloIncorrecta = "CUES_RIncorrecta"
Public const EstiloEmparejamiento = "CUES_Emparejamiento"
Public const EstiloIzquierda = "CUES_UIzq"
Public const EstiloDerecha = "CUES_UDer"
Public const EstiloCorta = "CUES_RespCorta"
Public const EstiloNumerica = "CUES_PNum"
Public const EstiloFaltante = "CUES_PalabraFaltante"
Public const EstiloOculta = "CUES_PalabraBlanco"
Public const EstiloCloze = "CUES_Cloze"
Public const EstiloSubCloze = "CUES_SubCloze"
Public const EstiloSubCorta = "CUES_SubCorta"
Public const EstiloSubEmparejamiento = "CUES_SubEmparejamiento"
Public const EstiloSubFalse = "CUES_SubFalsa"
Public const EstiloSubFaltante = "CUES_SubFaltante"
Public const EstiloSubNumerica = "CUES_SubNumerica"
Public const EstiloSubMultiple = "CUES_SubMult"
Public const EstiloSubTrue = "CUES_SubVerdadera"
Public const EstiloRespuestaNumericaCloze = "CUES_NumericaCloze"
Public const EstiloRespuestaMultipleCloze = "CUES_MultipleCloze"
Public const EstiloRespuestaCortaCloze = "CUES_CortaCloze"
Public const EstiloAzul = "CUES_Azul"
Public const EstiloVerde = "CUES_Verde"
Public const EstiloRojo = "CUES_Rojo"
Public const EstiloMorado = "CUES_Morado"
Public const EstiloNegrita = "CUES_Negrita"
Public const EstiloCursiva = "CUES_Cursiva"

'************************************************************
' Etiquetas de preguntas GIFT
'************************************************************
Public Const EtInicioPreg = " {"
Public Const EtFinPreg = "}"
Public Const EtTruePreg = "{T}"
Public Const EtFalsePreg= "{F}"
Public Const EtCorreResp = "="
Public Const EtCorreNumResp = "#"
Public Const EtIncorreResp = "~"
Public Const EtUnionPreg = " -&gt; "
Public Const EtPorcenResp = "~%"
Public Const EtRetroAlim = "#"
Public Const EtInicioPalabraFaltante = "{"

'************************************************************
' Etiquetas de preguntas XML
'************************************************************
Public Const EtInicioCuestXML = "&lt;?xml version=""1.0"" ?&gt;"
Public Const EtInicioCuestXML2 = "&lt;quiz&gt;"
Public Const EtFinalCuestXML = "&lt;/quiz&gt;"
Public Const EtPregVFXML = "&lt;question type = ""truefalse""&gt;"
Public Const EtPregMultXML = "&lt;question type = ""multichoice""&gt;"
Public Const EtPregRespCXML = "&lt;question type = ""shortanswer""&gt;"
Public Const EtPregEmparXML = "&lt;question type = ""matching""&gt;"
Public Const EtPregNumerXML = "&lt;question type = ""numerical""&gt;"
Public Const EtPregClozeXML = "&lt;question type = ""cloze""&gt;"
Public Const EtInicioPregXML = "&lt;questiontext format=""html""&gt;"
Public Const EtFinalCuestionXML = "&lt;/question&gt;"
Public Const EtInicioNombreXML = "&lt;name&gt;"
Public Const EtFinalNombreXML = "&lt;/name&gt;"
Public Const EtInicioTextoXML = "&lt;text&gt;&lt;![CDATA["
Public Const EtFinalTextoXML = "]]&gt;&lt;/text&gt;" 
Public Const EtFinPregXML = "&lt;/questiontext&gt;"
Public Const EtIniCorreRespXML = "&lt;answer fraction=""100""&gt;"
Public Const EtIniPesoRespXML = "&lt;answer fraction="""
Public Const EtFinPesoRespXML = """&gt;"
Public Const EtFinRespXML = "&lt;/answer&gt;"
Public Const EtIniIncorreRespXML = "&lt;answer fraction=""0""&gt;"
Public Const EtIniIncorreRespMultiXML = "&lt;answer fraction=""-100""&gt;"
Public Const EtIniRetroAlimGenXML = "&lt;generalfeedback format=""html""&gt;"
Public Const EtFinRetroAlimGenXML = "&lt;/generalfeedback&gt;" 
Public Const EtIniRetroAlimXML = "&lt;feedback&gt;"
Public Const EtFinRetroAlimXML = "&lt;/feedback&gt;"
Public Const EtIniSubcuestXML = "&lt;subquestion format=""html""&gt;"
Public Const EtFinSubcuestXML = "&lt;/subquestion&gt;"
Public Const EtPalabraFaltanteXML = "_____"
Public Const EtDefaultGrade = "&lt;defaultgrade&gt;1.0000000&lt;/defaultgrade&gt;"
Public Const EtPenalty1 = "&lt;penalty&gt;1.0000000&lt;/penalty&gt;"
Public Const EtPenalty03 = "&lt;penalty&gt;0.3333333&lt;/penalty&gt;"
Public Const EtHidden = "&lt;hidden&gt;0&lt;/hidden&gt;"
Public Const EtInicioNumericaCloze = "{1:NUMERICAL:="
Public Const EtInicioMultipleCloze = "{1:MULTICHOICE:"
Public Const EtInicioCortaCloze = "{1:SHORTANSWER:%100%"
Public Const EtFinMultipleClozeVerdadera = "#OK~"
Public Const EtFinMultipleClozeFalsa = "#Wrong~"
Public Const EtInicioPre = "&lt;pre&gt;"
Public Const EtFinPre = "&lt;/pre&gt;"
Public Const EtInicioParrafo =  "&lt;p&gt;"
Public Const EtFinParrafo = "&lt;/p&gt;"

'************************************************************
' Etiquetas de estilos
'************************************************************
Public Const EtInicioHTML = "&lt;html&gt;"
Public Const EtFinHTML = "&lt;/html&gt;"
Public Const EtInicioColorHtml = "&lt;span style=""color: #"
Public Const EtInicioColorHtml2 = ";""&gt;"
Public Const EtInicioNegrita = "&lt;strong&gt;"
Public Const EtInicioCursiva = "&lt;em&gt;"
Public Const EtFinColorHtml = "&lt;/span&gt;"
Public Const EtFinNegrita = "&lt;/strong&gt;"
Public Const EtFinCursiva = "&lt;/em&gt;"
Public Const EtInicioFuente = "&lt;span style=""font-family: '"
Public Const EtInicioFuente2 = "';""&gt;"
Public Const EtInicioSize = "&lt;span style=""font-size:"
Public Const EtInicioSize2 = "pt;""&gt;"


'************************************************************
'Objetos para el uso de diálogos
'************************************************************
Public Dlg As Object
Public oActionListener As Object

Public NumeroDePregunta As Integer

'************************************************************
'Nombre: Exportar
'Sinopsis: Procedimiento que se encarga de procesar el texto
'	del documento y transformarlo a formato GIFT para que
'	pueda ser importado desde las plataformas de internet.
'	Para transformar el texto es necesario guardar el
'	documento.
'************************************************************
Sub Exportar

If DocumentoVacio() = false then
	DialogoMsgBox (TextoDocumentoVacio, TextoUniversidadDeBurgos  + TextoMensajeError)
	Exit Sub
End If

Path = fSaveFile(TextoGuardarDocumento, "*.odt")

If Path = "0" then
	DialogoMsgBox (TextoDocumentoNoGuardado, TextoUniversidadDeBurgos + TextoMensajeError)
	Exit Sub
End If

Dim arg()
ThisComponent.StoreAsUrl(Path, arg())

EliminaParrafosVacios

If ChequearDocumento(False) = False Then
	Exit Sub
End If

oCursor = ThisComponent.Text.createTextCursor()
oText = ThisComponent.Text

Do While oText.compareRegionEnds(oText.End, oCursor.End) &lt;&gt; 0
	Select Case oCursor.ParaStyleName
		Case EstiloTrue
			ExportarTrueFalse(oCursor)
		Case EstiloFalse
			ExportarTrueFalse(oCursor)
		Case EstiloEmparejamiento
			ExportarEmparejamiento(oCursor)
		Case EstiloMultiple
			ExportarMultiple(oCursor)
		Case EstiloNumerica
			ExportarNumerica(oCursor)
		Case EstiloCorta
			ExportarRespuestaCorta(oCursor)
		Case EstiloFaltante
			ExportarPalabraFaltante(oCursor)
		Case Else
	End Select
	If oCursor.gotoNextParagraph(False) = False then
		oCursor.gotoEndOfParagraph(False)
	End If

Loop

SeleccionarFormato("*.txt")

End Sub

'************************************************************
'Nombre: ExportarXML
'Sinopsis: Procedimiento que se encarga de procesar el texto
'	del documento y transformarlo a formato GIFT para que
'	pueda ser importado desde las plataformas de internet.
'	Para transformar el texto es necesario guardar el
'	documento.
'************************************************************
Sub ExportarXML

If DocumentoVacio() = false then
	DialogoMsgBox (TextoDocumentoVacio, TextoUniversidadDeBurgos  + TextoMensajeError)
	Exit Sub
End If

Path = fSaveFile(TextoGuardarDocumento, "*.odt")

If Path = "0" then
	DialogoMsgBox (TextoDocumentoNoGuardado, TextoUniversidadDeBurgos + TextoMensajeError)
	Exit Sub
End If

Dim arg()
ThisComponent.StoreAsUrl(Path, arg())

EliminaParrafosVacios

If ChequearDocumento(True) = False Then
	Exit Sub
End If

MantenerEstilos

oCursor = ThisComponent.Text.createTextCursor()
oText = ThisComponent.Text

oCursor.String = EtInicioCuestXML + chr(13) + EtInicioCuestXML2 + chr(13)
oCursor.gotoStartOfParagraph(False)
For Aux = 1 To 2
	oCursor.ParaStyleName = EstiloNormal
	oCursor.gotoNextParagraph(False)
Next

Do While oText.compareRegionEnds(oText.End, oCursor.End) &lt;&gt; 0
	Select Case oCursor.ParaStyleName
		Case EstiloTrue
			ExportarTrueFalseXML(oCursor)
		Case EstiloFalse
			ExportarTrueFalseXML(oCursor)
		Case EstiloEmparejamiento
			ExportarEmparejamientoXML(oCursor)
		Case EstiloMultiple
			ExportarMultipleXML(oCursor)
		Case EstiloNumerica
			ExportarNumericaXML(oCursor)
		Case EstiloCorta
			ExportarRespuestaCortaXML(oCursor)
		Case EstiloFaltante
			ExportarPalabraFaltanteXML(oCursor)
		Case EstiloCloze
			ExportarClozeXML(oCursor)
		Case Else
	End Select
	If oCursor.gotoNextParagraph(False) = False then
		oCursor.gotoEndOfParagraph(False)
	End If

Loop

oCursor.String = chr(13) + EtFinalCuestXML

SeleccionarFormato("*.xml")

End Sub


'************************************************************
'Funciones y metodos auxiliares
'************************************************************


'************************************************************
'Nombre: EliminaParrafosVacios
'Sinopsis: procedimiento que elimina los parrafos vacios en
'	el documento para exportarlo a formato GIFT.
'************************************************************
Sub EliminaParrafosVacios

oCursor = ThisComponent.Text.createTextCursor()
oText = ThisComponent.Text

Do 
	oTC = ThisComponent.Text.createTextCursorByRange(oCursor)
	oTC.gotoEndOfParagraph(true)
	If oTC.String = "" then
		oTC.String = ""
		oTC.goRight(1,true)
		oTC.String = ""

	Else
		If oCursor.gotoNextParagraph(False) = False Then
			oCursor.gotoEndOfParagraph(False)
		End If
	End If

Loop While oText.compareRegionEnds(oText.End, oCursor.End) = -1

oCursor.gotoStartOfParagraph(True)
If oCursor.String &lt;&gt; "" Then
	oCursor.gotoEndOfParagraph(False)
	oCursor.String = chr(13)
	oCursor.gotoNextParagraph (False)
	oCursor.ParaStyleName = EstiloNormal
	oCursor.CharStyleName = EstiloNormal
End If

End Sub


'************************************************************
'Nombre: DocumentoVacio
'Sinopsis: Funcion que comprueba si el documento esta vacío
'************************************************************
Function DocumentoVacio()

oCursor = ThisComponent.Text.createTextCursor()
oText = ThisComponent.Text
DocumentoVacio = (oText.compareRegionEnds(oText.End, oCursor.End) = -1)

End Function


'************************************************************
'Nombre: SeleccionarFormato
'Sinopsis: procedimiento que muestra un diálogo para elegir
'	el formato de texto en el que guardar el documento para
'	luego ser importado desde una plataforma Moodle. 
'************************************************************
Sub SeleccionarFormato (FormatoArchivo As String)

CambiarFormato("UTF-8", FormatoArchivo)

'************************************************************
'
'Dim DlgField As Object

'DialogLibraries.LoadLibrary("Standard")
'Dlg = CreateUnoDialog(DialogLibraries.Standard.Dialog)

'Dlg.setTitle(TextoSeleccionaFormato)
'
'DlgField = Dlg.getControl("Label1")
'DlgField.setText(TextoSeleccionaFormato2 + chr(13))

'DlgField = Dlg.getControl("ImageControl1")
'DlgField.getModel.ImageURL = "vnd.sun.star.GraphicObject:100000000000006E000000AF512A6675"

'DlgField = Dlg.getControl("CommandButton1")
'DlgField.setLabel(TextoBotonAceptar)
'DlgField.getModel.PushButtonType = 0

'oActionListener = CreateUnoListener( "EventoAceptar" + "_", "com.sun.star.awt.XActionListener" ) 
'DlgField.addActionListener(oActionListener) 

'DlgField = Dlg.getControl("ComboBox1")
'DlgField.addItem("UTF-8", 0)
'DlgField.addItem("ISO-8859-1", 1)
'DlgField.addItem("UTF-7", 2)

'Dlg.execute()
'Formato = DlgField.Text

'Dlg.getControl("CommandButton1").RemoveActionListener(oActionListener) 

'Select Case Formato

'	Case "UTF-8"

'		CambiarFormato("UTF-8", FormatoArchivo)

'	Case "iso 8859-1"

'		CambiarFormato("ISO-8859-1", FormatoArchivo)
		
'	Case "iso 8859-1"

'		CambiarFormato("UTF-7", FormatoArchivo)

'	Case else 

'		DialogoMsgBox (TextoFormatoInvalido, TextoUniversidadDeBurgos + TextoMensajeError)

'End Select

End Sub


'************************************************************
'Nombre: EventoAceptar_actionPerformed
'Sinopsis: procedimiento que nos cierra un cuadro de diálogo
'	al pulsar el botón aceptar.
'************************************************************
Sub EventoAceptar_actionPerformed( oEvent As com.sun.star.awt.ActionEvent ) 
	Dlg.endExecute
End Sub

'************************************************************
'Nombre: EventoAceptar_actionPerformed
'Sinopsis: procedimiento que nos cierra un cuadro de diálogo
'	al pulsar el botón cerrar.
'************************************************************
Sub EventoCerrar_actionPerformed( oEvent As com.sun.star.awt.ActionEvent ) 
	Dlg.endExecute
End Sub

'************************************************************
'Nombre: EventoVideoTutorial_actionPerformed
'Sinopsis: procedimiento que muestra el videotutorial abierto
'	con el navegador al pulsar el botón en el cuadro de
'	diálogo de ayuda.
'************************************************************
Sub EventoVideoTutorial_actionPerformed( oEvent As com.sun.star.awt.ActionEvent ) 
	oSimpleFileAccess = CreateUnoService("com.sun.star.ucb.SimpleFileAccess")
	If GetGUIType=1 Then
		If oSimpleFileAccess.exists("C:\Program Files\Internet Explorer\iexplore.exe")= False then
			DialogoMsgBox (TextoSeleccionaElNavegador, TextoUniversidadDeBurgos)
			path = fFileSelect(TextoTodosLosArchivos, "*.*", TextoAbrir)
			Shell (path, 1, "https://docs.google.com/file/d/0B-JcwsqjfL-aUl92NThhRnpDUUE/edit")
		Else
			Shell ("C:\Program Files\Internet Explorer\iexplore.exe", 1, "https://docs.google.com/file/d/0B-JcwsqjfL-aUl92NThhRnpDUUE/edit")
		End If
	Else
		If oSimpleFileAccess.exists("firefox")= False then
			DialogoMsgBox (TextoSeleccionaElNavegador, TextoUniversidadDeBurgos)
			path = fFileSelect(TextoTodosLosArchivos, "*.*", TextoAbrir)
			Shell (path, 1, "https://docs.google.com/file/d/0B-JcwsqjfL-aUl92NThhRnpDUUE/edit")
		Else
			Shell ("firefox", 1, "https://docs.google.com/file/d/0B-JcwsqjfL-aUl92NThhRnpDUUE/edit")
		End If
		
	End If
	Dlg.endExecute
End Sub

'************************************************************
'Nombre: EventoVideoTutorialXML_actionPerformed
'Sinopsis: procedimiento que muestra el videotutorial de XML
'	abierto con el navegador al pulsar el botón en el cuadro
'	de diálogo de ayuda.
'************************************************************
Sub EventoVideoTutorialXML_actionPerformed( oEvent As com.sun.star.awt.ActionEvent ) 
	oSimpleFileAccess = CreateUnoService("com.sun.star.ucb.SimpleFileAccess")
	If GetGUIType=1 Then
		If oSimpleFileAccess.exists("C:\Program Files\Internet Explorer\iexplore.exe")= False then
			DialogoMsgBox (TextoSeleccionaElNavegador, TextoUniversidadDeBurgos)
			path = fFileSelect(TextoTodosLosArchivos, "*.*", TextoAbrir)
			Shell (path, 1, "https://docs.google.com/file/d/0B-JcwsqjfL-ab1VlaVBQanNheDQ/edit")
		Else
			Shell ("C:\Program Files\Internet Explorer\iexplore.exe", 1, "https://docs.google.com/file/d/0B-JcwsqjfL-ab1VlaVBQanNheDQ/edit")
		End If
	Else
		If oSimpleFileAccess.exists("firefox")= False then
			DialogoMsgBox (TextoSeleccionaElNavegador, TextoUniversidadDeBurgos)
			path = fFileSelect(TextoTodosLosArchivos, "*.*", TextoAbrir)
			Shell (path, 1, "https://docs.google.com/file/d/0B-JcwsqjfL-ab1VlaVBQanNheDQ/edit")
		Else
			Shell ("firefox", 1, "https://docs.google.com/file/d/0B-JcwsqjfL-ab1VlaVBQanNheDQ/edit")
		End If
		
	End If
	Dlg.endExecute
End Sub

'************************************************************
'Nombre: EventoVisualizar_actionPerformed
'Sinopsis: 
'************************************************************
Sub EventoVisualizar_actionPerformed( oEvent As com.sun.star.awt.ActionEvent ) 
	Dlg.endExecute
End Sub

'************************************************************
'Nombre: CambiarFormato
'Sinopsis: procedimiento que cambia el formato del texto del
'	documento y lo guarda como ".txt" o ".xml"
'************************************************************
Sub CambiarFormato (Encoding As String, Formato As String)

	Dim FileProperties(0) As New com.sun.star.beans.PropertyValue
	
	oCursor = ThisComponent.Text.createTextCursor()
	oText = ThisComponent.Text
	oCursor.gotoEnd(True)

	path = fSaveFile(TextoGuardarTexto, Formato)
	
	If path = "0" Then
		Exit Sub
	End If

	GlobalScope.BasicLibraries.LoadLibrary("Tools")

    fileaccess = createUnoService ("com.sun.star.ucb.SimpleFileAccess")
    
    If fileaccess.exists(path) Then
    	fileaccess.kill(path)
    End If

    outtextstream = createUnoService ("com.sun.star.io.TextOutputStream")
    outtextstream.setEncoding(Enconding)

    out = fileaccess.openFileWrite( path )

    outtextstream.setOutputStream( out )
    outtextstream.writeString( oCursor.String )
    outtextstream.closeOutput()
    
    FileProperties(0).Name = "FilterName"
	FileProperties(0).Value = "Text"
    StarDesktop.loadComponentFromURL(path,"_blank",0,FileProperties())
    ThisComponent.close(True)

End Sub


'************************************************************
'Nombre: fSaveFile
'Sinopsis: función que se encarga de conseguir la ruta en la
'	que será guardado el documento.
'************************************************************
Function fSaveFile(ext1, ext2) as String

	GlobalScope.BasicLibraries.LoadLibrary( "Tools" )
	
   'Transmite los argumentos del diálogo a un array de FILESAVE

   sFilePickerArgs = Array(_
   com.sun.star.ui.dialogs.TemplateDescription.FILESAVE_AUTOEXTENSION )

   'Registra el servivio como FilePicker
   
   oFilePicker = CreateUnoService( "com.sun.star.ui.dialogs.FilePicker" )

   'Le pasa algunos argumentos

   With oFilePicker
      .Initialize( sFilePickerArgs() )
      .setDisplayDirectory( ThisComponent.getUrl() )
      .appendFilter(ext1, ext2 )
      .setTitle( "Save As ..." )
   End With

   'Si el path está seleccionado devuelve el path completo y lo muestra en un diálogo   

   If oFilePicker.execute() Then
      sFiles = oFilePicker.getFiles()
      fSaveFile = sFiles(0)
      Else
      	fSaveFile = "0"
   
   End If

   ' Cierra el diálogo
   oFilePicker.Dispose()
   
End Function

'************************************************************
'Nombre: IsertarPregunta
'Sinopsis: Procedimiento que inserta una pregunta con un
'	estilo y un texto dados al final del documento.
'************************************************************
Sub InsertarPregunta(Estilo, Texto As String)

oCursor = ThisComponent.Text.createTextCursor()
oText = ThisComponent.Text

Do While oText.compareRegionEnds(oText.End, oCursor.End) = -1

	oCursor.gotoEndOfParagraph(False)

	oCursor.gotoNextParagraph(False)

Loop

oCursor.String = chr(13)
oCursor.gotoNextParagraph(False)
oCursor.ParaStyleName = Estilo
oCursor.String = Texto
oCursor.gotoStartOfParagraph(True)
oCursor.CharStyleName = EstiloNormal

End Sub


'************************************************************
'Nombre: ChequearDocumento
'Sinopsis: función que se encarga de chequear que el
'	documento tenga los estilos que se pueden exportar y que
'	llama a las funciones que chequean cada una de las
'	preguntas.
'************************************************************
Function ChequearDocumento(XML) As Boolean
	NumeroDePregunta = 1
	Mensajes = True
	ChequearDocumento = True
	oCursor = ThisComponent.Text.createTextCursor()
	oText = ThisComponent.Text
	
	Do While oText.compareRegionEnds(oText.End, oCursor.End) = -1
		Select Case oCursor.ParaStyleName
			Case EstiloTrue
				If oCursor.gotoNextParagraph(False) = False Then
					Exit Do
				End If
				If oCursor.ParaStyleName = EstiloSubTrue Then
					Do While oCursor.ParaStyleName = EstiloSubTrue
						oCursor.gotoNextParagraph(False)
					Loop
				End If
			Case EstiloFalse
				If oCursor.gotoNextParagraph(False) = False Then
					Exit Do
				End If
				If oCursor.ParaStyleName = EstiloSubFalse Then
					Do While oCursor.ParaStyleName = EstiloSubFalse
						oCursor.gotoNextParagraph(False)
					Loop
				End If 
			Case EstiloEmparejamiento
				If ChequearEmparejamiento(oCursor, NumeroDePregunta, Mensajes) = False Then
					ChequearDocumento = False
					Exit Function
				End If
			Case EstiloMultiple
				If ChequearSeleccionMultiple(oCursor, NumeroDePregunta, Mensajes) = False Then
					ChequearDocumento = False
					Exit Function
				End If
			Case EstiloNumerica
				If ChequearNumerica(oCursor, NumeroDePregunta, Mensajes) = False Then
					ChequearDocumento = False
					Exit Function
				End If
			Case EstiloCorta
				If ChequearRespuestaCorta(oCursor, NumeroDePregunta, Mensajes) = False Then
					ChequearDocumento = False
					Exit Function
				End If
			Case EstiloFaltante
				If ChequearPalabraFaltante(oCursor, NumeroDePregunta, Mensajes) = False Then
					ChequearDocumento = False
					Exit Function
				End If
			Case EstiloRetro
				If oCursor.gotoNextParagraph(False) = False Then
					Exit Do
				End If
			Case EstiloCloze
				If XML = True Then
					If ChequearCloze(oCursor, NumeroDePregunta, Mensajes) = False Then
						ChequearDocumento = False
						Exit Function
					End If
				Else
					DialogoMsgBox (TextoEstilosIncorrectos + NumeroDePregunta, TextoUniversidadDeBurgos + TextoMensajeError)
					ChequearDocumento = False
					Exit Function
				End If
			Case Else
				DialogoMsgBox (TextoEstilosIncorrectos + NumeroDePregunta, TextoUniversidadDeBurgos + TextoMensajeError)
				ChequearDocumento = False
				Exit Function
		End Select
		oCursor.gotoEndOfParagraph(False)
		NumeroDePregunta = NumeroDePregunta + 1
	Loop

End Function

'************************************************************
'Nombre: DialogoComboBox
'Sinopsis: esta funcion se engarga de crear un dialogo que 
'	contiene un comboBox y a la vez delvueve la opcion
'	elegida en ese comboBox
'************************************************************
Function DialogoComboBox (TextoTitulo As String, TextoLabel As String, Opciones() As Variant)

Dim Aux As Integer

DialogLibraries.LoadLibrary("Standard")
Dlg = CreateUnoDialog(DialogLibraries.Standard.Dialog)

Dlg.setTitle(TextoTitulo)

DlgField = Dlg.getControl("Label1")
DlgField.setText(TextoLabel)

DlgField = Dlg.getControl("CommandButton1")
DlgField.setLabel(TextoBotonAceptar)
DlgField.getModel.PushButtonType = 0

oActionListener = CreateUnoListener( "EventoAceptar" + "_", "com.sun.star.awt.XActionListener" ) 
DlgField.addActionListener(oActionListener) 

DlgField = Dlg.getControl("ImageControl1")
DlgField.getModel.ImageURL = "vnd.sun.star.GraphicObject:100000000000006E000000AF512A6675"

DlgField = Dlg.getControl("ComboBox1")

For Aux = 0 To (UBound(Opciones))
	DlgField.addItem(Opciones(Aux), Aux)
Next

Dlg.execute()
DialogoComboBox = DlgField.Text

Dlg.getControl("CommandButton1").RemoveActionListener(oActionListener) 

End Function

'************************************************************
'Nombre: DialogoMsgBox
'Sinopsis: esta funcion se engarga de crear un dialogo que 
'	contiene un comboBox y a la vez delvueve la opcion
'	elegida en ese comboBox
'************************************************************
Function DialogoMsgBox (TextoLabel As String, TextoTitulo As String)

	DialogLibraries.LoadLibrary("Standard")
	Dlg = CreateUnoDialog(DialogLibraries.Standard.DialogoMsgBox)
	
	Dlg.setTitle(TextoTitulo)
	
	DlgField = Dlg.getControl("Label1")
	DlgField.setText(TextoLabel)
	
	DlgField = Dlg.getControl("CommandButton1")
	DlgField.setLabel(TextoBotonAceptar)
	DlgField.getModel.PushButtonType = 0

	oActionListener = CreateUnoListener( "EventoAceptar" + "_", "com.sun.star.awt.XActionListener" ) 
	DlgField.addActionListener(oActionListener) 
	
	DlgField = Dlg.getControl("ImageControl1")
	DlgField.getModel.ImageURL = "vnd.sun.star.GraphicObject:100000000000006E000000AF512A6675"
	
	Dlg.execute()
	Dlg.getControl("CommandButton1").RemoveActionListener(oActionListener) 
	
End Function

'************************************************************
'Nombre: DialogoMsgBox
'Sinopsis: esta funcion se engarga de crear un dialogo que 
'	contiene un comboBox y a la vez delvueve la opcion
'	elegida en ese comboBox
'************************************************************
Sub DialogoMsgBoxAbout
	DialogLibraries.LoadLibrary("Standard")
	Dlg = CreateUnoDialog(DialogLibraries.Standard.DialogAcercade)
	
	Dlg.setTitle(TextoTitulo)
	
	DlgField = Dlg.getControl("Label1")
	DlgField.setText(TextoAboutVersion)
	
	DlgField = Dlg.getControl("Label2")
	DlgField.setText(TextoAboutDescripcion1 + chr(13) + TextoAboutDescripcion2 + chr(13) + TextoAboutDescripcion3)
	
	oDoc = ThisComponent 
	oLink = oDoc.createInstance("com.sun.star.text.TextField.URL") 
    oLink.URL = "https://docs.google.com/file/d/0B-JcwsqjfL-ad2Y3emdZc2Y3SW8/edit"
    oLink.Representation = "OOoForum.org" 
	
	DlgField = Dlg.getControl("Label3")
	DlgField.setText(TextoAboutTutor + chr(13) + "Carlos López Nozal (clopezno@gmail.com)" + chr(13) + TextoAboutAutores + chr(13) _
		+ "Alejandro Benítez Arnaiz (usto.ab91@gmail.com)" + chr(13) _
		+ "Alejandro Merino Varona (burgales_89@hotmail.com)" + chr(13) + chr(13) + TextoAboutLicencia )
	
	DlgField = Dlg.getControl("CommandButton1")
	DlgField.setLabel(TextoBotonCerrar)
	DlgField.getModel.PushButtonType = 0

	oActionListener = CreateUnoListener( "EventoCerrar" + "_", "com.sun.star.awt.XActionListener" ) 
	DlgField.addActionListener(oActionListener) 
	
	DlgField = Dlg.getControl("CommandButton2")
	DlgField.setLabel(TextoVideoTutorial)
	DlgField.getModel.PushButtonType = 0

	oActionListener2 = CreateUnoListener( "EventoVideoTutorial" + "_", "com.sun.star.awt.XActionListener" ) 
	DlgField.addActionListener(oActionListener2)
	
	DlgField = Dlg.getControl("CommandButton3")
	DlgField.setLabel(TextoVideoTutorialXML)
	DlgField.getModel.PushButtonType = 0

	oActionListener3 = CreateUnoListener( "EventoVideoTutorialXML" + "_", "com.sun.star.awt.XActionListener" ) 
	DlgField.addActionListener(oActionListener3)
	
	
	DlgField = Dlg.getControl("ImageControl1")
	DlgField.getModel.ImageURL = "vnd.sun.star.GraphicObject:10000000000001900000007B62534F49"
	
	
	Dlg.execute()
	Dlg.getControl("CommandButton1").RemoveActionListener(oActionListener) 
	Dlg.getControl("CommandButton2").RemoveActionListener(oActionListener2) 
	Dlg.getControl("CommandButton3").RemoveActionListener(oActionListener3) 
End Sub

'************************************************************
'Nombre: DialogoMsgBoxErrores
'Sinopsis: esta funcion se engarga de crear un dialogo que 
'	contiene un listBox para mostrar las lista de errores
'************************************************************
Function DialogoMsgBoxErrores (TextoLabel As String, TextoTitulo As String, NumeroErrores As Integer)

	Aumento = (NumeroErrores * 9) - 12

	DialogLibraries.LoadLibrary("Standard")
	Dlg = CreateUnoDialog(DialogLibraries.Standard.DialogoMsgBox)
	
	If Aumento &gt; 0 Then
		DlgModel = Dlg.getModel() 
		DlgModel.Height = DlgModel.Height + Aumento
		DlgModel = Dlg.getControl("Label1").getModel() 
		DlgModel.Height = DlgModel.Height + Aumento
		DlgModel = Dlg.getControl("CommandButton1").getModel() 
		DlgModel.PositionY = DlgModel.PositionY + Aumento
	End If
	
	Dlg.setTitle(TextoTitulo)
	
	DlgField = Dlg.getControl("Label1")
	DlgField.setText(TextoLabel)
	
	DlgField = Dlg.getControl("CommandButton1")
	DlgField.setLabel(TextoBotonAceptar)
	DlgField.getModel.PushButtonType = 0

	oActionListener = CreateUnoListener( "EventoAceptar" + "_", "com.sun.star.awt.XActionListener" ) 
	DlgField.addActionListener(oActionListener) 
	
	DlgField = Dlg.getControl("ImageControl1")
	DlgField.getModel.ImageURL = "vnd.sun.star.GraphicObject:100000000000006E000000AF512A6675"
	
	Dlg.execute()
	Dlg.getControl("CommandButton1").RemoveActionListener(oActionListener) 
	
End Function

'************************************************************
'Nombre: PruebaPrevia
'Sinopsis: función que se encarga de chequear que el
'	documento tenga los estilos que se pueden exportar y que
'	llama a las funciones que chequean cada una de las
'	preguntas.
'************************************************************
Sub PruebaPrevia

	EliminaParrafosVacios

	Dim ResultadoComprobacion As String
	Aux = 0
	NumeroErrores = 0
	NumeroDePregunta = 1
	Mensajes = False
	Dim Errores(0,1) As Variant
	oCursor = ThisComponent.Text.createTextCursor()
	oText = ThisComponent.Text
	
	Do While oText.compareRegionEnds(oText.End, oCursor.End) = -1
		Select Case oCursor.ParaStyleName
			Case EstiloTrue
				If oCursor.gotoNextParagraph(False) = False Then
					Exit Do
				End If
				If oCursor.ParaStyleName = EstiloSubTrue Then
					Do While oCursor.ParaStyleName = EstiloSubTrue
						oCursor.gotoNextParagraph(False)
					Loop
				End If
			Case EstiloFalse
				If oCursor.gotoNextParagraph(False) = False Then
					Exit Do
				End If
				If oCursor.ParaStyleName = EstiloSubFalse Then
					Do While oCursor.ParaStyleName = EstiloSubFalse
						oCursor.gotoNextParagraph(False)
					Loop
				End If				 
			Case EstiloEmparejamiento
				ResultadoComprobacion = ChequearEmparejamiento(oCursor, NumeroDePregunta, Mensajes)
				If ResultadoComprobacion &lt;&gt; "" Then
					ReDim Preserve Errores(Aux, 1)
					Errores(Aux, 0) = NumeroDePregunta
					Errores(Aux, 1) = ResultadoComprobacion
					Aux = Aux + 1
					If Len(ResultadoComprobacion) &gt; 64 Then
						NumeroErrores = NumeroErrores + 2
					Else
						NumeroErrores = NumeroErrores + 1
					End If
				End If
			Case EstiloMultiple
				ResultadoComprobacion = ChequearSeleccionMultiple(oCursor, NumeroDePregunta, Mensajes)
				If ResultadoComprobacion &lt;&gt; "" Then
					ReDim Preserve Errores(Aux, 1)
					Errores(Aux, 0) = NumeroDePregunta
					Errores(Aux, 1) = ResultadoComprobacion
					Aux = Aux + 1
					If Len(ResultadoComprobacion) &gt; 64 Then
						NumeroErrores = NumeroErrores + 2
					Else
						NumeroErrores = NumeroErrores + 1
					End If
				End If
			Case EstiloNumerica
				ResultadoComprobacion = ChequearNumerica(oCursor, NumeroDePregunta, Mensajes)
				If ResultadoComprobacion &lt;&gt; "" Then
					ReDim Preserve Errores(Aux, 1)
					Errores(Aux, 0) = NumeroDePregunta
					Errores(Aux, 1) = ResultadoComprobacion
					Aux = Aux + 1
					If Len(ResultadoComprobacion) &gt; 64 Then
						NumeroErrores = NumeroErrores + 2
					Else
						NumeroErrores = NumeroErrores + 1
					End If
				End If
			Case EstiloCorta
				ResultadoComprobacion = ChequearRespuestaCorta(oCursor, NumeroDePregunta, Mensajes)
				If ResultadoComprobacion &lt;&gt; "" Then
					ReDim Preserve Errores(Aux, 1)
					Errores(Aux, 0) = NumeroDePregunta
					Errores(Aux, 1) = ResultadoComprobacion
					Aux = Aux + 1
					If Len(ResultadoComprobacion) &gt; 64 Then
						NumeroErrores = NumeroErrores + 2
					Else
						NumeroErrores = NumeroErrores + 1
					End If
				End If
			Case EstiloFaltante
				ResultadoComprobacion = ChequearPalabraFaltante(oCursor, NumeroDePregunta, Mensajes)
				If ResultadoComprobacion &lt;&gt; "" Then
					ReDim Preserve Errores(Aux, 1)
					Errores(Aux, 0) = NumeroDePregunta
					Errores(Aux, 1) = ResultadoComprobacion
					Aux = Aux + 1
					If Len(ResultadoComprobacion) &gt; 64 Then
						NumeroErrores = NumeroErrores + 2
					Else
						NumeroErrores = NumeroErrores + 1
					End If
				End If
			Case EstiloRetro
				If oCursor.gotoNextParagraph(False) = False Then
					Exit Sub
				End If
			Case EstiloCloze
				ResultadoComprobacion = ChequearCloze(oCursor, NumeroDePregunta, Mensajes)
				If ResultadoComprobacion &lt;&gt; "" Then
					ReDim Preserve Errores(Aux, 1)
					Errores(Aux, 0) = NumeroDePregunta
					Errores(Aux, 1) = ResultadoComprobacion
					Aux = Aux + 1
					If Len(ResultadoComprobacion) &gt; 64 Then
						NumeroErrores = NumeroErrores + 2
					Else
						NumeroErrores = NumeroErrores + 1
					End If
				End If
			Case Else
				ReDim Preserve Errores(Aux, 1)
				Errores(Aux, 0) = NumeroDePregunta
				Errores(Aux, 1) = TextoEstilosIncorrectos
				Aux = Aux + 1
				If Len(ResultadoComprobacion) &gt; 64 Then
					NumeroErrores = NumeroErrores + 2
				Else
					NumeroErrores = NumeroErrores + 1
				End If
				oCursor.gotoNextParagraph(False) = False
		End Select
		oCursor.gotoEndOfParagraph(False)
		NumeroDePregunta = NumeroDePregunta + 1
	Loop

	If Aux &lt;&gt; 0 Then

		ListaErrores = ""

		For Aux = 0 To (UBound(Errores))
			ListaErrores = ListaErrores + TextoPregunta + Errores(Aux, 0) + ": " + Errores(Aux, 1) + chr(13)
		Next

		DialogoMsgBoxErrores (ListaErrores, TextoUniversidadDeBurgos + TextoListaDeErrores, NumeroErrores)
	Else
		DialogoMsgBox (TextoNoHayErrores, TextoUniversidadDeBurgos + TextoListaDeErrores)
	End If

End Sub

'************************************************************
'Nombre: fSaveFile
'Sinopsis: función que se encarga de conseguir la ruta en la
'	que será guardado el documento.
'************************************************************
Function fFileSelect(ext1, ext2, ext3) as String

	GlobalScope.BasicLibraries.LoadLibrary( "Tools" )
	
   'Transmite los argumentos del diálogo a un array de FILESAVE

   sFilePickerArgs = Array(_
   com.sun.star.ui.dialogs.TemplateDescription.FILEOPEN_SIMPLE )

   'Registra el servivio como FilePicker
   
   oFilePicker = CreateUnoService( "com.sun.star.ui.dialogs.FilePicker" )

   'Le pasa algunos argumentos

   With oFilePicker
      .Initialize( sFilePickerArgs() )
      .setDisplayDirectory( ThisComponent.getUrl() )
      .appendFilter(ext1, ext2 )
      .setTitle( ext3 )
   End With

   'Si el path está seleccionado devuelve el path completo y lo muestra en un diálogo   

   If oFilePicker.execute() Then
      sFiles = oFilePicker.getFiles()
      fFileSelect = sFiles(0)
      Else
      	fFileSelect = "0"
   
   End If

   ' Cierra el diálogo
   oFilePicker.Dispose()
   
End Function
</script:module>
</file>

<file path=Basic/Standard/ControlDeIdioma.xml><?xml version="1.0" encoding="utf-8"?>
<!DOCTYPE module  PUBLIC '-//OpenOffice.org//DTD OfficeDocument 1.0//EN'  'module.dtd'>
<script:module xmlns:script="http://openoffice.org/2000/script" script:name="ControlDeIdioma" script:language="StarBasic">REM  *****  BASIC  *****

Global Idioma As String

'************************************************************
'Variables globales correspondientes a los dialogos
'************************************************************
Global TextoDocumentoVacio As String
Global TextoDocumentoNoGuardado As String
Global TextoEstilosIncorrectos As String
Global TextoSeleccionaFormato As String
Global TextoSeleccionaFormato2 As String
Global TextoFormatoInvalido As String
Global TextoGuardarTexto As String
Global TextoGuardarDocumento As String
Global TextoElegirIdioma As String
Global TextoElegirIdioma2 As String
Global TextoNoSePuedeAplicar As String
Global TextoNoEsOpcionvalida As String
Global TextoSeleccionaNumeroDeOpciones As String
Global TextoSeleccionaNumeroDeOpciones2 As String
Global TextoSeleccionaNumeroDeEmparejamientos As String
Global TextoSeleccionaNumeroDeEmparejamientos2 As String
Global TextoValorPorDefecto As String
Global TextoUniversidadDeBurgos As String
Global TextoMensajeError As String
Global TextoNoHaySufientesOpciones As String
Global TextoEmparejamientosIncorrectos As String
Global TextoNoHaySufientesEmparejamientos As String
Global TextoErrorRespuentaCorta As String
Global TextoErrorPreguntaNumerica As String
Global TextoNoAceptaRetroalimentacion As String
Global TextoFalloPesoCursor As String
Global TextoFalloPesoYaExisten As String
Global TextoFalloPalabraFaltanteCursor As String
Global TextoFalloPalabraFaltanteCursor2 As String
Global TextoFalloPalabraFaltanteCursorVacio As String
Global TextoFalloPesosChequeo As String
Global TextoFaltaPalabraFaltante As String
Global TextoPregunta As String
Global TextoListaDeErrores As String
Global TextoNoHayErrores As String
Global TextoFalloClozeCursor As String
Global TextoFaltaCuestionesCloze As String
Global TextoErrorInicioRespuestaMultiple As String
Global TextoErrorInicioRespuestaMultiple2 As String
Global TextoErrorFinRespuestaMultiple As String
Global TextoErrorFinRespuestaMultiple2 As String
Global TextoDebeHaberUnaCorrecta As String
Global TextoDebeHaberUnaCorrecta2 As String
Global TextoNoHaySuficientesRespuestasMultiples As String
Global TextoNoHaySuficientesRespuestasMultiples2 As String
Global TextoSeleccionaElNavegador As String
Global TextoAbrir As String

'************************************************************ 
'Variables globales correspondientes al menu 
'************************************************************ 
Global TextoMenuCuestionario As String
Global TextoMenuVerdFal As String
Global TextoMenuEmparejamiento As String
Global TextoMenuRespCorta As String
Global TextoMenuSeleccionMultiple As String
Global TextoMenuPalabraFaltante As String
Global TextoMenuNumerica As String
Global TextoMenuExportar As String
Global TextoMenuElegirIdioma As String
Global TextoMenuAcercade As String
Global TextoMenuEstilos As String
Global TextoMenuCloze As String

Global TextoSubMenuVerdadero As String
Global TextoSubMenuDeclaFalso As String
Global TextoSubMenuRetroalimentacion As String
Global TextoSubMenuEmparejamiento As String
Global TextoSubMenuSeleccionMultiple As String
Global TextoSubMenuCambioVF As String
Global TextoSubMenuPesos As String
Global TextoSubMenuPalabraFaltante As String
Global TextoSubMenuPalabraEnBlanco As String
Global TextoSubMenuNumerica As String
Global TextoSubMenuExportar As String
Global TextoSubMenuExportarXML As String
Global TextoSubMenuPruebaPrevia As String
Global TextoSubMenuAzul As String
Global TextoSubMenuRojo As String
Global TextoSubMenuVerde As String
Global TextoSubMenuMorado As String
Global TextoSubMenuNegrita As String
Global TextoSubMenuCursiva As String
Global TextoSubMenuCloze As String
Global TextoSubMenuClozeMultiple As String
Global TextoSubMenuClozeNumerica As String
Global TextoSubMenuClozeCorta As String

Global TextoBotonAceptar As String
Global TextoBotonCerrar As String
Global TextoBotonVideoTutorial As String
Global TextoBotonVideoTutorialXML As String

'************************************************************ 
'Variables globales correspondientes a los ejemplos
'************************************************************ 
Global TextoEjemploDeclaracionVerdadera As String
Global TextoEjemploDeclaracionFalsa As String
Global TextoEjemploEmparejamiento As String
Global TextoEjemploRespuestaCorta As String
Global TextoEjemploSeleccionMultiple As String
Global TextoEjemploPalabraFaltante As String
Global TextoEjemploNumerica As String
Global TextoEjemploRetroalimentacion As String
Global TextoEjemploEjemplo As String
Global TextoEjemploIzquierda As String
Global TextoEjemploDerecha As String
Global TextoEjemploCloze As String
Global TextoEjemploRespuestaNumericaCloze As String
Global TextoEjemploRespuestaMultipleCloze As String
Global TextoEjemploRespuestaCortaCloze As String

'************************************************************ 
'Variables globales correspondientes al dialogo About
'************************************************************ 
Global TextoAboutVersion As String
Global TextoAboutDescripcion1 As String
Global TextoAboutDescripcion2 As String
Global TextoAboutDescripcion3 As String
Global TextoAboutAutores As String
Global TextoAboutTutor As String
Global TextoAboutLicencia As String
Global TextoVideoTutorial As String
Global TextoVideoTutorialXML As String

'************************************************************
'Nombre: InicializaIdioma
'Sinopsis: procedimiento que inicializa el documento con el
'	idioma por defecto, español en este caso.
'************************************************************
Sub InicializaIdioma

Idioma = "Español"
CambiarIdioma("Español")

End Sub

'************************************************************
'Nombre: CambiarIdioma
'Sinopsis: procedimiento que cambia el idioma de los mensajes
'	que se muestran por pantalla.
'************************************************************
Sub CambiarIdioma (Idioma As String)

Select Case Idioma
	Case "Español"
		TextoDocumentoVacio = EspDocumentoVacio
		TextoDocumentoNoGuardado = EspDocumentoNoGuardado
		TextoEstilosIncorrectos = EspEstilosIncorrectos
		TextoSeleccionaFormato = EspSeleccionaFormato
		TextoSeleccionaFormato2 = EspSeleccionaFormato2
		TextoFormatoInvalido = EspFormatoInvalido
		TextoGuardarTexto = EspGuardarTexto
		TextoGuardarDocumento = EspGuardarDocumento
		TextoElegirIdioma = EspElegirIdioma
		TextoElegirIdioma2 = EspElegirIdioma2
		TextoNoSePuedeAplicar = EspNoSePuedeAplicar
		TextoNoEsOpcionvalida = EspNoEsOpcionvalida
		TextoSeleccionaNumeroDeOpciones = EspSeleccionaNumeroDeOpciones
		TextoSeleccionaNumeroDeOpciones2 = EspSeleccionaNumeroDeOpciones2
		TextoSeleccionaNumeroDeEmparejamientos = EspSeleccionaNumeroDeEmparejamientos
		TextoSeleccionaNumeroDeEmparejamientos2 = EspSeleccionaNumeroDeEmparejamientos2
		TextoValorPorDefecto = EspValorPorDefecto
		TextoUniversidadDeBurgos = EspUniversidadDeBurgos
		TextoMensajeError = EspMensajeError
		TextoNoHaySufientesOpciones = EspNoHaySufientesOpciones
		TextoEmparejamientosIncorrectos = EspEmparejamientosIncorrectos
		TextoNoHaySufientesEmparejamientos = EspNoHaySufientesEmparejamientos
		TextoErrorRespuentaCorta = EspErrorRespuentaCorta
		TextoErrorPreguntaNumerica = EspErrorPreguntaNumerica
		TextoNoAceptaRetroalimentacion = EspNoAceptaRetroalminetacion
		TextoFalloPesoCursor = EspFalloPesoCursor
		TextoFalloPesoYaExisten = EspFalloPesoYaExisten
		TextoFalloPalabraFaltanteCursor = EspFalloPalabraFaltanteCursor
		TextoFalloPalabraFaltanteCursor2 = EspFalloPalabraFaltanteCursor2
		TextoFalloPalabraFaltanteCursorVacio = EspFalloPalabraFaltanteCursorVacio
		TextoFalloPesosChequeo = EspFalloPesosChequeo
		TextoFaltaPalabraFaltante = EspFaltaPalabraFaltante
		TextoPregunta = EspPregunta
		TextoListaDeErrores = EspListaDeErrores
		TextoNoHayErrores = EspNoHayErrores
		TextoFalloClozeCursor = EspFalloClozeCursor
		TextoFaltaCuestionesCloze = EspFaltaCuestionesCloze
		TextoErrorInicioRespuestaMultiple = EspErrorInicioRespuestaMultiple
		TextoErrorInicioRespuestaMultiple2 = EspErrorInicioRespuestaMultiple2
		TextoErrorFinRespuestaMultiple = EspErrorFinRespuestaMultiple
		TextoErrorFinRespuestaMultiple2 = EspErrorFinRespuestaMultiple2
		TextoDebeHaberUnaCorrecta = EspDebeHaberUnaCorrecta
		TextoDebeHaberUnaCorrecta2 = EspDebeHaberUnaCorrecta2
		TextoNoHaySuficientesRespuestasMultiples = EspNoHaySuficientesRespuestasMultiples
		TextoNoHaySuficientesRespuestasMultiples2 = EspNoHaySuficientesRespuestasMultiples2
		TextoSeleccionaElNavegador = EspSeleccionaElNavegador
		TextoTodosLosArchivos = EspTodosLosArchivos
		TextoAbrir = EspAbrir

		TextoMenuCuestionario = EspMenuCuestionario
		TextoMenuVerdFal = EspMenuVerdFal
		TextoMenuEmparejamiento = EspMenuEmparejamiento
		TextoMenuRespCorta = EspMenuRespCorta
		TextoMenuSeleccionMultiple = EspMenuSeleccionMultiple
		TextoMenuPalabraFaltante = EspMenuPalabraFaltante
		TextoMenuNumerica = EspMenuNumerica
		TextoMenuExportar = EspMenuExportar
		TextoMenuElegirIdioma = EspMenuElegirIdioma
		TextoMenuAcercade = EspMenuAcercade
		TextoMenuEstilos = EspMenuEstilos
		TextoMenuCloze = EspMenuCloze
		
		TextoSubMenuVerdadero = EspSubMenuVerdadero
		TextoSubMenuDeclaFalso = EspSubMenuDeclaFalso
		TextoSubMenuRetroalimentacion = EspSubMenuRetroalimentacion
		TextoSubMenuEmparejamiento = EspSubMenuEmparejamiento
		TextoSubMenuSeleccionMultiple = EspSubMenuSeleccionMultiple
		TextoSubMenuCambioVF = EspSubMenuCambioVF
		TextoSubMenuPesos = EspSubMenuPesos
		TextoSubMenuPalabraFaltante = EspSubMenuPalabraFaltante
		TextoSubMenuPalabraEnBlanco = EspSubMenuPalabraEnBlanco
		TextoSubMenuNumerica = EspSubMenuNumerica
		TextoSubMenuExportar = EspSubMenuExportar
		TextoSubMenuExportarXML = EspSubMenuExportarXML
		TextoSubMenuPruebaPrevia = EspSubMenuPruebaPrevia
		TextoSubMenuAzul = EspSubMenuAzul
		TextoSubMenuRojo = EspSubMenuRojo
		TextoSubMenuVerde = EspSubMenuVerde
		TextoSubMenuMorado = EspSubMenuMorado
		TextoSubMenuNegrita = EspSubMenuNegrita
		TextoSubMenuCursiva = EspSubMenuCursiva
		TextoSubMenuCloze = EspSubMenuCloze
		TextoSubMenuClozeMultiple = EspSubMenuClozeMultiple
		TextoSubMenuClozeNumerica = EspSubMenuClozeNumerica
		TextoSubMenuClozeCorta = EspSubMenuClozeCorta
		
		TextoBotonAceptar = EspBotonAceptar
		TextoBotonCerrar = EspBotonCerrar
		TextoBotonVideoTutorial = EspBotonVideoTutorial
		TextoBotonVideoTutorialXML = EspBotonVideoTutorialXML
		
		TextoEjemploDeclaracionVerdadera = EspEjemploDeclaracionVerdadera
	    TextoEjemploDeclaracionFalsa = EspEjemploDeclaracionFalsa
		TextoEjemploEmparejamiento = EspEjemploEmparejamiento
		TextoEjemploRespuestaCorta = EspEjemploRespuestaCorta
		TextoEjemploSeleccionMultiple = EspEjemploSeleccionMultiple
		TextoEjemploPalabraFaltante = EspEjemploPalabraFaltante
		TextoEjemploNumerica = EspEjemploNumerica
		TextoEjemploRetroalimentacion = EspEjemploRetroalimentacion
		TextoEjemploEjemplo = EspEjemploEjemplo
		TextoEjemploIzquierda = EspEjemploIzquierda
		TextoEjemploDerecha = EspEjemploDerecha
		TextoEjemploCloze = EspEjemploCloze
		TextoEjemploRespuestaNumericaCloze = EspEjemploRespuestaNumericaCloze
		TextoEjemploRespuestaMultipleCloze = EspEjemploRespuestaMultipleCloze
		TextoEjemploRespuestaCortaCloze = EspEjemploRespuestaCortaCloze
		
		TextoAboutVersion = EspAboutVersion
		TextoAboutDescripcion1 = EspAboutDescripcion1
		TextoAboutDescripcion2 = EspAboutDescripcion2
		TextoAboutDescripcion3 = EspAboutDescripcion3
		TextoAboutAutores = EspAboutAutores
		TextoAboutLicencia = EspAboutLicencia
		TextoAboutTutor = EspAboutTutor
		TextoVideoTutorial = EspVideoTutorial
		TextoVideoTutorialXML = EspVideoTutorialXML
		
	Case "English"
		TextoDocumentoVacio = EngDocumentoVacio
		TextoDocumentoNoGuardado = EngDocumentoNoGuardado
		TextoEstilosIncorrectos = EngEstilosIncorrectos
		TextoSeleccionaFormato = EngSeleccionaFormato
		TextoSeleccionaFormato2 = EngSeleccionaFormato2
		TextoFormatoInvalido = EngFormatoInvalido
		TextoGuardarTexto = EngGuardarTexto
		TextoGuardarDocumento = EngGuardarDocumento
		TextoElegirIdioma = EngElegirIdioma
		TextoElegirIdioma2 = EngElegirIdioma2
		TextoNoSePuedeAplicar = EngNoSePuedeAplicar
		TextoNoEsOpcionvalida = EngNoEsOpcionvalida
		TextoSeleccionaNumeroDeOpciones = EngSeleccionaNumeroDeOpciones
		TextoSeleccionaNumeroDeOpciones2 = EngSeleccionaNumeroDeOpciones2
		TextoSeleccionaNumeroDeEmparejamientos = EngSeleccionaNumeroDeEmparejamientos
		TextoSeleccionaNumeroDeEmparejamientos2 = EngSeleccionaNumeroDeEmparejamientos2
		TextoValorPorDefecto = EngValorPorDefecto
		TextoUniversidadDeBurgos = EngUniversidadDeBurgos
		TextoMensajeError = EngMensajeError
		TextoNoHaySufientesOpciones = EngNoHaySufientesOpciones
		TextoEmparejamientosIncorrectos = EngEmparejamientosIncorrectos
		TextoNoHaySufientesEmparejamientos = EngNoHaySufientesEmparejamientos
		TextoErrorRespuentaCorta = EngErrorRespuentaCorta
		TextoErrorPreguntaNumerica = EngErrorPreguntaNumerica
		TextoNoAceptaRetroalimentacion = EngNoAceptaRetroalminetacion
		TextoFalloPesoCursor = EngFalloPesoCursor
		TextoFalloPesoYaExisten = EngFalloPesoYaExisten
		TextoFalloPalabraFaltanteCursor = EngFalloPalabraFaltanteCursor
		TextoFalloPalabraFaltanteCursor2 = EngFalloPalabraFaltanteCursor2
		TextoFalloPalabraFaltanteCursorVacio = EngFalloPalabraFaltanteCursorVacio
		TextoFalloPesosChequeo = EngFalloPesosChequeo
		TextoFaltaPalabraFaltante = EngFaltaPalabraFaltante
		TextoPregunta = EngPregunta
		TextoListaDeErrores = EngListaDeErrores
		TextoNoHayErrores = EngNoHayErrores
		TextoFalloClozeCursor = EngFalloClozeCursor
		TextoFaltaCuestionesCloze = EngFaltaCuestionesCloze
		TextoErrorInicioRespuestaMultiple = EngErrorInicioRespuestaMultiple
		TextoErrorInicioRespuestaMultiple2 = EngErrorInicioRespuestaMultiple2
		TextoErrorFinRespuestaMultiple = EngErrorFinRespuestaMultiple
		TextoErrorFinRespuestaMultiple2 = EngErrorFinRespuestaMultiple2
		TextoDebeHaberUnaCorrecta = EngDebeHaberUnaCorrecta
		TextoDebeHaberUnaCorrecta2 = EngDebeHaberUnaCorrecta2
		TextoNoHaySuficientesRespuestasMultiples = EngNoHaySuficientesRespuestasMultiples
		TextoNoHaySuficientesRespuestasMultiples2 = EngNoHaySuficientesRespuestasMultiples2
		TextoSeleccionaElNavegador = EngSeleccionaElNavegador
		TextoTodosLosArchivos = EngTodosLosArchivos
		TextoAbrir = EngAbrir
		
		TextoMenuCuestionario = EngMenuCuestionario
		TextoMenuVerdFal = EngMenuVerdFal
		TextoMenuEmparejamiento = EngMenuEmparejamiento
		TextoMenuRespCorta = EngMenuRespCorta
		TextoMenuSeleccionMultiple = EngMenuSeleccionMultiple
		TextoMenuPalabraFaltante = EngMenuPalabraFaltante
		TextoMenuNumerica = EngMenuNumerica
		TextoMenuExportar = EngMenuExportar
		TextoMenuElegirIdioma = EngMenuElegirIdioma
		TextoMenuAcercade = EngMenuAcercade
		TextoMenuEstilos = EngMenuEstilos
		TextoMenuCloze = EngMenuCloze

		TextoSubMenuVerdadero = EngSubMenuVerdadero
		TextoSubMenuDeclaFalso = EngSubMenuDeclaFalso
		TextoSubMenuRetroalimentacion = EngSubMenuRetroalimentacion
		TextoSubMenuEmparejamiento = EngSubMenuEmparejamiento
		TextoSubMenuSeleccionMultiple = EngSubMenuSeleccionMultiple
		TextoSubMenuCambioVF = EngSubMenuCambioVF
		TextoSubMenuPesos = EngSubMenuPesos
		TextoSubMenuPalabraFaltante = EngSubMenuPalabraFaltante
		TextoSubMenuPalabraEnBlanco = EngSubMenuPalabraEnBlanco
		TextoSubMenuNumerica = EngSubMenuNumerica
		TextoSubMenuExportar = EngSubMenuExportar
		TextoSubMenuExportarXML = EngSubMenuExportarXML
		TextoSubMenuPruebaPrevia = EngSubMenuPruebaPrevia
		TextoSubMenuAzul = EngSubMenuAzul
		TextoSubMenuRojo = EngSubMenuRojo
		TextoSubMenuVerde = EngSubMenuVerde
		TextoSubMenuMorado = EngSubMenuMorado
		TextoSubMenuNegrita = EngSubMenuNegrita
		TextoSubMenuCursiva = EngSubMenuCursiva
		TextoSubMenuCloze = EngSubMenuCloze
		TextoSubMenuClozeMultiple = EngSubMenuClozeMultiple
		TextoSubMenuClozeNumerica = EngSubMenuClozeNumerica
		TextoSubMenuClozeCorta = EngSubMenuClozeCorta
		
		
		TextoBotonAceptar = EngBotonAceptar
		TextoBotonCerrar = EngBotonCerrar
		TextoBotonVideoTutorial = EngBotonVideoTutorial
		TextoBotonVideoTutorialXML = EngBotonVideoTutorialXML
		
		TextoEjemploDeclaracionVerdadera = EngEjemploDeclaracionVerdadera
	    TextoEjemploDeclaracionFalsa = EngEjemploDeclaracionFalsa
		TextoEjemploEmparejamiento = EngEjemploEmparejamiento
		TextoEjemploRespuestaCorta = EngspEjemploRespuestaCorta
		TextoEjemploSeleccionMultiple = EngEjemploSeleccionMultiple
		TextoEjemploPalabraFaltante = EngEjemploPalabraFaltante
		TextoEjemploNumerica = EngEjemploNumerica
		TextoEjemploRetroalimentacion = EngEjemploRetroalimentacion
		TextoEjemploEjemplo = EngEjemploEjemplo
		TextoEjemploIzquierda = EngEjemploIzquierda
		TextoEjemploDerecha = EngEjemploDerecha
		TextoEjemploCloze = EngEjemploCloze
		TextoEjemploRespuestaNumericaCloze = EngEjemploRespuestaNumericaCloze
		TextoEjemploRespuestaMultipleCloze = EngEjemploRespuestaMultipleCloze
		TextoEjemploRespuestaCortaCloze = EngEjemploRespuestaCortaCloze
		
		TextoAboutVersion = EngAboutVersion
		TextoAboutDescripcion1 = EngAboutDescripcion1
		TextoAboutDescripcion2 = EngAboutDescripcion2
		TextoAboutDescripcion3 = EngAboutDescripcion3
		TextoAboutAutores = EngAboutAutores
		TextoAboutLicencia = EngAboutLicencia
		TextoAboutTutor = EngAboutTutor
		TextoVideoTutorial = EngVideoTutorial
		TextoVideoTutorialXML = EngVideoTutorialXML		
	Case Else
	
End Select

End Sub

'************************************************************
'Nombre: ElegirIdioma
'Sinopsis: procedimiento que muestra un dialogo por pantalla
'	para elegir el idioma en el que se quiere que estén los
'	menús y los mensajes mostrados por pantalla
'************************************************************
Sub ElegirIdioma

Dim Opciones(1) As String
Opciones(0) = "Español"
Opciones(1) = "English"

Idioma = DialogoComboBox (TextoElegirIdioma, TextoElegirIdioma2, Opciones() )	

CambiarIdioma (Idioma)

CambiarElMenu

End Sub

'************************************************************
'Nombre: CambiarElMenu
'Sinopsis: procedimiento que cambia el idioma en el que se
'	muestra el menú.
'************************************************************
Sub CambiarElMenu

Dim Posicion As Integer
Dim MenuBar As Object
Dim Menu As Object
Dim PopupMenu As Object

doc = ThisComponent
frame = doc.CurrentController.Frame
Manejador = frame.LayoutManager
MenuBar = Manejador.getElement("private:resource/menubar/menubar")
Menu = MenuBar.getPropertyValue("XMenuBar")

For Posicion = 0 To 20
	NombreMenu = Menu.getItemText(Menu.getItemId(Posicion))
	If NombreMenu = "Moodle" Or NombreMenu = "Questionnaire" Then
		Exit For
	End If
Next

Menu.setItemText(Menu.getItemId(Posicion), TextoMenuCuestionario)
PopupMenu = Menu.getPopupMenu(Menu.getItemId(Posicion))

PopupMenu.setItemText(PopupMenu.getItemId(0), TextoMenuVerdFal)
SubPopupMenu = PopUpMenu.getPopupMenu(PopupMenu.getItemId(0))
SubPopupMenu.setItemText(SubPopupMenu.getItemId(0), TextoSubMenuDeclaFalso)
SubPopupMenu.setItemText(SubPopupMenu.getItemId(1), TextoSubMenuVerdadero)
SubPopupMenu.setItemText(SubPopupMenu.getItemId(2), TextoSubMenuRetroalimentacion)

PopupMenu.setItemText(PopupMenu.getItemId(1), TextoMenuEmparejamiento)
SubPopupMenu = PopUpMenu.getPopupMenu(PopupMenu.getItemId(1))
SubPopupMenu.setItemText(SubPopupMenu.getItemId(0), TextoSubMenuEmparejamiento)

PopupMenu.setItemText(PopupMenu.getItemId(2), TextoMenuRespCorta)

PopupMenu.setItemText(PopupMenu.getItemId(3), TextoMenuSeleccionMultiple)
SubPopupMenu = PopUpMenu.getPopupMenu(PopupMenu.getItemId(3))
SubPopupMenu.setItemText(SubPopupMenu.getItemId(0), TextoSubMenuSeleccionMultiple)
SubPopupMenu.setItemText(SubPopupMenu.getItemId(1), TextoSubMenuCambioVF)
SubPopupMenu.setItemText(SubPopupMenu.getItemId(2), TextoSubMenuPesos)
SubPopupMenu.setItemText(SubPopupMenu.getItemId(3), TextoSubMenuRetroalimentacion)

PopupMenu.setItemText(PopupMenu.getItemId(4), TextoMenuPalabraFaltante)
SubPopupMenu = PopUpMenu.getPopupMenu(PopupMenu.getItemId(4))
SubPopupMenu.setItemText(SubPopupMenu.getItemId(0), TextoSubMenuPalabraFaltante)
SubPopupMenu.setItemText(SubPopupMenu.getItemId(1), TextoSubMenuPalabraEnBlanco)

PopupMenu.setItemText(PopupMenu.getItemId(5), TextoMenuNumerica)
SubPopupMenu = PopUpMenu.getPopupMenu(PopupMenu.getItemId(5))
SubPopupMenu.setItemText(SubPopupMenu.getItemId(0), TextoSubMenuNumerica)

PopupMenu.setItemText(PopupMenu.getItemId(6), TextoMenuCloze)
SubPopupMenu = PopUpMenu.getPopupMenu(PopupMenu.getItemId(6))
SubPopupMenu.setItemText(SubPopupMenu.getItemId(0), TextoSubMenuCloze)
SubPopupMenu.setItemText(SubPopupMenu.getItemId(1), TextoSubMenuClozeMultiple)
SubPopupMenu.setItemText(SubPopupMenu.getItemId(2), TextoSubMenuClozeNumerica)
SubPopupMenu.setItemText(SubPopupMenu.getItemId(3), TextoSubMenuClozeCorta)

PopupMenu.setItemText(PopupMenu.getItemId(8), TextoMenuEstilos)
SubPopupMenu = PopUpMenu.getPopupMenu(PopupMenu.getItemId(8))
SubPopupMenu.setItemText(SubPopupMenu.getItemId(0), TextoSubMenuAzul)
SubPopupMenu.setItemText(SubPopupMenu.getItemId(1), TextoSubMenuMorado)
SubPopupMenu.setItemText(SubPopupMenu.getItemId(2), TextoSubMenuRojo)
SubPopupMenu.setItemText(SubPopupMenu.getItemId(3), TextoSubMenuVerde)
SubPopupMenu.setItemText(SubPopupMenu.getItemId(4), TextoSubMenuNegrita)
SubPopupMenu.setItemText(SubPopupMenu.getItemId(5), TextoSubMenuCursiva)

PopupMenu.setItemText(PopupMenu.getItemId(10), TextoMenuExportar)
SubPopupMenu = PopUpMenu.getPopupMenu(PopupMenu.getItemId(10))
SubPopupMenu.setItemText(SubPopupMenu.getItemId(0), TextoSubMenuExportar)
SubPopupMenu.setItemText(SubPopupMenu.getItemId(1), TextoSubMenuExportarXML)
SubPopupMenu.setItemText(SubPopupMenu.getItemId(2), TextoSubMenuPruebaPrevia)

PopupMenu.setItemText(PopupMenu.getItemId(12), TextoMenuElegirIdioma)

PopupMenu.setItemText(PopupMenu.getItemId(14), TextoMenuAcercade)

End Sub 
</script:module>
</file>

<file path=Basic/Standard/DeRespuestaCorta.xml><?xml version="1.0" encoding="utf-8"?>
<!DOCTYPE module  PUBLIC '-//OpenOffice.org//DTD OfficeDocument 1.0//EN'  'module.dtd'>
<script:module xmlns:script="http://openoffice.org/2000/script" script:name="DeRespuestaCorta" script:language="StarBasic">
'************************************************************
'Nombre: DeRespuestaCorta
'Sinopsis: procedimiento que inserta una pregunta con el
'	estilo de pregunta de respuesta corta.
'************************************************************
Sub DeRespuestaCorta

InsertarPregunta(EstiloCorta, TextoEjemploRespuestaCorta)
InsertarPregunta(EstiloCorrecta, TextoEjemploEjemplo)
InsertarPregunta(EstiloNormal, "")


End Sub

'************************************************************
'Nombre: ExportarRespuestaCorta
'Sinopsis: procedimiento que exporta una pregunta de
'	respuesta corta a GIFT.
'************************************************************
Sub ExportarRespuestaCorta(oCursor)

Dim Contenido As String
Dim Avanza
oText = ThisComponent.Text
oTC = ThisComponent.Text.createTextCursorByRange(oCursor)

oTC.ParaStyleName = EstiloNormal
oTC.gotoEndOfParagraph(true)
Contenido = oTC.String
oTC.String = "// Start of question: ShortAnswerQ" + chr(13) + Contenido
oTC.gotoNextParagraph(False)
oTC.gotoNextParagraph(False)
	If oTC.ParaStyleName = EstiloSubCorta Then
		Do While oTC.ParaStyleName = EstiloSubCorta
			oTC.gotoEndOfParagraph(True)
			oTC.ParaStyleName = EstiloNormal
			oTC.gotoNextParagraph(False)
		Loop
	End If
oTC.gotoPreviousParagraph(False)
oTC.gotoEndOfParagraph(False)
oTC.String = EtInicioPreg
oTC.gotoNextParagraph(False)

Do While oTC.paraStyleName = EstiloCorrecta
		oTC.ParaStyleName = EstiloNormal
		oTC.gotoEndOfParagraph(True)
		Contenido = oTC.String
		oTC.String = EtCorreResp + Contenido
		Avanza = oTC.gotoNextParagraph(False)
Loop

If Avanza = True Then
	oTC.gotoPreviousParagraph(False)
End If

oTc.gotoEndOfParagraph(False)
oTC.String = chr(13) + EtFinPreg + chr(13)

End Sub

'************************************************************
'Nombre: ChequearRespuestaCorta
'Sinopsis: función que chequea que la pregunta de respuesta
'	corta tenga al menos una respuesta verdadera y que,
'	además, no tenga ninguna respuesta falsa. 
'************************************************************
Function ChequearRespuestaCorta(oCursor, NumeroDePregunta, Mensajes As Boolean) As Variant

Dim Corr As Integer

Corr = 0
If Mensaje = True Then
	ChequearRespuestaCorta = True
Else
	ChequearRespuestaCorta = ""
End If
oText = ThisComponent.Text

oCursor.gotoNextParagraph(False)
If oCursor.ParaStyleName = EstiloSubCorta Then
	Do While oCursor.ParaStyleName = EstiloSubCorta
		oCursor.gotoNextParagraph(False)
	Loop
End If

If oCursor.ParaStyleName = EstiloCorrecta Then
	Corr = 1
Else
	If Mensajes = True Then
		ChequearRespuestaCorta = False
		DialogoMsgBox (TextoErrorRespuentaCorta + NumeroDePregunta, TextoUniversidadDeBurgos + TextoMensajeError)
	Else
		ChequearRespuestaCorta = TextoErrorRespuentaCorta
		IrFinalRespuestaCorta (oCursor)
	End If
	Exit Function
End If

Do While oCursor.paraStyleName = EstiloCorrecta Or oCursor.paraStyleName = EstiloIncorrecta _
	Or oCursor.paraStyleName = EstiloRetro

	oCursor.gotoEndOfParagraph(False)

	If oCursor.paraStyleName = EstiloIncorrecta Then
		If Mensajes = True Then
			ChequearRespuestaCorta = False
			DialogoMsgBox (TextoErrorRespuentaCorta + NumeroDePregunta, TextoUniversidadDeBurgos + TextoMensajeError)
		Else
			ChequearRespuestaCorta = TextoErrorRespuentaCorta
			IrFinalRespuestaCorta (oCursor)
		End If
		Exit Function
	End If

	If oText.compareRegionEnds(oText.End, oCursor.End) &lt;&gt; -1 Then
		Exit Function
	End If
	
	oCursor.gotoNextParagraph(False)
Loop

If Corr = 0 Then
	If Mensajes = True Then
		ChequearRespuestaCorta = False
		DialogoMsgBox (TextoErrorRespuentaCorta + NumeroDePregunta, TextoUniversidadDeBurgos + TextoMensajeError)
	Else
		ChequearRespuestaCorta = TextoErrorRespuentaCorta
	End If
End If
	
End Function

'************************************************************
'Nombre: IrFinalRespuestaCorta
'Sinopsis: metodo que coloca el cursor al final de la 
'	pregunta de respuesta corta.
'************************************************************
Sub IrFinalRespuestaCorta (oCursor)
	oText = ThisComponent.Text
	
	Do While oCursor.paraStyleName = EstiloCorrecta Or oCursor.paraStyleName = EstiloIncorrecta _
		Or oCursor.paraStyleName = EstiloRetro
		
		oCursor.gotoEndOfParagraph(False)
		
		If oText.compareRegionEnds(oText.End, oCursor.End) &lt;&gt; -1 Then
			Exit Sub
		End If
	
		oCursor.gotoNextParagraph(False)
	Loop
	
End Sub

'************************************************************
'Nombre: ExportarRespuestaCortaXML
'Sinopsis: procedimiento que exporta una pregunta de estilo
'	verdadero/falso a XML.
'************************************************************
Sub ExportarRespuestaCortaXML(oCursor)

	Dim Contenido As String
	Dim Avanza
	oText = ThisComponent.Text
	oTC = ThisComponent.Text.createTextCursorByRange(oCursor)

	oTC.ParaStyleName = EstiloNormal
	oTC.gotoEndOfParagraph(true)
	Contenido = oTC.String
	oTC.collapseToStart	
	oTC.String = EtPregRespCXML + chr(13) + EtInicioNombreXML + EtInicioTextoXML + Contenido + _
				EtFinalTextoXML + EtFinalNombreXML + chr(13) + EtInicioPregXML + chr(13) + _
				EtInicioTextoXML + EtInicioParrafo
	For Aux = 1 To 3
		oTC.gotoNextParagraph(False)
	Next
	oTC.gotoEndOfParagraph(False)
	oTC.String = EtFinParrafo
	oTC.gotoNextParagraph(False)
	If oTC.ParaStyleName = EstiloSubCorta Then
		Avanza = True
		Do While oTC.ParaStyleName = EstiloSubCorta And Avanza = True
			oTC.ParaStyleName = EstiloNormal
			oTC.String = EtInicioParrafo
			oTC.gotoEndOfParagraph(False)
			oTC.String = EtFinParrafo
			Avanza = oTC.gotoNextParagraph(False)
		Loop
		If Avanza = True Then
			oTC.gotoPreviousParagraph(False)
		End If
	Else
		oTC.gotoPreviousParagraph(False)
	End If
	oTC.gotoEndOfParagraph(False)
	oTC.String = EtFinalTextoXML + chr(13) + EtFinPregXML + chr(13) + _
				EtIniRetroAlimGenXML + chr(13) + EtInicioTextoXML + EtFinalTextoXML + chr(13) + _
				EtFinRetroAlimGenXML + chr(13) + EtDefaultGrade + chr(13) + EtPenalty03 + chr(13) + EtHidden

	For Aux = 1 To 8
		oTC.gotoNextParagraph(False)
	Next


	Do While oTC.paraStyleName = EstiloCorrecta
		oTC.ParaStyleName = EstiloNormal
		oTC.gotoEndOfParagraph(True)
		Contenido = oTC.String
		oTC.String = EtIniCorreRespXML + chr(13) + EtInicioTextoXML + Contenido + EtFinalTextoXML + _
					chr(13) + EtFinRespXML
		
		For Aux = 1 To 3
			Avanza = oTC.gotoNextParagraph(False)
		Next
	Loop

	If Avanza = True Then
		oTC.gotoPreviousParagraph(False)
	End If

	oTc.gotoEndOfParagraph(False)
	oTC.String = chr(13) + EtFinalCuestionXML + chr (13)

End Sub
</script:module>
</file>

<file path=Basic/Standard/DeclaracionVerdFals.xml><?xml version="1.0" encoding="utf-8"?>
<!DOCTYPE module  PUBLIC '-//OpenOffice.org//DTD OfficeDocument 1.0//EN'  'module.dtd'>
<script:module xmlns:script="http://openoffice.org/2000/script" script:name="DeclaracionVerdFals" script:language="StarBasic">
'************************************************************
'Nombre: DeclaracionVerdadera
'Sinopsis: procedimiento que inserta una pregunta con el
'	estilo de declaración verdadera.
'************************************************************
Sub DeclaracionVerdadera

InsertarPregunta(EstiloTrue, TextoEjemploDeclaracionVerdadera)
InsertarPregunta(EstiloNormal, "")

End Sub

'************************************************************
'Nombre: DeclaracionFalsa
'Sinopsis: procedimiento que inserta una pregunta con el
'	estilo de declaración falsa.
'************************************************************
Sub DeclaracionFalsa

InsertarPregunta(EstiloFalse, TextoEjemploDeclaracionFalsa)
InsertarPregunta(EstiloNormal, "")

End Sub

'************************************************************
'Nombre: ExportarTrueFalse
'Sinopsis: procedimiento que exporta una pregunta de estilo
'	verdadero/falso a GIFT.
'************************************************************
Sub ExportarTrueFalse(oCursor)

Dim Contenido As String
Dim ContenidoR As String
oText = ThisComponent.Text
oTC = ThisComponent.Text.createTextCursorByRange(oCursor)

oTC.gotoEndOfParagraph(true)
Contenido = oTc.String

If oTC.ParaStyleName = EstiloTrue Then
	oTC.String = "//TrueStatement" + chr(13) + Contenido
	oTC.ParaStyleName = EstiloNormal
	oTC.gotoNextParagraph(False)
	oTC.gotoNextParagraph(False)
	If oTC.ParaStyleName = EstiloSubTrue Then
		Do While oTC.ParaStyleName = EstiloSubTrue
			oTC.gotoEndOfParagraph(True)
			oTC.ParaStyleName = EstiloNormal
			oTC.gotoNextParagraph(False)
		Loop
	End If
	If oTC.ParaStyleName = EstiloRetro Then
		oTC.gotoEndOfParagraph(True)
		ContenidoR = oTC.String
		oTC.String = ""
		oTC.ParaStyleName = EstiloNormal
		oTC.gotoPreviousParagraph(False)
		oTC.gotoEndOfParagraph(False)
		oTC.String = EtInicioPreg + "TRUE " + EtRetroAlim + ContenidoR + EtFinPreg
		oTC.ParaStyleName = EstiloNormal
	Else
		oTC.gotoPreviousParagraph(False)
		oTC.gotoEndOfParagraph(False)
		oTC.String = EtTruePreg + chr(13)
	End If
Else
	oTC.String = "//FalseStatement" + chr(13) + Contenido
	oTC.ParaStyleName = EstiloNormal
	oTC.gotoNextParagraph(False)
	oTC.gotoNextParagraph(False)
	If oTC.ParaStyleName = EstiloSubFalse Then
		Do While oTC.ParaStyleName = EstiloSubFalse
			oTC.gotoEndOfParagraph(True)
			oTC.ParaStyleName = EstiloNormal
			oTC.gotoNextParagraph(False)
		Loop
	End If
	If oTC.ParaStyleName = EstiloRetro Then
		oTC.gotoEndOfParagraph(True)
		ContenidoR = oTC.String
		oTC.String = ""
		oTC.ParaStyleName = EstiloNormal
		oTC.gotoPreviousParagraph(False)
		oTC.gotoEndOfParagraph(False)
		oTC.String = EtInicioPreg + "FALSE " + EtRetroAlim + ContenidoR + EtFinPreg
		oTC.ParaStyleName = EstiloNormal
	Else
		oTC.gotoPreviousParagraph(False)
		oTC.gotoEndOfParagraph(False)
		oTC.String = EtFalsePreg + chr(13)
	End If
End If

End Sub

'************************************************************
'Nombre: ExportarTrueFalseXML
'Sinopsis: procedimiento que exporta una pregunta de estilo
'	verdadero/falso a XML.
'************************************************************
Sub ExportarTrueFalseXML(oCursor)


Dim Contenido As String
Dim Estilo As String

oTC = ThisComponent.Text.createTextCursorByRange(oCursor)
oCursor.gotoStartOfParagraph(False)

Select Case oCursor.ParaStyleName
	Case EstiloTrue
		oTC.ParaStyleName = EstiloNormal
		oTC.gotoEndOfParagraph(true)
		Contenido = oTc.String
		oTC.collapseToStart
		oTC.String = EtPregVFXML + chr(13) + EtInicioNombreXML + EtInicioTextoXML + Contenido + EtFinalTextoXML + _
					EtFinalNombreXML + chr(13) + EtInicioPregXML + chr(13)+ EtInicioTextoXML + EtInicioParrafo
		For Aux = 1 To 3
			oTC.gotoNextParagraph(False)
		Next
		oTC.gotoEndOfParagraph(False)
		oTC.String = EtFinParrafo
		oTC.gotoNextParagraph(False)
		If oTC.ParaStyleName = EstiloSubTrue Then
			Avanza = True
			Do While oTC.ParaStyleName = EstiloSubTrue And Avanza = True
				oTC.ParaStyleName = EstiloNormal
				oTC.String = EtInicioParrafo
				oTC.gotoEndOfParagraph(False)
				oTC.String = EtFinParrafo
				Avanza = oTC.gotoNextParagraph(False)
			Loop
			If Avanza = True Then
				oTC.gotoPreviousParagraph(False)
			End If
		Else
			oTC.gotoPreviousParagraph(False)
		End If
		oTC.gotoEndOfParagraph(False)
		oTC.String = EtFinalTextoXML + chr(13) + EtFinPregXML + chr(13) + EtDefaultGrade + chr(13) + EtPenalty1 + _
					chr(13) + EtHidden + chr(13)
		For Aux = 1 To 6
			oTC.gotoNextParagraph(False)
		Next
		If oTC.ParaStyleName = EstiloRetro Then
			oTC.gotoEndOfParagraph(true)
			oTC.ParaStyleName = EstiloNormal
			Contenido = oTc.String
			oTc.String = EtIniRetroAlimGenXML + chr(13) + EtInicioTextoXML + Contenido + EtFinalTextoXML + _
						chr(13) + EtFinRetroAlimGenXML + chr(13) + EtIniCorreRespXML +chr(13)+ EtInicioTextoXML + _
						"true" + EtFinalTextoXML + chr(13)+ EtFinRespXML + chr(13) + EtIniIncorreRespXML + _
						chr(13) + EtInicioTextoXML + "false" + EtFinalTextoXML + chr(13)+ EtFinRespXML + _
						chr(13) + EtFinalCuestionXML + chr (13)		
		Else
			oTC.gotoPreviousParagraph(False)
			oTC.gotoEndOfParagraph(False)
			oTC.String = EtIniRetroAlimGenXML + chr(13) + EtInicioTextoXML + EtFinalTextoXML + chr(13) + _
						EtFinRetroAlimGenXML + chr(13) + EtIniCorreRespXML + chr(13) + EtInicioTextoXML + _
						"true" + EtFinalTextoXML + chr(13) + EtFinRespXML + chr(13) + EtIniIncorreRespXML + _
						chr(13) + EtInicioTextoXML + "false" + EtFinalTextoXML + chr(13)+ EtFinRespXML + _
						chr(13) + EtFinalCuestionXML + chr (13)
		End If
	Case EstiloFalse
		oTC.ParaStyleName = EstiloNormal
		oTC.gotoEndOfParagraph(true)
		Contenido = oTc.String
		oTC.collapseToStart
		oTC.String = EtPregVFXML + chr(13) + EtInicioNombreXML + EtInicioTextoXML + Contenido + EtFinalTextoXML + _
					EtFinalNombreXML + chr(13) + EtInicioPregXML + chr(13)+ EtInicioTextoXML + EtInicioParrafo
		For Aux = 1 To 3
			oTC.gotoNextParagraph(False)
		Next
		oTC.gotoEndOfParagraph(False)
		oTC.String = EtFinParrafo
		oTC.gotoNextParagraph(False)
		If oTC.ParaStyleName = EstiloSubFalse Then
			Avanza = True
			Do While oTC.ParaStyleName = EstiloSubFalse And Avanza = True
				oTC.ParaStyleName = EstiloNormal
				oTC.String = EtInicioParrafo
				oTC.gotoEndOfParagraph(False)
				oTC.String = EtFinParrafo
				Avanza = oTC.gotoNextParagraph(False)
			Loop
			If Avanza = True Then
				oTC.gotoPreviousParagraph(False)
			End If
		Else
			oTC.gotoPreviousParagraph(False)
		End If
		oTC.gotoEndOfParagraph(False)
		oTC.String = EtFinalTextoXML + chr(13) + EtFinPregXML + chr(13) + EtDefaultGrade + chr(13) + EtPenalty1 + _
					chr(13) + EtHidden + chr(13)
		For Aux = 1 To 6
			oTC.gotoNextParagraph(False)
		Next
		If oTC.ParaStyleName = EstiloRetro Then
			oTC.gotoEndOfParagraph(true)
			oTC.ParaStyleName = EstiloNormal
			Contenido = oTc.String
			oTc.String = EtIniRetroAlimGenXML + chr(13) + EtInicioTextoXML + Contenido + EtFinalTextoXML + _
						chr(13) + EtFinRetroAlimGenXML + chr(13) + EtIniCorreRespXML +chr(13)+ EtInicioTextoXML + _
						"false" + EtFinalTextoXML + chr(13)+ EtFinRespXML + chr(13) + EtIniIncorreRespXML + _
						chr(13) + EtInicioTextoXML + "true" + EtFinalTextoXML + chr(13)+ EtFinRespXML + _
						chr(13) + EtFinalCuestionXML + chr (13)
 		
		Else
			oTC.gotoPreviousParagraph(False)
			oTC.gotoEndOfParagraph(False)
			oTC.String = EtIniRetroAlimGenXML + chr(13) + EtInicioTextoXML + EtFinalTextoXML + chr(13) + _
						EtFinRetroAlimGenXML + chr(13) + EtIniCorreRespXML + chr(13) + EtInicioTextoXML + _
						"false" + EtFinalTextoXML + chr(13) + EtFinRespXML + chr(13) + EtIniIncorreRespXML + _
						chr(13) + EtInicioTextoXML + "true" + EtFinalTextoXML + chr(13)+ EtFinRespXML + _
						chr(13) + EtFinalCuestionXML + chr (13)
		End If
End Select



End Sub
</script:module>
</file>

<file path=Basic/Standard/Emparejamiento.xml><?xml version="1.0" encoding="utf-8"?>
<!DOCTYPE module  PUBLIC '-//OpenOffice.org//DTD OfficeDocument 1.0//EN'  'module.dtd'>
<script:module xmlns:script="http://openoffice.org/2000/script" script:name="Emparejamiento" script:language="StarBasic">
'************************************************************
'Nombre: Emparejamiento
'Sinopsis: procedimiento que inserta una pregunta con el
'	estilo de pregunta de emparejamiento.
'************************************************************
Sub Emparejamiento

InsertarPregunta(EstiloEmparejamiento, TextoEjemploEmparejamiento)

NumeroEmparejamientos = EstableceNumeroDeEmparejamientos

For Aux = 1 To NumeroEmparejamientos

	InsertarPregunta(EstiloIzquierda, TextoEjemploIzquierda + Aux)
	InsertarPregunta(EstiloDerecha, TextoEjemploDerecha + Aux)

Next

InsertarPregunta(EstiloNormal, "")

End Sub

'************************************************************
'Nombre: ExportarEmparejamiento
'Sinopsis: procedimiento que exporta una pregunta de 
'	emparejamiento a GIFT.
'************************************************************
Sub ExportarEmparejamiento(oCursor)

Dim Contenido As String
Dim Avanza
oText = ThisComponent.Text
oTC = ThisComponent.Text.createTextCursorByRange(oCursor)

oTC.ParaStyleName = EstiloNormal
oTC.gotoEndOfParagraph(true)
Contenido = oTC.String
oTC.String = "// Start of question: MatchingQ" + chr(13) + Contenido
oTC.gotoNextParagraph(False)
oTC.gotoNextParagraph(False)
	If oTC.ParaStyleName = EstiloSubEmparejamiento Then
		Do While oTC.ParaStyleName = EstiloSubEmparejamiento
			oTC.gotoEndOfParagraph(True)
			oTC.ParaStyleName = EstiloNormal
			oTC.gotoNextParagraph(False)
		Loop
	End If
oTC.gotoPreviousParagraph(False)
oTC.gotoEndOfParagraph(False)
oTC.String = EtInicioPreg
oTC.gotoNextParagraph(False)

Do While oTC.paraStyleName = EstiloIzquierda
	oTC.ParaStyleName = EstiloNormal
	oTC.gotoEndOfParagraph(True)
	Contenido = oTC.String
	oTC.String = EtCorreResp + Contenido + EtUnionPreg
	oTC.gotoNextParagraph(False)
	
	oTC.ParaStyleName = EstiloNormal
	oTC.gotoEndOfParagraph(True)
	Contenido = oTC.String
	oTC.String = Contenido
	Avanza = oTC.gotoNextParagraph(False)
Loop

If Avanza = True Then
	oTC.gotoPreviousParagraph(False)
End If

oTc.gotoEndOfParagraph(False)
oTC.String = chr(13) + EtFinPreg + chr(13)


End Sub

'************************************************************
'Nombre: ChequearEmparejamiento
'Sinopsis: función que chequea que la pregunta de
'	emparejamiento tenga el número de respuestas fijado con
'	anterioridad y que todas las respuestas tengan una
'	pareja.
'************************************************************
Function ChequearEmparejamiento(oCursor, NumeroDePregunta, Mensajes) As Variant

Dim Aux As integer

Aux = 0
If Mensaje = True Then
	ChequearEmparejamiento = True
Else
	ChequearEmparejamiento = ""
End If
oText = ThisComponent.Text

oCursor.gotoNextParagraph(False)
If oCursor.ParaStyleName = EstiloSubEmparejamiento Then
	Do While oCursor.ParaStyleName = EstiloSubEmparejamiento
		oCursor.gotoNextParagraph(False)
	Loop
End If

Do While Aux &lt; 3
	If oCursor.ParaStyleName &lt;&gt; EstiloIzquierda Then
		If Mensajes = True Then
			ChequearEmparejamiento = False
			DialogoMsgBox (TextoNoHaySufientesEmparejamientos + NumeroDePregunta, TextoUniversidadDeBurgos + TextoMensajeError)
		Else
			ChequearEmparejamiento = TextoNoHaySufientesEmparejamientos
			IrFinalEmparejamiento (oCursor)
			Exit Function
		End If
	Exit Do
	End If
	
	oCursor.gotoNextParagraph(False)
	If oCursor.ParaStyleName &lt;&gt; EstiloDerecha Then
		If Mensajes = True Then
			ChequearEmparejamiento = False
			DialogoMsgBox (TextoEmparejamientosIncorrectos + NumeroDePregunta, TextoUniversidadDeBurgos + TextoMensajeError)
		Else
			ChequearEmparejamiento = TextoEmparejamientosIncorrectos
			IrFinalEmparejamiento (oCursor)
			Exit Function
		End If
		Exit Do
	End If
	oCursor.gotoNextParagraph(False)
	Aux = Aux + 1
Loop

oCursor.gotoEndOfParagraph(False)

If (oText.compareRegionEnds(oText.End, oCursor.End) = -1) = False Then
	Exit Function
End If

If oCursor.ParaStyleName = EstiloSubEmparejamiento Or oCursor.ParaStyleName = EstiloEmparejamiento Then
	Do While oCursor.ParaStyleName = EstiloSubEmparejamiento Or oCursor.ParaStyleName = EstiloEmparejamiento
		oCursor.gotoNextParagraph(False)
	Loop
End If

Do While oCursor.ParaStyleName = EstiloIzquierda Or oCursor.ParaStyleName = EstiloDerecha
	If oCursor.ParaStyleName &lt;&gt; EstiloIzquierda Then
		If Mensajes = True Then
			ChequearEmparejamiento = False
			DialogoMsgBox (TextoEmparejamientosIncorrectos + NumeroDePregunta, TextoUniversidadDeBurgos + TextoMensajeError)
		Else
			ChequearEmparejamiento = TextoEmparejamientosIncorrectos
			IrFinalEmparejamiento (oCursor)
			Exit Function
		End If
		Exit Do
	End If
	
	oCursor.gotoNextParagraph(False)
	
	If oCursor.ParaStyleName &lt;&gt; EstiloDerecha Then
		If Mensajes = True Then
			ChequearEmparejamiento = False
			DialogoMsgBox (TextoEmparejamientosIncorrectos + NumeroDePregunta, TextoUniversidadDeBurgos + TextoMensajeError)
		Else
			ChequearEmparejamiento = TextoEmparejamientosIncorrectos
			IrFinalEmparejamiento (oCursor)
			Exit Function
		End If
		Exit Do
	End If
	
	oCursor.gotoEndOfParagraph(False)

	If (oText.compareRegionEnds(oText.End, oCursor.End) = -1) = False Then
		Exit Function
	End If
	
	oCursor.gotoNextParagraph(False)

Loop

End Function

'************************************************************
'Nombre: IrFinalEmparejamiento
'Sinopsis: metodo que coloca el cursor al final de la
'	 pregunta de emparejamiento.
'************************************************************
Sub IrFinalEmparejamiento (oCursor)
	oText = ThisComponent.Text
	
	Do While oCursor.ParaStyleName = EstiloIzquierda Or oCursor.ParaStyleName = EstiloDerecha
		
		oCursor.gotoEndOfParagraph(False)
		
		If oText.compareRegionEnds(oText.End, oCursor.End) &lt;&gt; -1 Then
			Exit Sub
		End If
	
		oCursor.gotoNextParagraph(False)
	Loop
	
End Sub

'************************************************************
'Nombre: EstableceNumeroDeEmparejamientos
'Sinopsis: procedimiento que muestra un diálogo en el que
'	elegir cuántos emparejamientos se requiere que tenga la
'	pregunta.	
'************************************************************
Function EstableceNumeroDeEmparejamientos

Dim NumeroElegido As Integer
Dim Opciones(8) As Integer

AuxArray = 0

For Aux = 2 To 10
	Opciones (AuxArray) = Aux + 1
	AuxArray = AuxArray + 1
Next

NumeroElegido = DialogoComboBox (TextoUniversidadDeBurgos + TextoSeleccionaNumeroDeEmparejamientos2, TextoSeleccionaNumeroDeEmparejamientos, Opciones() )	
	
If NumeroElegido &gt; 0 Then
	EstableceNumeroDeEmparejamientos = NumeroElegido
Else
	DialogoMsgBox (TextoNoEsOpcionvalida, TextoUniversidadDeBurgos + TextoMensajeError)
End If

End Function

'************************************************************
'Nombre: ExportarEmparejamientoXML
'Sinopsis: procedimiento que exporta una pregunta de estilo
'	verdadero/falso a XML.
'************************************************************
Sub ExportarEmparejamientoXML(oCursor)

	Dim Contenido As String
	Dim Avanza
	oText = ThisComponent.Text	
	oTC = ThisComponent.Text.createTextCursorByRange(oCursor)

	oTC.ParaStyleName = EstiloNormal
	oTC.gotoEndOfParagraph(true)
	Contenido = oTC.String
	oTC.collapseToStart
	oTC.String = EtPregEmparXML + chr(13) + EtInicioNombreXML + EtInicioTextoXML + Contenido + _
				EtFinalTextoXML + EtFinalNombreXML + chr(13) + EtInicioPregXML + chr(13) + _
				EtInicioTextoXML + EtInicioParrafo
	For Aux = 1 To 3
		oTC.gotoNextParagraph(False)
	Next
	oTC.gotoEndOfParagraph(False)
	oTC.String = EtFinParrafo
	oTC.gotoNextParagraph(False)
	If oTC.ParaStyleName = EstiloSubEmparejamiento Then
		Avanza = True
		Do While oTC.ParaStyleName = EstiloSubEmparejamiento And Avanza = True
			oTC.ParaStyleName = EstiloNormal
			oTC.String = EtInicioParrafo
			oTC.gotoEndOfParagraph(False)
			oTC.String = EtFinParrafo
			Avanza = oTC.gotoNextParagraph(False)
		Loop
		If Avanza = True Then
			oTC.gotoPreviousParagraph(False)
		End If
	Else
		oTC.gotoPreviousParagraph(False)
	End If
	oTC.gotoEndOfParagraph(False)
	oTC.String = EtFinalTextoXML + chr(13) + EtFinPregXML + chr(13) + _
				EtIniRetroAlimGenXML + chr(13) + EtInicioTextoXML + EtFinalTextoXML + chr(13) + _
				EtFinRetroAlimGenXML + chr(13) + EtDefaultGrade + chr(13) + EtPenalty03 + chr(13) + EtHidden

	For Aux = 1 To 8
		oTC.gotoNextParagraph(False)
	Next

	Do While oTC.paraStyleName = EstiloIzquierda
		oTC.ParaStyleName = EstiloNormal
		oTC.gotoEndOfParagraph(True)
		Contenido = oTC.String
		oTC.String = EtIniSubcuestXML + chr(13) + EtInicioTextoXML + Contenido + EtFinalTextoXML
		oTC.gotoNextParagraph(False)
		oTC.gotoNextParagraph(False)
	
		oTC.ParaStyleName = EstiloNormal
		oTC.gotoEndOfParagraph(True)
		Contenido = oTC.String
		oTC.String = EtIniCorreRespXML + chr(13) + EtInicioTextoXML + Contenido + EtFinalTextoXML + _
		chr(13) + EtFinRespXML + chr(13) + EtFinSubcuestXML

		For Aux = 1 To 4
			Avanza = oTC.gotoNextParagraph(False)
		Next

	Loop

	If Avanza = True Then
		oTC.gotoPreviousParagraph(False)
	End If

	oTc.gotoEndOfParagraph(False)
	oTC.String = chr(13) + EtFinalCuestionXML + chr (13)

End Sub
</script:module>
</file>

<file path=Basic/Standard/English.xml><?xml version="1.0" encoding="utf-8"?>
<!DOCTYPE module  PUBLIC '-//OpenOffice.org//DTD OfficeDocument 1.0//EN'  'module.dtd'>
<script:module xmlns:script="http://openoffice.org/2000/script" script:name="English" script:language="StarBasic">REM  *****  BASIC  *****

'************************************************************
'Cadenas para mensajes y menús en inglés
'************************************************************
Public Const EngDocumentoVacio = "The document is empty"
Public Const EngDocumentoNoGuardado = "You have to save the file"
Public Const EngEstilosIncorrectos = "There are styles wrong in question "
Public Const EngSeleccionaFormato = "Select format"
Public Const EngSeleccionaFormato2 = "Select the format you want to export"
Public Const EngFormatoInvalido = "This format is not that between"
Public Const EngGuardarTexto = "Text (.txt)"
Public Const EngGuardarDocumento = "Documento de texto ODF (,odt)"
Public Const EngElegirIdioma = "Choose the language"
Public Const EngElegirIdioma2 = "Choose the language"
Public Const EngNoSePuedeAplicar = "You can not apply this operation here"
Public Const EngNoEsOpcionvalida = "You did not enter a valid option"
Public Const EngSeleccionaNumeroDeOpciones = "Select the number of Options"
Public Const EngSeleccionaNumeroDeEmparejamientos = "Select the number of Matches"
Public Const EngSeleccionaNumeroDeOpciones2 = ": Select the number of options"
Public Const EngSeleccionaNumeroDeEmparejamientos2 = ": Select number of matches"
Public Const EngValorPorDefecto = "The default is 3"
Public Const EngUniversidadDeBurgos = "University of Burgos"
Public Const EngMensajeError = ": Error"
Public Const EngNoHaySufientesOpciones = "There are not enough options in question "
Public Const EngEmparejamientosIncorrectos = "Not enough matches in question "
Public Const EngNoHaySufientesEmparejamientos = "The matches are wrong in question "
Public Const EngErrorRespuentaCorta = "There can be no question styles false"
Public Const EngErrorPreguntaNumerica = "There can be no question styles false"
Public Const EngNoAceptaRetroalminetacion = "Feedback can't be inserted here"
Public Const EngFalloPesoCursor = "You must place your cursor in a multiple choice question"
Public Const EngFalloPesoYaExisten = "This question has weights"
Public Const EngFalloPalabraFaltanteCursor = "You must place your cursor in a missing"
Public Const EngFalloPalabraFaltanteCursor2 = "word question"
Public Const EngFalloPalabraFaltanteCursorVacio = "You must select a word with the cursor"
Public Const EngFalloPesosChequeo = "The weights are not well used in question "
Public Const EngFaltaPalabraFaltante = "No missing word in question "
Public Const EngPregunta = "Question "
Public Const EngListaDeErrores = ": List of Mistakes"
Public Const EngNoHayErrores = "There are no mistakes"
Public Const EngFalloClozeCursor = "You must place your cursor in a cloze question"
Public Const EngFaltaCuestionesCloze = "There must be answers in question "
Public Const EngErrorInicioRespuestaMultiple = "The multiple answers in cloze questions must"
Public Const EngErrorInicioRespuestaMultiple2 = "begin with a sign "
Public Const EngErrorFinRespuestaMultiple = "The multiple answers in cloze questions must"
Public Const EngErrorFinRespuestaMultiple2 = "end with a ; "
Public Const EngDebeHaberUnaCorrecta = "The multiple answers in cloze questions "
Public Const EngDebeHaberUnaCorrecta2 = " should have a true choice "
Public Const EngNoHaySuficientesRespuestasMultiples = "Must have at least three answers in multiple"
Public Const EngNoHaySuficientesRespuestasMultiples2 = " answers of the question "
Public Const EngSeleccionaElNavegador = "Select Internet browser"
Public Const EngTodosLosArchivos = "All files"
Public Const EngAbrir = "Open"

Public Const EngMenuCuestionario = "Questionnaire"
Public Const EngMenuVerdFal = "~True/False"
Public Const EngMenuEmparejamiento = "~Matching"
Public Const EngMenuRespCorta = "~Short answer"
Public Const EngMenuSeleccionMultiple = "~Multiple choice"
Public Const EngMenuPalabraFaltante = "~Missing Word"
Public Const EngMenuNumerica = "~Numerical"
Public Const EngMenuExportar = "E~xport"
Public Const EngMenuElegirIdioma = "Cho~ose Language"
Public Const EngMenuAcercade = "About" 
Public Const EngMenuEstilos = "Style"
Public Const EngMenuCloze = "Cloze"

Public Const EngSubMenuVerdadero = "True ~Statement"
Public Const EngSubMenuDeclaFalso = "~False Statement"
Public Const EngSubMenuRetroalimentacion = "~Question Feedback"
Public Const EngSubMenuEmparejamiento = "~Matching"
Public Const EngSubMenuSeleccionMultiple = "~Multiple choice"
Public Const EngSubMenuCambioVF = "~Change T/F"
Public Const EngSubMenuPesos = "~Weights"
Public Const EngSubMenuPalabraFaltante = "~Missing Word"
Public Const EngSubMenuPalabraEnBlanco = "Word ~in White"
Public Const EngSubMenuNumerica = "~Numerical"
Public Const EngSubMenuExportar = "~Export to GITF"
Public Const EngSubMenuExportarXML = "Export to XML"
Public Const EngSubMenuPruebaPrevia = "Check"
Public Const EngSubMenuAzul = "Blue"
Public Const EngSubMenuRojo = "Red"
Public Const EngSubMenuVerde = "Green"
Public Const EngSubMenuMorado = "Purple"
Public Const EngSubMenuNegrita = "Bold"
Public Const EngSubMenuCursiva = "Italic"
Public Const EngSubMenuCloze = "Cloze"
Public Const EngSubMenuClozeMultiple = "Multiple choice"
Public Const EngSubMenuClozeNumerica = "Numerical Answer"
Public Const EngSubMenuClozeCorta = "Short Answer"


Public Const EngBotonAceptar = "Accept"
Public Const EngBotonCerrar = "Close"
Public Const EngBotonVideoTutorial = "Video Tutorial"
Public Const EngBotonVideoTutorialXML = "Video Tutorial XML"


Public Const EngEjemploDeclaracionVerdadera = "True-False question: Insert a True statement here (Example: The capital of UK is London)"
Public Const EngEjemploDeclaracionFalsa = "True-False question: Insert a False statement here (Example: The U.S. capital is New York)"
Public Const EngEjemploEmparejamiento = "Insert Matching question here. (Example: Match the following states with their capitals.)"
Public Const EngEjemploRespuestaCorta = "Insert Short Answer question here. (Example: Who wrote Hamlet?)"
Public Const EngEjemploSeleccionMultiple = "Insert Multiple Choice cuestion here. (Example: They are Mountains of Europe…)"
Public Const EngEjemploPalabraFaltante = "Insert Missing Word question here"
Public Const EngEjemploNumerica = "Insert Numerical question here. (Example: What year was America discovered?)"
Public Const EngEjemploRetroalimentacion = "Insert here the clarification"
Public Const EngEjemploEjemplo = "Example "
Public Const EngEjemploIzquierda = "Left example "
Public Const EngEjemploDerecha = "Right example "
Public Const EngEjemploCloze = "Insert Cloze cuestion here"
Public Const EngEjemploRespuestaNumericaCloze = "Insert Numerical Answer here"
Public Const EngEjemploRespuestaMultipleCloze = "Example Multiple Answer"
Public Const EngEjemploRespuestaCortaCloze = "Example Short Answer"

Public Const EngAboutVersion = "Version 2.0"
Public Const EngAboutDescripcion1 = "This is a template developed by students"
Public Const EngAboutDescripcion2 = "from the University of Burgos to quickly create"
Public Const EngAboutDescripcion3 = "questionnaire for learning platform Moodle."
Public Const EngAboutAutores = "Authors:"
Public Const EngAboutLicencia = "License GNU, General Public License."
Public Const EngVideotutorial = "VideoTutorial"
Public Const EngVideotutorialXML = "XML Tutorial"
Public Const EngAboutTutor = "Tutor"
</script:module>
</file>

<file path=Basic/Standard/Espanol.xml><?xml version="1.0" encoding="utf-8"?>
<!DOCTYPE module  PUBLIC '-//OpenOffice.org//DTD OfficeDocument 1.0//EN'  'module.dtd'>
<script:module xmlns:script="http://openoffice.org/2000/script" script:name="Espanol" script:language="StarBasic">REM  *****  BASIC  *****

'************************************************************
'Cadenas para mensajes y menús en español
'************************************************************
Public Const EspDocumentoVacio = "Il documento è vuoto"
Public Const EspDocumentoNoGuardado = "Il documento deve essere salvato"
Public Const EspEstilosIncorrectos = "Ci sono degli stili non ammessi nella domanda"
Public Const EspSeleccionaFormato = "Seleziona il formato"
Public Const EspSeleccionaFormato2 = "Seleziona il formato che vuoi esportare"
Public Const EspFormatoInvalido = "Questo formato non esiste tra quelli ammessi"
Public Const EspGuardarTexto = "Testo (.txt)"
Public Const EspGuardarDocumento = "Documento di testo ODF (,odt)"
Public Const EspElegirIdioma = "Scegli l'idioma"
Public Const EspElegirIdioma2 = "Scegli l'idioma"
Public Const EspNoSePuedeAplicar = "La scelta effettuata non può essere applicata alla posizione corrente"
Public Const EspNoEsOpcionvalida = "Non hai scelto un'opzione valida"
Public Const EspSeleccionaNumeroDeOpciones = "Seleziona il numero di risposte"
Public Const EspSeleccionaNumeroDeEmparejamientos = "Seleziona il numero di abbinamenti"
Public Const EspSeleccionaNumeroDeOpciones2 = ": Seleziona il numero di risposte"
Public Const EspSeleccionaNumeroDeEmparejamientos2 = ": Seleziona il numero di abbinamenti"
Public Const EspValorPorDefecto = "Il valore di default è 3"
Public Const EspUniversidadDeBurgos = "Universidad de Burgos"
Public Const EspMensajeError = ": Errore"
Public Const EspNoHaySufientesOpciones = "Non ci sono abbastanza risposte per la domanda "
Public Const EspEmparejamientosIncorrectos = "Gli abbinamenti sono errati per la domanda "
Public Const EspNoHaySufientesEmparejamientos = "Non ci sono sufficienti abbinamenti per la domanda "
Public Const EspErrorRespuentaCorta = "Non ci possono essere risposte false per la domanda "
Public Const EspErrorPreguntaNumerica = "Non ci possono essere risposte false per la domanda "
Public Const EspNoAceptaRetroalminetacion = "Qui non si possono inserire i feedback"
Public Const EspFalloPesoCursor = "Devi posizionare il cursore sul testo di una domanda a risposta multipla"
Public Const EspFalloPesoYaExisten = "Questa domanda contiene già dei pesi"
Public Const EspFalloPalabraFaltanteCursor = "Devi posizionare il cursore sul testo di una domanda"
Public Const EspFalloPalabraFaltanteCursor2 = "con la parola mancante"
Public Const EspFalloPalabraFaltanteCursorVacio = "Si deve selezionare una parola con il cursore"
Public Const EspFalloPesosChequeo = "I pesi non sono corretti nella domanda "
Public Const EspFaltaPalabraFaltante = "Non c'è una parola mancante nella domanda "
Public Const EspPregunta = "Domanda "
Public Const EspListaDeErrores = ": Lista degli Errori"
Public Const EspNoHayErrores = "Non ci sono errori"
Public Const EspFalloClozeCursor = "Devi posizionare il cursore sul testo di una domanda cloze"
Public Const EspFaltaCuestionesCloze = "Deve esserci una risposta alla domanda "
Public Const EspErrorInicioRespuestaMultiple = "Le risposte multiple alla domanda cloze devono "
Public Const EspErrorInicioRespuestaMultiple2 = "iniziare con un segno (+ o -) non seguito da spazi"
Public Const EspErrorFinRespuestaMultiple = "Le risposte multiple alla domanda cloze devono terminare con un ;"
Public Const EspErrorFinRespuestaMultiple2 = "oppure al ; deve seguire subito un segno (+ o -)"
Public Const EspDebeHaberUnaCorrecta = "Le risposte multiple alla domanda cloze"
Public Const EspDebeHaberUnaCorrecta2 = "devono contenere una risposta vera "
Public Const EspNoHaySuficientesRespuestasMultiples = "Devono esserci almeno tre risposte ad una domanda"
Public Const EspNoHaySuficientesRespuestasMultiples2 = "con risposta multipla. Controllare la presenza dei 2 caratteri (;+ o ;-) "
Public Const EspSeleccionaElNavegador = "Seleziona un browser per navigare in internet"
Public Const EspTodosLosArchivos = "Tutti i file"
Public Const EspAbrir = "Apri"

Public Const EspMenuCuestionario = "Moodle"
Public Const EspMenuVerdFal = "~Vero/Falso"
Public Const EspMenuEmparejamiento = "~Matching"
Public Const EspMenuRespCorta = "Risposta ~Corta"
Public Const EspMenuSeleccionMultiple = "~Selezione Multipla"
Public Const EspMenuPalabraFaltante = "~Parola Mancante"
Public Const EspMenuNumerica = "Risposta ~Numerica"
Public Const EspMenuExportar = "~Esportazione"
Public Const EspMenuElegirIdioma = "Cambia ~Lingua"
Public Const EspMenuAcercade = "Informazioni"
Public Const EspMenuEstilos = "Stili" 
Public Const EspMenuCloze = "Cloze"

Public Const EspSubMenuVerdadero = "Risposta Giusta ~Vera"
Public Const EspSubMenuDeclaFalso = "Risposta Giusta ~Falsa"
Public Const EspSubMenuRetroalimentacion = "~Feedback"
Public Const EspSubMenuEmparejamiento = "~Matching"
Public Const EspSubMenuSeleccionMultiple = "~Selezione Multipla"
Public Const EspSubMenuCambioVF = "~Cambio V/F"
Public Const EspSubMenuPesos = "~Pesi"
Public Const EspSubMenuPalabraFaltante = "~Parola mancante"
Public Const EspSubMenuPalabraEnBlanco = "Parola ~Vuota"
Public Const EspSubMenuNumerica = "Risposta ~Numerica"
Public Const EspSubMenuExportar = "Esporta in formato GITF"
Public Const EspSubMenuExportarXML = "~Esporta in formato XML"
Public Const EspSubMenuPruebaPrevia = "Controlla correttezza"
Public Const EspSubMenuAzul = "Blu"
Public Const EspSubMenuRojo = "Rosso"
Public Const EspSubMenuVerde = "Verde"
Public Const EspSubMenuMorado = "Viola"
Public Const EspSubMenuNegrita = "Grassetto"
Public Const EspSubMenuCursiva = "Corsivo"
Public Const EspSubMenuCloze = "Cloze"
Public Const EspSubMenuClozeMultiple = "Scelta Multipla"
Public Const EspSubMenuClozeNumerica = "Scelta Numerica"
Public Const EspSubMenuClozeCorta = "Risposta Corta"

Public Const EspBotonAceptar = "Ok"
Public Const EspBotonCerrar = "Chiudi"
Public Const EspBotonVideoTutorial = "Video Tutorial"
Public Const EspBotonVideoTutorialXML = "Video Tutorial XML"

Public Const EspEjemploDeclaracionVerdadera = "Sostituire con una domanda VERA (Esempio: La Luna è sferica)"
Public Const EspEjemploDeclaracionFalsa = "Sostituire con una domanda FALSA (Esempio: La Terra è piatta)"
Public Const EspEjemploEmparejamiento = "Sostituire con il testo della domanda con abbinamento. (Esempio: Associa alla word la sua traduzione in italiano.)"
Public Const EspEjemploRespuestaCorta = "Sostituire con il testo della domanda a risposta corta. (Esempio: Chi ha scritto i Promessi Sposi?"
Public Const EspEjemploSeleccionMultiple = "Sostituire con la domanda a risposta multipla. Gli esempi inseriti automaticamente sono tutti veri. Utilizzare il sottomenu 'Cambio Vero/Falso' per trasformare in falso. Esempio: Le provincie della Ligura sono …"
Public Const EspEjemploPalabraFaltante = "Sostituire con il testo della domanda a cui verrà tolta una parola"
Public Const EspEjemploNumerica = "Sostituire con il testo della domanda a risposta numerica. Esempio: In quale anno è scoppiata la rivoluzione francese?"
Public Const EspEjemploRetroalimentacion = "Sostituire con il feedback "
Public Const EspEjemploEjemplo = "Sostituire con risposta "
Public Const EspEjemploIzquierda = "Sostituire con risposta di sinistra "
Public Const EspEjemploDerecha = "Sostituire con risposta di destra "
Public Const EspEjemploCloze = "Sostituire con il testo della domanda Cloze "
Public Const EspEjemploRespuestaNumericaCloze = "9999"
Public Const EspEjemploRespuestaMultipleCloze = "Risposta se corretta o -Risposta se errata"
Public Const EspEjemploRespuestaCortaCloze = "Sostituire_con_risposta_corta"

Public Const EspAboutVersion = "Version 2.0"
Public Const EspAboutDescripcion1 = "Questo è un template sviluppato dagli studenti"
Public Const EspAboutDescripcion2 = "dell'Universidad de Burgos per creare rapidamente"
Public Const EspAboutDescripcion3 = "questionari per la piattaforma di e-learning Moodle."
Public Const EspAboutAutores = "Autori:"
Public Const EspAboutLicencia = "Licenza GNU, General Public License."
Public Const EspVideotutorial = "VideoTutorial"
Public Const EspVideotutorialXML = "Tutorial XML"
Public Const EspAboutTutor = "Tutor"
</script:module>
</file>

<file path=Basic/Standard/Estilos.xml><?xml version="1.0" encoding="utf-8"?>
<!DOCTYPE module  PUBLIC '-//OpenOffice.org//DTD OfficeDocument 1.0//EN'  'module.dtd'>
<script:module xmlns:script="http://openoffice.org/2000/script" script:name="Estilos" script:language="StarBasic">REM  *****  BASIC  *****

'************************************************************
'Nombre: Azul
'Sinopsis:  procedimiento que cambia el estilo de la palabra
'	seleccionada a EstiloAzul, para que conserve este
'	estilo al ser importada desde moodle.
'************************************************************
Sub Azul
	oCursor = ThisComponent.CurrentController.getViewCursor()
	oTCursor = oCursor.getText.createTextCursorByRange(oCursor)

	If oTCursor.String = "" Then
		DialogoMsgBox (TextoFalloPalabraFaltanteCursorVacio, TextoUniversidadDeBurgos + TextoMensajeError)
		Exit Sub
	End If
	
	oTCursor.CharStyleName = EstiloAzul
End Sub

'************************************************************
'Nombre: Verde
'Sinopsis:  procedimiento que cambia el estilo de la palabra
'	seleccionada a EstiloVerde, para que conserve este
'	estilo al ser importada desde moodle.
'************************************************************
Sub Verde
	oCursor = ThisComponent.CurrentController.getViewCursor()
	oTCursor = oCursor.getText.createTextCursorByRange(oCursor)

	If oTCursor.String = "" Then
		DialogoMsgBox (TextoFalloPalabraFaltanteCursorVacio, TextoUniversidadDeBurgos + TextoMensajeError)
		Exit Sub
	End If
	
	oTCursor.CharStyleName = EstiloVerde
End Sub


'************************************************************
'Nombre: Rojo
'Sinopsis:  procedimiento que cambia el estilo de la palabra
'	seleccionada a EstiloRojo, para que conserve este
'	estilo al ser importada desde moodle.
'************************************************************
Sub Rojo
	oCursor = ThisComponent.CurrentController.getViewCursor()
	oTCursor = oCursor.getText.createTextCursorByRange(oCursor)

	If oTCursor.String = "" Then
		DialogoMsgBox (TextoFalloPalabraFaltanteCursorVacio, TextoUniversidadDeBurgos + TextoMensajeError)
		Exit Sub
	End If
	
	oTCursor.CharStyleName = EstiloRojo
End Sub

'************************************************************
'Nombre: Morado
'Sinopsis:  procedimiento que cambia el estilo de la palabra
'	seleccionada a EstiloMorado, para que conserve este
'	estilo al ser importada desde moodle.
'************************************************************
Sub Morado
	oCursor = ThisComponent.CurrentController.getViewCursor()
	oTCursor = oCursor.getText.createTextCursorByRange(oCursor)

	If oTCursor.String = "" Then
		DialogoMsgBox (TextoFalloPalabraFaltanteCursorVacio, TextoUniversidadDeBurgos + TextoMensajeError)
		Exit Sub
	End If
	
	oTCursor.CharStyleName = EstiloMorado
End Sub

'************************************************************
'Nombre: Negrita
'Sinopsis:  procedimiento que cambia el estilo de la palabra
'	seleccionada a EstiloNegrita, para que conserve este
'	estilo al ser importada desde moodle.
'************************************************************
Sub Negrita
	oCursor = ThisComponent.CurrentController.getViewCursor()
	oTCursor = oCursor.getText.createTextCursorByRange(oCursor)

	If oTCursor.String = "" Then
		DialogoMsgBox (TextoFalloPalabraFaltanteCursorVacio, TextoUniversidadDeBurgos + TextoMensajeError)
		Exit Sub
	End If
	
	oTCursor.CharStyleName = EstiloNegrita
End Sub

'************************************************************
'Nombre: Cursiva
'Sinopsis:  procedimiento que cambia el estilo de la palabra
'	seleccionada a EstiloCursiva, para que conserve este
'	estilo al ser importada desde moodle.
'************************************************************
Sub Cursiva
	oCursor = ThisComponent.CurrentController.getViewCursor()
	oTCursor = oCursor.getText.createTextCursorByRange(oCursor)

	If oTCursor.String = "" Then
		DialogoMsgBox (TextoFalloPalabraFaltanteCursorVacio, TextoUniversidadDeBurgos + TextoMensajeError)
		Exit Sub
	End If
	
	oTCursor.CharStyleName = EstiloCursiva
End Sub

'************************************************************
'Nombre: MantenerEstilos
'Sinopsis:  procedimiento que comprueba si hay algun estilo
'	que se quiera mantener al importar el cuestionario a
'	Moodle y lo etiqueta para hacerlo.
'************************************************************
Sub MantenerEstilos()
	Dim Contenido As String
	Dim Contador As Integer
	Dim SizeFuente As String
	Dim haySpan As Boolean
	Dim hayStrong As Boolean
	Dim hayEm As Boolean
	
	oCursor = ThisComponent.Text.createTextCursor()
	oText = ThisComponent.Text
	
	Do While oText.compareRegionEnds(oText.End, oCursor.End) &lt;&gt; 0
		If oCursor.isEndOfParagraph = False Then
		Do
			oCursor.goRight(1, False)
		
			If oCursor.CharStyleName &lt;&gt; EstiloOculta And oCursor.CharStyleName &lt;&gt; EstiloRespuestaNumericaCloze And _
			 oCursor.CharStyleName &lt;&gt; EstiloRespuestaMultipleCloze And oCursor.CharStyleName &lt;&gt; EstiloRespuestaCortaCloze _
			 And oCursor.CharStyleName &lt;&gt; EstiloPeso And oCursor.CharStyleName &lt;&gt; EstiloNormal Then
			 	EstiloAnterior = oCursor.CharStyleName
			 	haySpan = False
				hayStrong = False
				hayEm = False
				hayFuente = False
				haySize = False
			 	If oCursor.CharWeight = com.sun.star.awt.FontWeight.BOLD Then
					oCursor.goLeft(1,False)					
					oCursor.String = EtInicioNegrita
					oCursor.CharStyleName = EstiloNormal
					oCursor.collapseToEnd
					oCursor.goRight(1, False)
					hayStrong = True
				End If
				If oCursor.CharPosture = com.sun.star.awt.FontSlant.ITALIC Then
					oCursor.goLeft(1,False)					
					oCursor.String = EtInicioCursiva
					oCursor.CharStyleName = EstiloNormal
					oCursor.collapseToEnd
					oCursor.goRight(1, False)
					hayEm = True
				End If
				If oCursor.CharColor &lt;&gt; -1 Then
					NumeroHexadecimal = DecToHex(oCursor.CharColor)
					oCursor.goLeft(1,False)					
					oCursor.String = EtInicioColorHtml
					oCursor.CharStyleName = EstiloNormal
					oCursor.collapseToEnd
					oCursor.String = NumeroHexadecimal + EtInicioColorHtml2
					oCursor.CharStyleName = EstiloNormal
					oCursor.collapseToEnd
					oCursor.goRight(1, False)
					haySpan = True
				End If
				If oCursor.CharFontName &lt;&gt; "Arial" Then
					NombreFuente = oCursor.CharFontName
					oCursor.goLeft(1,False)					
					oCursor.String = EtInicioFuente
					oCursor.CharStyleName = EstiloNormal
					oCursor.collapseToEnd
					oCursor.String = NombreFuente + EtInicioFuente2
					oCursor.CharStyleName = EstiloNormal
					oCursor.collapseToEnd
					oCursor.goRight(1, False)
					hayFuente = True
				End If
				If oCursor.CharHeight Then
					SizeFuente = oCursor.CharHeight
					oCursor.goLeft(1,False)					
					oCursor.String = EtInicioSize
					oCursor.CharStyleName = EstiloNormal
					oCursor.collapseToEnd
					oCursor.String = SizeFuente + EtInicioSize2
					oCursor.CharStyleName = EstiloNormal
					oCursor.collapseToEnd
					oCursor.goRight(1, False)
					haySize = True
				End If
				Contador = 1	
				Do While oCursor.CharStyleName = EstiloAnterior And oCursor.isEndOfParagraph = False
					oCursor.goRight(1, False)
					Contador = Contador + 1
				Loop
				If oCursor.isEndOfParagraph = False Then
					oCursor.goLeft(1, false)
					Contador = Contador - 1
				End If

				If hayStrong = True Then
					oCursor.String = EtFinNegrita
					oCursor.CharStyleName = EstiloNormal
					oCursor.collapseToStart
					oCursor.goLeft(Contador, True)
					oCursor.CharStyleName = EstiloNormal
					oCursor.collapseToEnd
				End If
				If hayEm = True Then
					oCursor.String = EtFinCursiva
					oCursor.CharStyleName = EstiloNormal
					oCursor.collapseToStart
					oCursor.goLeft(Contador, True)
					oCursor.CharStyleName = EstiloNormal
					oCursor.collapseToEnd
				End If
				If haySpan = True Then
					oCursor.String = EtFinColorHtml
					oCursor.CharStyleName = EstiloNormal
					oCursor.collapseToStart
					oCursor.goLeft(Contador, True)
					oCursor.CharStyleName = EstiloNormal
					oCursor.collapseToEnd
				End If
				If hayFuente = True Then
					oCursor.String = EtFinColorHtml
					oCursor.CharStyleName = EstiloNormal
					oCursor.collapseToStart
					oCursor.goLeft(Contador, True)
					oCursor.CharStyleName = EstiloNormal
					oCursor.collapseToEnd
				End If
				If haySize = True Then
					oCursor.String = EtFinColorHtml
					oCursor.CharStyleName = EstiloNormal
					oCursor.collapseToStart
					oCursor.goLeft(Contador, True)
					oCursor.CharStyleName = EstiloNormal
					oCursor.collapseToEnd
				End If
				oCursor.CharStyleName = EstiloNormal
				EstiloAnterior = oCursor.CharStyleName
			End If
		
		Loop While oCursor.isEndOfParagraph() = False
		End If
		oCursor.gotoNextParagraph(False)
	Loop
End Sub

'************************************************************
'Nombre: DexToHex
'Sinopsis:funcion auxiliar que convierte un numero decimal
'	en un numero hexadecimal contenido en una cadena
'************************************************************
Function DecToHex(NumeroHexadecimal)

	Dim Resultado As String

	For i = 0 To 5
		Select Case NumeroHexadecimal Mod 16
			Case 0
				Resultado = "0" + Resultado
			Case 1
				Resultado = "1" + Resultado
			Case 2
				Resultado = "2" + Resultado
			Case 3
				Resultado = "3" + Resultado
			Case 4
				Resultado = "4" + Resultado
			Case 5
				Resultado = "5" + Resultado
			Case 6
				Resultado = "6" + Resultado
			Case 7
				Resultado = "7" + Resultado
			Case 8
				Resultado = "8" + Resultado
			Case 9
				Resultado = "9" + Resultado
			Case 10
				Resultado = "A" + Resultado
			Case 11
				Resultado = "B" + Resultado
			Case 12
				Resultado = "C" + Resultado
			Case 13
				Resultado = "D" + Resultado
			Case 14
				Resultado = "E" + Resultado
			Case 15
				Resultado = "F" + Resultado
		End Select
		NumeroHexadecimal = NumeroHexadecimal \ 16
	Next
	
	DecToHex = Resultado
End Function
</script:module>
</file>

<file path=Basic/Standard/PalabraFaltante.xml><?xml version="1.0" encoding="utf-8"?>
<!DOCTYPE module  PUBLIC '-//OpenOffice.org//DTD OfficeDocument 1.0//EN'  'module.dtd'>
<script:module xmlns:script="http://openoffice.org/2000/script" script:name="PalabraFaltante" script:language="StarBasic">'************************************************************
'Nombre: PalabraFaltante
'Sinopsis:  procedimiento que inserta una pregunta con el
'	estilo de pregunta de palabra faltante.
'************************************************************
Sub PalabraFaltante

InsertarPregunta(EstiloFaltante, TextoEjemploPalabraFaltante)
InsertarPregunta(EstiloNormal, "")

End Sub

'************************************************************
'Nombre: Blank
'Sinopsis:  procedimiento que cambia el estilo de la palabra
'	que se ocultará en la pregunta de palabra faltante.
'************************************************************
Sub Blank
	oCursor = ThisComponent.CurrentController.getViewCursor()
	oTCursor = oCursor.getText.createTextCursorByRange(oCursor)
	
	If oTCursor.ParaStyleName &lt;&gt; EstiloFaltante And oTCursor.ParaStyleName &lt;&gt; EstiloSubFaltante Then
		DialogoMsgBox (TextoFalloPalabraFaltanteCursor + chr(13) + TextoFalloPalabraFaltanteCursor2, TextoUniversidadDeBurgos + TextoMensajeError)
		Exit Sub
	End If
	
	If oTCursor.String = "" Then
		DialogoMsgBox (TextoFalloPalabraFaltanteCursorVacio, TextoUniversidadDeBurgos + TextoMensajeError)
		Exit Sub
	End If
	
	oTCursor.CharStyleName = EstiloOculta
End Sub

'************************************************************
'Nombre: ChequearPalabraFaltante
'Sinopsis:  'Sinopsis: función que chequea que la pregunta de
'	palabra faltante tenga al menos una palabra faltante
'************************************************************

Function ChequearPalabraFaltante(oCursor, NumeroDePregunta, Mensajes) As Variant

	ChequearPalabraFaltante = False
	
	oCursor.gotoStartOfParagraph(False)
	Do
		If oCursor.CharStyleName = EstiloOculta Then
			ChequearPalabraFaltante = True
			Exit Do
		End If
		oCursor.goRight(1, False)
	Loop While oCursor.isEndOfParagraph() = False
	If oCursor.CharStyleName = EstiloOculta Then
		ChequearPalabraFaltante = True
	End If
	oCursor.gotoNextParagraph(False)
		
	Do While oCursor.ParaStyleName = EstiloSubFaltante
		Do
			If oCursor.CharStyleName = EstiloOculta Then
				ChequearPalabraFaltante = True
				Exit Do
			End If
			oCursor.goRight(1, False)
		Loop While oCursor.isEndOfParagraph() = False
		If oCursor.CharStyleName = EstiloOculta Then
			ChequearPalabraFaltante = True
			Exit Do
		End If
		oCursor.gotoNextParagraph(False)
	Loop
	oCursor.gotoPreviousParagraph(False)
	If ChequearPalabraFaltante = False Then
		If Mensajes = True Then
			DialogoMsgBox (TextoFaltaPalabraFaltante + NumeroDePregunta, TextoUniversidadDeBurgos + TextoMensajeError)
		Else
			ChequearPalabraFaltante = TextoFaltaPalabraFaltante
		End If
		Else
			If Mensajes = False Then
				ChequearPalabraFaltante = ""
			End If
	End If
	
	oCursor.gotoNextParagraph(False)
End Function

'************************************************************
'Nombre: ExportarPalabraFaltante
'Sinopsis: procedimiento que exporta una pregunta de
'	palabra faltante a GIFT.
'************************************************************

Sub ExportarPalabraFaltante(oCursor)

	Dim Contenido As String
	Dim EstiloAnterior As String
	Dim Parrafos As Integer
	Dim Recorrido As Integer
	Parrafos = 0
	Recorrido = 0
	
	EstiloAnterior = EstiloNormal
	oCursor.String = "// Start of question: MissingWordQ" + chr(13)

	Do While oCursor.ParaStyleName = EstiloFaltante Or oCursor.ParaStyleName = EstiloSubFaltante
		If Parrafos &gt; 1 And oCursor.ParaStyleName = EstiloFaltante Then
			Exit Do
		End If
		Do
			If EstiloAnterior &lt;&gt; oCursor.CharStyleName Then
				If oCursor.CharStyleName = EstiloOculta Then
					oCursor.goLeft(1, False)
					oCursor.String = EtInicioPalabraFaltante + EtCorreResp
					oCursor.goRight(4, False)
				Else
					oCursor.goLeft(1, False)
					oCursor.String = EtFinPreg
					oCursor.goRight(1, False)
					oCursor.CharStyleName = EstiloNormal
				End If
				
				EstiloAnterior = oCursor.CharStyleName
			End If
			
			oCursor.goRight(1, False)
				
		Loop While oCursor.isEndOfParagraph() = False
		If oCursor.CharStyleName = EstiloOculta Then
			oCursor.String = EtFinPreg
			oCursor.gotoEndOfParagraph(False)
		End If
		oCursor.ParaStyleName = EstiloNormal
		oCursor.gotoNextParagraph(False)
		Parrafos = Parrafos + 1
	Loop
	oCursor.gotoPreviousParagraph(False)
	oCursor.gotoEndOfParagraph(False)
	oCursor.String = chr(13)
	
	Do While Recorrido &lt; Parrafos
		oCursor.gotoPreviousParagraph(True)
		Recorrido = Recorrido + 1
	Loop
	oCursor.CharStyleName = EstiloNormal
	oCursor.ParaStyleName = EstiloNormal
	Recorrido = 0
	
	Do While Recorrido &lt; Parrafos
		oCursor.gotoNextParagraph(False)
		Recorrido = Recorrido + 1
	Loop
	
End Sub

'************************************************************
'Nombre: ExportarPalabraFaltanteXML
'Sinopsis: procedimiento que exporta una pregunta de estilo
'	palabra faltante a XML.
'************************************************************
Sub ExportarPalabraFaltanteXML(oCursor)

	Dim Contenido(9) As String
	Dim EstiloAnterior As String
	Dim ContenidoPrincipal As String
	Dim ContadorFaltante As Integer
	Dim ContadorPalabrasFaltantes As Integer
	Dim Parrafos As Integer
	Dim Avanza
	oCursorAux = oCursor.getText.createTextCursorByRange(oCursor)

	Parrafos = 0
	ContadorPalabrasFaltantes = 0
	Avanza = True
	Do While (oCursor.ParaStyleName = EstiloFaltante Or oCursor.ParaStyleName = EstiloSubFaltante) And Avanza = True
		If Parrafos &gt; 0 And oCursor.ParaStyleName = EstiloFaltante Then
			Exit Do
		End If
		Do
			If oCursor.CharStyleName = EstiloOculta Then
				If oCursor.isStartOfParagraph(False) Then
					ContadorFaltante = 0
				Else
					ContadorFaltante = 1
				End If
				Do While oCursor.CharStyleName = EstiloOculta And oCursor.isEndOfParagraph = False
					oCursor.goRight(1,False)
					ContadorFaltante = ContadorFaltante + 1
				Loop
				If oCursor.isEndOfParagraph = False Then
					oCursor.goLeft(1, false)
					ContadorFaltante = ContadorFaltante - 1
				End If
				oCursor.goLeft(ContadorFaltante, True)
				oCursor.CharStyleName = EstiloNormal
				Contenido(ContadorPalabrasFaltantes) = oCursor.String
				oCursor.String = EtPalabraFaltanteXML
				oCursor.goRight(5, False)
				ContadorPalabrasFaltantes = ContadorPalabrasFaltantes + 1
			Else
				oCursor.goRight(1,False)
			End If
				
		Loop While oCursor.isEndOfParagraph() = False
	
		oCursor.ParaStyleName = EstiloNormal
		oCursor.String = EtFinParrafo
		oCursor.gotoStartOfParagraph(False)
		oCursor.String = EtInicioParrafo
		Avanza = oCursor.gotoNextParagraph(False)
		Parrafos = Parrafos + 1
	Loop
	
	ContadorFaltante = 0
	
	If Avanza = True Then
		oCursor.gotoPreviousParagraph(False)
	End If
	oCursor.gotoEndOfParagraph(False)
	oCursorAux.gotoStartOfParagraph(False)
	oCursorAux.gotoEndOfParagraph(True)
	ContenidoPrincipal = oCursorAux.String
	oCursorAux.collapseToStart
	
		oCursorAux.String = EtPregRespCXML + chr(13) + EtInicioNombreXML + EtInicioTextoXML + _
		ContenidoPrincipal + EtFinalTextoXML + EtFinalNombreXML + chr(13) + EtInicioPregXML + _
		chr(13) + EtInicioTextoXML
		oCursor.String = EtFinalTextoXML + chr(13) + _
		EtFinPregXML + chr(13) + EtIniRetroAlimGenXML + chr(13) + EtInicioTextoXML + _
		EtFinalTextoXML + chr(13) + EtFinRetroAlimGenXML + chr(13) + EtDefaultGrade + _
		chr(13) + EtPenalty03 + chr(13) + EtHidden + chr(13)
	oCursor.ParaStyleName = EstiloNormal
	For Aux = 1 To 8
		oCursor.gotoNextParagraph(False)
	Next
		
	Do While ContadorFaltante &lt; ContadorPalabrasFaltantes
		oCursor.String = EtIniCorreRespXML + chr(13) + EtInicioTextoXML + Contenido(ContadorFaltante) + _
			EtFinalTextoXML + chr(13) + EtFinRespXML + chr(13)
		
		For Aux = 1 To 3
			Avanza = oCursor.gotoNextParagraph(False)
		Next
		ContadorFaltante = ContadorFaltante + 1
	Loop
	
	oCursor.String = EtFinalCuestionXML + chr(13)

End Sub
</script:module>
</file>

<file path=Basic/Standard/PreguntaNumerica.xml><?xml version="1.0" encoding="utf-8"?>
<!DOCTYPE module  PUBLIC '-//OpenOffice.org//DTD OfficeDocument 1.0//EN'  'module.dtd'>
<script:module xmlns:script="http://openoffice.org/2000/script" script:name="PreguntaNumerica" script:language="StarBasic">'************************************************************
'Nombre: PreguntaNumerica
'Sinopsis: procedimiento que inserta una pregunta con el
'	estilo de pregunta de respuesta numérica.
'************************************************************
Sub PreguntaNumerica

InsertarPregunta(EstiloNumerica, TextoEjemploNumerica)
InsertarPregunta(EstiloCorrecta, "1848")
InsertarPregunta(EstiloNormal, "")


End Sub

'************************************************************
'Nombre: ExportarNumerica
'Sinopsis: procedimiento que exporta una pregunta de 
'	respuesta numérica a formato GIFT.
'************************************************************
Sub ExportarNumerica(oCursor)

Dim Contenido As String
Dim Avanza
oText = ThisComponent.Text
oTC = ThisComponent.Text.createTextCursorByRange(oCursor)

oTC.ParaStyleName = EstiloNormal
oTC.gotoEndOfParagraph(true)
Contenido = oTC.String
oTC.String = "// Start of question: NumericalQ" + chr(13) + Contenido
oTC.gotoNextParagraph(False)
oTC.gotoNextParagraph(False)
	If oTC.ParaStyleName = EstiloSubNumerica Then
		Do While oTC.ParaStyleName = EstiloSubNumerica
			oTC.gotoEndOfParagraph(True)
			oTC.ParaStyleName = EstiloNormal
			oTC.gotoNextParagraph(False)
		Loop
	End If
oTC.gotoPreviousParagraph(False)
oTC.gotoEndOfParagraph(False)
oTC.String = EtInicioPreg
oTC.gotoNextParagraph(False)

Do While oTC.paraStyleName = EstiloCorrecta
		oTC.ParaStyleName = EstiloNormal
		oTC.gotoEndOfParagraph(True)
		Contenido = oTC.String
		oTC.String = EtCorreNumResp + Contenido
		Avanza = oTC.gotoNextParagraph(False)
Loop

If Avanza = True Then
	oTC.gotoPreviousParagraph(False)
End If

oTc.gotoEndOfParagraph(False)
oTC.String = chr(13) + EtFinPreg + chr(13)

End Sub

'************************************************************
'Nombre: ChequearRespuestaNumerica
'Sinopsis: función que chequea que la pregunta de respuesta
'	numérica tenga al menos una respuesta verdadera y que,
'	además, no tenga ninguna respuesta falsa. 
'************************************************************
Function ChequearNumerica(oCursor, NumeroDePregunta, Mensajes) As Variant

Dim Corr As Integer

Corr = 0
If Mensajes = True Then
	ChequearNumerica = True
Else
	ChequearNumerica = ""
End If
oText = ThisComponent.Text

oCursor.gotoNextParagraph(False)
If oCursor.ParaStyleName = EstiloSubNumerica Then
	Do While oCursor.ParaStyleName = EstiloSubNumerica
		oCursor.gotoNextParagraph(False)
	Loop
End If

If oCursor.ParaStyleName = EstiloCorrecta Then
	Corr = 1
Else
	If Mensajes = True Then
		ChequearNumerica = False
		DialogoMsgBox (TextoErrorPreguntaNumerica + NumeroDePregunta, TextoUniversidadDeBurgos + TextoMensajeError)
	Else
		ChequearNumerica = TextoErrorPreguntaNumerica
		IrFinalNumerica (oCursor)
	End If
	Exit Function
End If

Do While oCursor.paraStyleName = EstiloCorrecta Or oCursor.paraStyleName = EstiloIncorrecta _
	Or oCursor.paraStyleName = EstiloRetro

	oCursor.gotoEndOfParagraph(False)

	If oCursor.paraStyleName = EstiloIncorrecta Then
		If Mensajes = True Then
			DialogoMsgBox (TextoErrorPreguntaNumerica + NumeroDePregunta, TextoUniversidadDeBurgos + TextoMensajeError)
			ChequearNumerica = False
		Else
			ChequearNumerica = TextoErrorPreguntaNumerica
			IrFinalNumerica (oCursor)
		End If
		Exit Function
	End If

	If oText.compareRegionEnds(oText.End, oCursor.End) &lt;&gt; -1 Then
		Exit Function
	End If
	
	oCursor.gotoNextParagraph(False)
Loop

If Corr = 0 Then
	If Mensajes = True Then
		DialogoMsgBox (TextoErrorPreguntaNumerica + NumeroDePregunta, TextoUniversidadDeBurgos + TextoMensajeError)
		ChequearNumerica = False
	Else
		ChequearNumerica = TextoErrorPreguntaNumerica
	End If
End If
	
End Function

'************************************************************
'Nombre: IrFinalNumerica
'Sinopsis: metodo que coloca el cursor al final de la
'	pregunta numerica.
'************************************************************
Sub IrFinalNumerica (oCursor)
	oText = ThisComponent.Text
	
	Do While oCursor.paraStyleName = EstiloCorrecta Or oCursor.paraStyleName = EstiloIncorrecta _
		Or oCursor.paraStyleName = EstiloRetro
		
		oCursor.gotoEndOfParagraph(False)
		
		If oText.compareRegionEnds(oText.End, oCursor.End) &lt;&gt; -1 Then
			Exit Sub
		End If
	
		oCursor.gotoNextParagraph(False)
	Loop
	
End Sub

'************************************************************
'Nombre: ExportarPreguntaNumericaXML
'Sinopsis: procedimiento que exporta una pregunta de estilo
'	verdadero/falso a XML.
'************************************************************
Sub ExportarNumericaXML(oCursor, texto)

	Dim Contenido As String
	Dim Avanza
	oText = ThisComponent.Text
	oTC = ThisComponent.Text.createTextCursorByRange(oCursor)

	oTC.ParaStyleName = EstiloNormal
	oTC.gotoEndOfParagraph(true)
	Contenido = oTC.String
	oTC.collapseToStart
	oTC.String = EtPregNumerXML + chr(13) + EtInicioNombreXML + EtInicioTextoXML + Contenido + EtFinalTextoXML + _
				EtFinalNombreXML + chr(13) + EtInicioPregXML + chr(13)+ EtInicioTextoXML + EtInicioParrafo
	For Aux = 1 To 3
		oTC.gotoNextParagraph(False)
	Next
	oTC.gotoEndOfParagraph(False)
	oTC.String = EtFinParrafo
	oTC.gotoNextParagraph(False)
	If oTC.ParaStyleName = EstiloSubNumerica Then
		Avanza = True
		Do While oTC.ParaStyleName = EstiloSubNumerica And Avanza = True
			oTC.ParaStyleName = EstiloNormal
			oTC.String = EtInicioParrafo
			oTC.gotoEndOfParagraph(False)
			oTC.String = EtFinParrafo
			Avanza = oTC.gotoNextParagraph(False)
		Loop
		If Avanza = True Then
			oTC.gotoPreviousParagraph(False)
		End If
	Else
		oTC.gotoPreviousParagraph(False)
	End If
	oTC.gotoEndOfParagraph(False)
	oTC.String = EtFinalTextoXML + chr(13) + EtFinPregXML + chr(13) + EtIniRetroAlimGenXML + chr(13) + _
	  			EtInicioTextoXML + EtFinalTextoXML + chr(13) + EtFinRetroAlimGenXML + chr(13) + EtDefaultGrade + _
	  			chr(13) + EtPenalty03 + chr(13) + EtHidden
	For Aux = 1 To 8
		oTC.gotoNextParagraph(False)
	Next

	Do While oTC.paraStyleName = EstiloCorrecta
		oTC.ParaStyleName = EstiloNormal
		oTC.gotoEndOfParagraph(True)
		Contenido = oTC.String
		oTC.String = EtIniCorreRespXML + Chr(13) + EtInicioTextoXML + Contenido + EtFinalTextoXML + _
		  Chr(13) + EtFinRespXML + Chr(13)
		For Aux = 1 To 3
			Avanza = oTC.gotoNextParagraph(False)
		Next
	Loop

	If Avanza = True Then
		oTC.gotoPreviousParagraph(False)
	End If
	
	oTc.gotoEndOfParagraph(False)
	oTC.String = chr(13) + EtFinalCuestionXML + chr (13)

End Sub
</script:module>
</file>

<file path=Basic/Standard/Retroalimentacion.xml><?xml version="1.0" encoding="utf-8"?>
<!DOCTYPE module  PUBLIC '-//OpenOffice.org//DTD OfficeDocument 1.0//EN'  'module.dtd'>
<script:module xmlns:script="http://openoffice.org/2000/script" script:name="Retroalimentacion" script:language="StarBasic">'************************************************************
'Nombre: Retroalimentacion
'Sinopsis:  procedimiento que inserta una retroalimentación
'	en la pregunta seleccionada, siempre que esté permitido.
'************************************************************
Sub Retroalimentacion

oText = ThisComponent.Text
oCursor = ThisComponent.CurrentController.getViewCursor()
oTCursor = oCursor.getText.createTextCursorByRange(oCursor)

If oCursor.ParaStyleName = EstiloTrue Or oCursor.ParaStyleName = EstiloFalse Or _
  oCursor.ParaStyleName = EstiloSubTrue Or oCursor.ParaStyleName = EstiloSubFalse Or _
  oCursor.ParaStyleName = EstiloCorrecta Or oCursor.ParaStyleName = EstiloIncorrecta Then

	oTCursor.gotoNextParagraph(False)
	oTCursor.String = TextoEjemploRetroalimentacion + chr(13)
	oTCursor.gotoStartofParagraph(False)
	oTCursor.ParaStyleName = EstiloRetro
	oTCursor.gotoEndofParagraph(True)
	oTCursor.CharStyleName = EstiloNormal
Else
	DialogoMsgBox (TextoNoAceptaRetroalimentacion, TextoUniversidadDeBurgos + TextoMensajeError)			
End If

End Sub
</script:module>
</file>

<file path=Basic/Standard/SeleccionMultiple.xml><?xml version="1.0" encoding="utf-8"?>
<!DOCTYPE module  PUBLIC '-//OpenOffice.org//DTD OfficeDocument 1.0//EN'  'module.dtd'>
<script:module xmlns:script="http://openoffice.org/2000/script" script:name="SeleccionMultiple" script:language="StarBasic">
'************************************************************
'Nombre: SeleccionMultiple
'Sinopsis: procedimiento que inserta una pregunta con el
'	estilo pregunta de respuesta múltiple.
'************************************************************
Sub SeleccionMultiple

InsertarPregunta(EstiloMultiple, TextoEjemploSeleccionMultiple)

NumeroOpcionesSeleccionMultiple = EstableceNumeroDeOpciones

For Aux = 1 To NumeroOpcionesSeleccionMultiple

	InsertarPregunta(EstiloCorrecta, TextoEjemploEjemplo + Aux)

Next

InsertarPregunta(EstiloNormal, "")

End Sub

'************************************************************
'Nombre: ExportarMultiple
'Sinopsis: procedimiento que exporta una pregunta de 
'	respuesta múltiple a GIFT.
'************************************************************
Sub ExportarMultiple(oCursor)

Dim Contenido As String
Dim Avanza
oText = ThisComponent.Text
oTC = ThisComponent.Text.createTextCursorByRange(oCursor)

oTC.ParaStyleName = EstiloNormal
oTC.gotoEndOfParagraph(true)
Contenido = oTC.String
oTC.String = "// Start of question: MultipleChoiceQ" + chr(13) + Contenido
oTC.gotoNextParagraph(False)
oTC.gotoNextParagraph(False)
	If oTC.ParaStyleName = EstiloSubMultiple Then
		Do While oTC.ParaStyleName = EstiloSubMultiple
			oTC.gotoEndOfParagraph(True)
			oTC.ParaStyleName = EstiloNormal
			oTC.gotoNextParagraph(False)
		Loop
	End If
oTC.gotoPreviousParagraph(False)
oTC.gotoEndOfParagraph(False)
oTC.String = EtInicioPreg
oTC.gotoNextParagraph(False)


Do While oTC.paraStyleName = EstiloCorrecta Or oTC.paraStyleName = EstiloIncorrecta Or oTC.paraStyleName = EstiloRetro
	Select Case oTC.paraStyleName
		Case EstiloCorrecta
			If oTC.CharStyleName = EstiloPeso Then
				Do While oTC.CharStyleName = EstiloPeso
					oTC.goRight(1, True)
					If oTC.String = "," Then
						oTC.String = "."
					End If
					oTC.goRight(1, False)
					oTC.goLeft(1,False)
				Loop
				oTC.gotoStartOfParagraph(False)
				oTC.ParaStyleName = EstiloNormal
				oTC.gotoEndOfParagraph(True)
				Contenido = oTC.String
				oTC.String = EtIncorreResp + "%" + Contenido
			Else 
				oTC.ParaStyleName = EstiloNormal
				oTC.gotoEndOfParagraph(True)
				Contenido = oTC.String
				oTC.String = EtCorreResp + Contenido
			End If
			Avanza = oTC.gotoNextParagraph(False)
		Case EstiloIncorrecta
			If oTC.CharStyleName = EstiloPeso Then
				Do While oTC.CharStyleName = EstiloPeso
					oTC.goRight(1, True)
					If oTC.String = "," Then
						oTC.String = "."
					End If
					oTC.goRight(1, False)
					oTC.goLeft(1,False)
				Loop
				oTC.gotoStartOfParagraph(False)
				oTC.ParaStyleName = EstiloNormal
				oTC.gotoEndOfParagraph(True)
				Contenido = oTC.String
				oTC.String = EtIncorreResp + "%" + Contenido
			Else
				oTC.ParaStyleName = EstiloNormal
				oTC.gotoEndOfParagraph(True)
				Contenido = oTC.String
				oTC.String = EtIncorreResp + Contenido
			End If
			Avanza = oTC.gotoNextParagraph(False)
		Case EstiloRetro
			oTC.ParaStyleName = EstiloNormal
			oTC.gotoEndOfParagraph(True)
			Contenido = oTC.String
			oTC.String = EtRetroAlim + Contenido
			Avanza = oTC.gotoNextParagraph(False)
	End Select
Loop

If Avanza = True Then
	oTC.gotoPreviousParagraph(False)
End If

oTc.gotoEndOfParagraph(False)
oTC.String = chr(13) + EtFinPreg + chr(13)


End Sub

'************************************************************
'Nombre: ChequearSeleccionMultiple
'Sinopsis: función que chequea que la pregunta de respuesta
'	múltiple tenga tantas opciones como se hayan elegido con
'	anterioridad. 
'************************************************************
Function ChequearSeleccionMultiple(oCursor, NumeroDePregunta, Mensajes) As Variant

Dim Aux As Integer

Aux = 0
If Mensajes = True Then
	ChequearSeleccionMultiple = True
Else
	ChequearSeleccionMultiple = ""
End If
oText = ThisComponent.Text
oCursorAux = oCursor

oCursor.gotoNextParagraph(False)
If oCursor.ParaStyleName = EstiloSubMultiple Then
	Do While oCursor.ParaStyleName = EstiloSubMultiple
		oCursor.gotoNextParagraph(False)
	Loop
End If

Do While Aux &lt; 3
	If oCursor.ParaStyleName &lt;&gt; EstiloCorrecta And oCursor.ParaStyleName &lt;&gt; EstiloIncorrecta And oCursor.ParaStyleName &lt;&gt; EstiloRetro Then
		If Mensajes = True Then
			DialogoMsgBox (TextoNoHaySufientesOpciones + NumeroDePregunta, TextoUniversidadDeBurgos + TextoMensajeError)
			ChequearSeleccionMultiple = False
		Else
			ChequearSeleccionMultiple = TextoNoHaySufientesOpciones
		End If
		Exit Do
	End If
	
	If oCursor.ParaStyleName &lt;&gt; EstiloRetro Then
		Aux = Aux + 1
	End If
	oCursor.gotoNextParagraph(False)
		
Loop

Do While oCursor.paraStyleName = EstiloCorrecta Or oCursor.paraStyleName = EstiloIncorrecta Or oCursor.ParaStyleName = EstiloRetro

	oCursor.gotoEndOfParagraph(False)

	If oText.compareRegionEnds(oText.End, oCursor.End) &lt;&gt; -1 Then
		Exit Do
	End If
	
	oCursor.gotoNextParagraph(False)
Loop

If oCursorAux.CharStyleName = EstiloPeso Then
	Do While oCursorAux.paraStyleName = EstiloCorrecta Or oCursorAux.paraStyleName = EstiloIncorrecta Or oCursorAux.ParaStyleName = EstiloRetro
		If oCursorAux.ParaStyleName &lt;&gt; EstiloRetro And oCursorAux.CharStyleName &lt;&gt; EstiloPeso Then
			If Mensajes = True Then
				ChequearSeleccionMultiple = False
				DialogoMsgBox (TextoFalloPesosChequeo + NumeroDePregunta, TextoUniversidadDeBurgos + TextoMensajeError)
			Else
				ChequearSeleccionMultiple = TextoFalloPesosChequeo
			End If
			Exit Do
		End If	
		oCursorAux.gotoNextParagraph(False)
	Loop
End If

End Function

'************************************************************
'Nombre: EstableceNumeroDeOpciones
'Sinopsis: procedimiento que muestra un diálogo en el que
'	elegir cuántas posibles respuestas se requiere que tenga
'	la pregunta.	
'************************************************************
Function EstableceNumeroDeOpciones
	
Dim NumeroElegido As Integer
Dim Opciones(8) As Integer

AuxArray = 0

For Aux = 2 To 10
	Opciones (AuxArray) = Aux + 1
	AuxArray = AuxArray + 1
Next

NumeroElegido = DialogoComboBox (TextoUniversidadDeBurgos + TextoSeleccionaNumeroDeOpciones2, TextoSeleccionaNumeroDeOpciones, Opciones() )	
	
If NumeroElegido &gt; 0 Then
	EstableceNumeroDeOpciones = NumeroElegido
Else
	DialogoMsgBox (TextoNoEsOpcionvalida, TextoUniversidadDeBurgos + TextoMensajeError)
End If

End Function

'************************************************************
'Nombre: CambioVF
'Sinopsis: procedimiento que cambia el estilo de un parrafo,
'	si éste es de EstiloCorrecta lo cambia a EstiloIncorrecta
'	y viceversa. Si el estilo no es ninguno de los dos
'	anteriores, lanza un mensaje de error advirtiendo que en
'	ese lugar no puede utilizarse el procedimiento.
'************************************************************
Sub CambioVF

oCursor = ThisComponent.CurrentController.getViewCursor()

Select Case oCursor.ParaStyleName
	Case EstiloIncorrecta
		oCursor.ParaStyleName = EstiloCorrecta
	Case EstiloCorrecta
		oCursor.ParaStyleName = EstiloIncorrecta
	Case Else
		DialogoMsgBox (TextoNoSePuedeAplicar, TextoUniversidadDeBurgos + TextoMensajeError)
End Select

End Sub


Sub Pesos

	Dim contadorVerdadero As Integer
	Dim contadorFalso As Integer
	contadorVerdadero = 0
	contadorFalso = 0
	oCursor = ThisComponent.CurrentController.getViewCursor()
	oTCursor = oCursor.getText.createTextCursorByRange(oCursor)
	
	If oTCursor.ParaStyleName &lt;&gt; EstiloMultiple Then
		DialogoMsgBox (TextoFalloPesoCursor, TextoUniversidadDeBurgos + TextoMensajeError)
		Exit Sub
	End If
	
	oTCursor.gotoNextParagraph(False)
	
	Do While oTCursor.paraStyleName = EstiloCorrecta Or oTCursor.paraStyleName = EstiloIncorrecta Or oTCursor.ParaStyleName = EstiloRetro Or oTCursor.CharStyleName = EstiloPeso
		If oTCursor.CharStyleName = EstiloPeso Then
			DialogoMsgBox (TextoFalloPesoYaExisten, TextoUniversidadDeBurgos + TextoMensajeError)
			Exit Sub
		End If
		
		If oTCursor.paraStyleName = EstiloCorrecta Then
			contadorVerdadero = contadorVerdadero + 1
		End If
		
		If oTCursor.paraStyleName = EstiloIncorrecta Then
			contadorFalso = contadorFalso + 1
		End If
		
		If oTCursor.gotoNextParagraph(False) = False Then
			Exit Do
		End If
	Loop
	
	oTCursor = oCursor.getText.createTextCursorByRange(oCursor)
	oTCursor.gotoNextParagraph(False)
		
	Do While oTCursor.paraStyleName = EstiloCorrecta Or oTCursor.paraStyleName = EstiloIncorrecta Or oTCursor.ParaStyleName = EstiloRetro
		If oTCursor.paraStyleName &lt;&gt; EstiloRetro Then
			If oTCursor.paraStyleName = EstiloCorrecta Then
				oTCursor.CharStyleName = EstiloPeso
				oTCursor.String = "%"
				oTCursor.gotoStartOfParagraph(False)
				oTCursor.String = 100/contadorVerdadero
			Else
				oTCursor.CharStyleName = EstiloPeso
				oTCursor.String = "%"
				oTCursor.gotoStartOfParagraph(False)
				oTCursor.String = -100/contadorFalso
			End If
		End If
		If oTCursor.gotoNextParagraph(False) = False Then
			Exit Sub
		End If
	Loop
	
End Sub

'************************************************************
'Nombre: ExportarMultipleXML
'Sinopsis: procedimiento que exporta una pregunta de estilo
'	verdadero/falso a XML.
'************************************************************
Sub ExportarMultipleXML(oCursor)

	Dim Contenido As String
	Dim Peso
	Dim Avanza
	oText = ThisComponent.Text	
	oTC = ThisComponent.Text.createTextCursorByRange(oCursor)

	oTC.ParaStyleName = EstiloNormal
	oTC.gotoEndOfParagraph(true)
	Contenido = oTC.String
	oTC.collapseToStart
	oTC.String = EtPregMultXML + chr(13) + EtInicioNombreXML + EtInicioTextoXML + Contenido + EtFinalTextoXML + _
				EtFinalNombreXML + chr(13) + EtInicioPregXML + chr(13) + EtInicioTextoXML + EtInicioParrafo
	For Aux = 1 To 3
		oTC.gotoNextParagraph(False)
	Next
	oTC.gotoEndOfParagraph(False)
	oTC.String = EtFinParrafo
	oTC.gotoNextParagraph(False)
	If oTC.ParaStyleName = EstiloSubMultiple Then
		Avanza = True
		Do While oTC.ParaStyleName = EstiloSubMultiple And Avanza = True
			oTC.ParaStyleName = EstiloNormal
			oTC.String = EtInicioParrafo
			oTC.gotoEndOfParagraph(False)
			oTC.String = EtFinParrafo
			Avanza = oTC.gotoNextParagraph(False)
		Loop
		If Avanza = True Then
			oTC.gotoPreviousParagraph(False)
		End If
	Else
		oTC.gotoPreviousParagraph(False)
	End If
	oTC.gotoEndOfParagraph(False)
	oTC.String = EtFinalTextoXML + chr(13) + EtFinPregXML + chr(13) + EtIniRetroAlimGenXML + chr(13) + _
				EtInicioTextoXML + EtFinalTextoXML + chr(13) + EtFinRetroAlimGenXML + chr(13) + EtDefaultGrade + _
				chr(13) + EtPenalty03 + chr(13) + EtHidden
	For Aux = 1 To 8
		oTC.gotoNextParagraph(False)
	Next

	Do While oTC.paraStyleName = EstiloCorrecta Or oTC.paraStyleName = EstiloIncorrecta
		Select Case oTC.paraStyleName
			Case EstiloCorrecta
				If oTC.CharStyleName = EstiloPeso Then
					Do While oTC.CharStyleName = EstiloPeso
						oTC.goRight(1, True)
						If oTC.String = "," Then
							oTC.String = "."
						End If
						oTC.goRight(1, False)
						oTC.goLeft(1,False)
					Loop
					oTC.goLeft(1, False)
					oTC.goLeft(1, True)
					oTC.String = ""
					oTC.gotoStartOfParagraph(True)
					Peso = oTC.String
					oTC.String = ""
					oTC.ParaStyleName = EstiloNormal
					oTC.gotoEndOfParagraph(True)
					Contenido = oTC.String
					oTC.String = EtIniPesoRespXML + Peso + EtFinPesoRespXML + chr(13)
					oTC.gotoNextParagraph(False)
					oTC.String = EtInicioTextoXML + Contenido + EtFinalTextoXML
					Avanza = oTC.gotoNextParagraph(False)
					
					If oTC.ParaStyleName = EstiloRetro Then
						oTC.gotoEndOfParagraph(True)
						Contenido = oTC.String
						oTC.ParaStyleName = EstiloNormal
						oTc.String = EtIniRetroAlimXML + EtInicioTextoXML + Contenido + EtFinalTextoXML + EtFinRetroAlimXML
						oTC.gotoEndOfParagraph(False)
					Else
						If Avanza = True Then
							oTC.gotoPreviousParagraph(False)
						End If
					End If
					
					oTC.gotoEndOfParagraph(False)
					oTC.String = chr(13) + EtFinRespXML
					oTC.gotoNextParagraph(False)
				Else 
					oTC.ParaStyleName = EstiloNormal
					oTC.gotoEndOfParagraph(True)
					Contenido = oTC.String
					oTC.String = EtIniCorreRespXML + chr(13) + EtInicioTextoXML + Contenido + EtFinalTextoXML 
					For Aux = 1 To 2
						Avanza = oTC.gotoNextParagraph(False)
					Next
					If oTC.ParaStyleName = EstiloRetro Then
						oTC.gotoEndOfParagraph(True)
						Contenido = oTC.String
						oTC.ParaStyleName = EstiloNormal
						oTc.String = EtIniRetroAlimXML + EtInicioTextoXML + Contenido + EtFinalTextoXML + EtFinRetroAlimXML
						oTC.gotoEndOfParagraph(False)
					Else
						If Avanza = True Then
							oTC.gotoPreviousParagraph(False)
						End If
					End If
					
					oTC.gotoEndOfParagraph(False)
					oTC.String = chr(13) + EtFinRespXML
					oTC.gotoNextParagraph(False)
				End If
				
				Avanza = oTC.gotoNextParagraph(False)
			
			Case EstiloIncorrecta
				If oTC.CharStyleName = EstiloPeso Then
					Do While oTC.CharStyleName = EstiloPeso
						oTC.goRight(1, True)
						If oTC.String = "," Then
							oTC.String = "."
						End If
						oTC.goRight(1, False)
						oTC.goLeft(1,False)
					Loop
					oTC.goLeft(1, False)
					oTC.goLeft(1, True)
					oTC.String = ""
					oTC.gotoStartOfParagraph(True)
					Peso = oTC.String
					oTC.String = ""
					oTC.ParaStyleName = EstiloNormal
					oTC.gotoEndOfParagraph(True)
					Contenido = oTC.String
					oTC.String = EtIniPesoRespXML + Peso + EtFinPesoRespXML + chr(13)
					oTC.gotoNextParagraph(False)
					oTC.String = EtInicioTextoXML + Contenido + EtFinalTextoXML
					Avanza = oTC.gotoNextParagraph(False)

					If oTC.ParaStyleName = EstiloRetro Then
						oTC.gotoEndOfParagraph(True)
						Contenido = oTC.String
						oTC.ParaStyleName = EstiloNormal
						oTc.String = EtIniRetroAlimXML +  EtInicioTextoXML + Contenido + EtFinalTextoXML + EtFinRetroAlimXML
						oTC.gotoEndOfParagraph(False)
					Else
						If Avanza = True Then
							oTC.gotoPreviousParagraph(False)
						End If
					End If
					
					oTC.gotoEndOfParagraph(False)
					oTC.String = chr(13) + EtFinRespXML
					oTC.gotoNextParagraph(False)
				Else 
					oTC.ParaStyleName = EstiloNormal
					oTC.gotoEndOfParagraph(True)
					Contenido = oTC.String
					oTC.String = EtIniIncorreRespMultiXML + chr(13) + EtInicioTextoXML + Contenido + EtFinalTextoXML 
					For Aux = 1 To 2
						Avanza = oTC.gotoNextParagraph(False)
					Next
					If oTC.ParaStyleName = EstiloRetro Then
						oTC.gotoEndOfParagraph(True)
						Contenido = oTC.String
						oTC.ParaStyleName = EstiloNormal
						oTc.String = EtIniRetroAlimXML + EtInicioTextoXML + Contenido + EtFinalTextoXML + EtFinRetroAlimXML
						oTC.gotoEndOfParagraph(False)
					Else
						If Avanza = True Then
							oTC.gotoPreviousParagraph(False)
						End If
					End If
					
					oTC.gotoEndOfParagraph(False)
					oTC.String = chr(13) + EtFinRespXML
					oTC.gotoNextParagraph(False)
				End If
				Avanza = oTC.gotoNextParagraph(False)
		End Select

	Loop

	If Avanza = True Then
		oTC.gotoPreviousParagraph(False)
	End If

	oTc.gotoEndOfParagraph(False)
	oTC.String = chr(13) + EtFinalCuestionXML + chr (13)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troalimentacion"/>
  <library:element library:name="Emparejamiento"/>
  <library:element library:name="DeclaracionVerdFals"/>
  <library:element library:name="PreguntaNumerica"/>
  <library:element library:name="DeRespuestaCorta"/>
  <library:element library:name="PalabraFaltante"/>
  <library:element library:name="ControlDeIdioma"/>
  <library:element library:name="SeleccionMultiple"/>
  <library:element library:name="Espanol"/>
  <library:element library:name="English"/>
  <library:element library:name="Control"/>
  <library:element library:name="Estilos"/>
  <library:element library:name="Cloz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xml><?xml version="1.0" encoding="utf-8"?>
<!DOCTYPE window  PUBLIC '-//OpenOffice.org//DTD OfficeDocument 1.0//EN'  'dialog.dtd'>
<dlg:window xmlns:dlg="http://openoffice.org/2000/dialog" xmlns:script="http://openoffice.org/2000/script" dlg:style-id="1" dlg:id="Dialog" dlg:left="224" dlg:top="145" dlg:width="277" dlg:height="92" dlg:closeable="true" dlg:moveable="true">
  <dlg:styles>
    <dlg:style dlg:style-id="0" dlg:border="none"/>
    <dlg:style dlg:style-id="1" dlg:background-color="0xffffff"/>
  </dlg:styles>
  <dlg:bulletinboard>
    <dlg:combobox dlg:id="ComboBox1" dlg:tab-index="0" dlg:left="73" dlg:top="35" dlg:width="80" dlg:height="12" dlg:spin="true"/>
    <dlg:text dlg:id="Label1" dlg:tab-index="1" dlg:left="71" dlg:top="14" dlg:width="202" dlg:height="14" dlg:value="Label1"/>
    <dlg:button dlg:id="CommandButton1" dlg:tab-index="2" dlg:left="73" dlg:top="61" dlg:width="61" dlg:height="12" dlg:value="CommandButton1"/>
    <dlg:img dlg:style-id="0" dlg:id="ImageControl1" dlg:tab-index="3" dlg:left="6" dlg:top="1" dlg:width="60" dlg:height="85"/>
  </dlg:bulletinboard>
</dlg:window>
</file>

<file path=Dialogs/Standard/DialogAcercade.xml><?xml version="1.0" encoding="utf-8"?>
<!DOCTYPE window  PUBLIC '-//OpenOffice.org//DTD OfficeDocument 1.0//EN'  'dialog.dtd'>
<dlg:window xmlns:dlg="http://openoffice.org/2000/dialog" xmlns:script="http://openoffice.org/2000/script" dlg:style-id="2" dlg:id="DialogAcercade" dlg:left="247" dlg:top="30" dlg:width="195" dlg:height="282" dlg:closeable="true" dlg:moveable="true">
  <dlg:styles>
    <dlg:style dlg:style-id="0" dlg:border="none"/>
    <dlg:style dlg:style-id="1" dlg:text-color="0x666666"/>
    <dlg:style dlg:style-id="2" dlg:background-color="0xffffff"/>
  </dlg:styles>
  <dlg:bulletinboard>
    <dlg:img dlg:style-id="0" dlg:id="ImageControl1" dlg:tab-index="0" dlg:left="0" dlg:top="0" dlg:width="195" dlg:height="60"/>
    <dlg:text dlg:style-id="1" dlg:id="Label1" dlg:tab-index="1" dlg:left="0" dlg:top="82" dlg:width="195" dlg:height="12" dlg:value="Label1" dlg:align="center"/>
    <dlg:button dlg:id="CommandButton1" dlg:tab-index="2" dlg:left="17" dlg:top="253" dlg:width="45" dlg:height="18" dlg:value="CommandButton1"/>
    <dlg:text dlg:id="Label2" dlg:tab-index="3" dlg:left="0" dlg:top="106" dlg:width="195" dlg:height="41" dlg:value="Label2" dlg:align="center"/>
    <dlg:text dlg:style-id="1" dlg:id="Label3" dlg:tab-index="4" dlg:left="0" dlg:top="150" dlg:width="195" dlg:height="78" dlg:value="Label3" dlg:align="center"/>
    <dlg:button dlg:id="CommandButton2" dlg:tab-index="5" dlg:left="76" dlg:top="253" dlg:width="45" dlg:height="18" dlg:value="CommandButton2"/>
    <dlg:button dlg:id="CommandButton3" dlg:tab-index="6" dlg:left="137" dlg:top="253" dlg:width="45" dlg:height="18" dlg:value="CommandButton3"/>
  </dlg:bulletinboard>
</dlg:window>
</file>

<file path=Dialogs/Standard/DialogoMsgBox.xml><?xml version="1.0" encoding="utf-8"?>
<!DOCTYPE window  PUBLIC '-//OpenOffice.org//DTD OfficeDocument 1.0//EN'  'dialog.dtd'>
<dlg:window xmlns:dlg="http://openoffice.org/2000/dialog" xmlns:script="http://openoffice.org/2000/script" dlg:style-id="1" dlg:id="DialogoMsgBox" dlg:left="147" dlg:top="131" dlg:width="324" dlg:height="93" dlg:closeable="true" dlg:moveable="true">
  <dlg:styles>
    <dlg:style dlg:style-id="0" dlg:border="none"/>
    <dlg:style dlg:style-id="1" dlg:background-color="0xffffff"/>
  </dlg:styles>
  <dlg:bulletinboard>
    <dlg:button dlg:id="CommandButton1" dlg:tab-index="0" dlg:left="71" dlg:top="57" dlg:width="94" dlg:height="18" dlg:value="CommandButton1"/>
    <dlg:img dlg:style-id="0" dlg:id="ImageControl1" dlg:tab-index="1" dlg:left="9" dlg:top="6" dlg:width="54" dlg:height="74"/>
    <dlg:text dlg:id="Label1" dlg:tab-index="2" dlg:left="71" dlg:top="24" dlg:width="236" dlg:height="26" dlg:value="Label1"/>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
  <library:element library:name="DialogoMsgBox"/>
  <library:element library:name="DialogAcercad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